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38.47mm"/>
    </style:style>
    <style:style style:name="co4" style:family="table-column">
      <style:table-column-properties fo:break-before="auto" style:column-width="40.3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-Jan21_12-14-12_AK44148baseline_00th_020pts-tag-Accuracy_predictions" table:style-name="ta1">
        <table:shapes>
          <draw:frame draw:z-index="0" draw:style-name="gr1" draw:text-style-name="P1" svg:width="159.99mm" svg:height="89.99mm" svg:x="201.05mm" svg:y="33.14mm">
            <loext:p draw:notify-on-update-of-ranges="'run-Jan21_12-14-12_AK44148baseline_00th_020pts-tag-Accuracy_predictions'.C1:'run-Jan21_12-14-12_AK44148baseline_00th_020pts-tag-Accuracy_predictions'.C1 'run-Jan21_12-14-12_AK44148baseline_00th_020pts-tag-Accuracy_predictions'.C201:'run-Jan21_12-14-12_AK44148baseline_00th_020pts-tag-Accuracy_predictions'.C201 'run-Jan21_12-14-12_AK44148baseline_00th_020pts-tag-Accuracy_predictions'.D1:'run-Jan21_12-14-12_AK44148baseline_00th_020pts-tag-Accuracy_predictions'.D1 'run-Jan21_12-14-12_AK44148baseline_00th_020pts-tag-Accuracy_predictions'.D201:'run-Jan21_12-14-12_AK44148baseline_00th_020pts-tag-Accuracy_predictions'.D201 'run-Jan21_12-14-12_AK44148baseline_00th_020pts-tag-Accuracy_predictions'.E1:'run-Jan21_12-14-12_AK44148baseline_00th_020pts-tag-Accuracy_predictions'.E1 'run-Jan21_12-14-12_AK44148baseline_00th_020pts-tag-Accuracy_predictions'.E201:'run-Jan21_12-14-12_AK44148baseline_00th_020pts-tag-Accuracy_predictions'.E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3.5mm" svg:height="111.62mm" svg:x="192.25mm" svg:y="777.95mm">
            <loext:p draw:notify-on-update-of-ranges="'run-Jan21_12-14-12_AK44148baseline_00th_020pts-tag-Accuracy_predictions'.C1:'run-Jan21_12-14-12_AK44148baseline_00th_020pts-tag-Accuracy_predictions'.C1 'run-Jan21_12-14-12_AK44148baseline_00th_020pts-tag-Accuracy_predictions'.C2:'run-Jan21_12-14-12_AK44148baseline_00th_020pts-tag-Accuracy_predictions'.C201 'run-Jan21_12-14-12_AK44148baseline_00th_020pts-tag-Accuracy_predictions'.D1:'run-Jan21_12-14-12_AK44148baseline_00th_020pts-tag-Accuracy_predictions'.D1 'run-Jan21_12-14-12_AK44148baseline_00th_020pts-tag-Accuracy_predictions'.D2:'run-Jan21_12-14-12_AK44148baseline_00th_020pts-tag-Accuracy_predictions'.D201 'run-Jan21_12-14-12_AK44148baseline_00th_020pts-tag-Accuracy_predictions'.E1:'run-Jan21_12-14-12_AK44148baseline_00th_020pts-tag-Accuracy_predictions'.E1 'run-Jan21_12-14-12_AK44148baseline_00th_020pts-tag-Accuracy_predictions'.E2:'run-Jan21_12-14-12_AK44148baseline_00th_020pts-tag-Accuracy_predictions'.E2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all tim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ask-0</text:p>
          </table:table-cell>
          <table:table-cell office:value-type="string" calcext:value-type="string">
            <text:p>Task-1</text:p>
          </table:table-cell>
          <table:table-cell office:value-type="string" calcext:value-type="string">
            <text:p>Task-2</text:p>
          </table:table-cell>
        </table:table-row>
        <table:table-row table:style-name="ro1">
          <table:table-cell office:value-type="float" office:value="1579605255.07488" calcext:value-type="float">
            <text:p>1579605255,07488</text:p>
          </table:table-cell>
          <table:table-cell office:value-type="float" office:value="1" calcext:value-type="float">
            <text:p>1</text:p>
          </table:table-cell>
          <table:table-cell office:value-type="float" office:value="0.247999995946884" calcext:value-type="float">
            <text:p>0,2479999959</text:p>
          </table:table-cell>
          <table:table-cell office:value-type="float" office:value="0.045499999076128" calcext:value-type="float">
            <text:p>0,0454999991</text:p>
          </table:table-cell>
          <table:table-cell office:value-type="float" office:value="0.0434999987483025" calcext:value-type="float">
            <text:p>0,0434999987</text:p>
          </table:table-cell>
        </table:table-row>
        <table:table-row table:style-name="ro1">
          <table:table-cell office:value-type="float" office:value="1579605257.48447" calcext:value-type="float">
            <text:p>1579605257,48447</text:p>
          </table:table-cell>
          <table:table-cell office:value-type="float" office:value="2" calcext:value-type="float">
            <text:p>2</text:p>
          </table:table-cell>
          <table:table-cell office:value-type="float" office:value="0.591000020503998" calcext:value-type="float">
            <text:p>0,5910000205</text:p>
          </table:table-cell>
          <table:table-cell office:value-type="float" office:value="0.116499997675419" calcext:value-type="float">
            <text:p>0,1164999977</text:p>
          </table:table-cell>
          <table:table-cell office:value-type="float" office:value="0.0555000007152557" calcext:value-type="float">
            <text:p>0,0555000007</text:p>
          </table:table-cell>
        </table:table-row>
        <table:table-row table:style-name="ro1">
          <table:table-cell office:value-type="float" office:value="1579605259.91574" calcext:value-type="float">
            <text:p>1579605259,91574</text:p>
          </table:table-cell>
          <table:table-cell office:value-type="float" office:value="3" calcext:value-type="float">
            <text:p>3</text:p>
          </table:table-cell>
          <table:table-cell office:value-type="float" office:value="0.685500025749206" calcext:value-type="float">
            <text:p>0,6855000257</text:p>
          </table:table-cell>
          <table:table-cell office:value-type="float" office:value="0.12950000166893" calcext:value-type="float">
            <text:p>0,1295000017</text:p>
          </table:table-cell>
          <table:table-cell office:value-type="float" office:value="0.103500001132488" calcext:value-type="float">
            <text:p>0,1035000011</text:p>
          </table:table-cell>
        </table:table-row>
        <table:table-row table:style-name="ro1">
          <table:table-cell office:value-type="float" office:value="1579605262.31054" calcext:value-type="float">
            <text:p>1579605262,31054</text:p>
          </table:table-cell>
          <table:table-cell office:value-type="float" office:value="4" calcext:value-type="float">
            <text:p>4</text:p>
          </table:table-cell>
          <table:table-cell office:value-type="float" office:value="0.740499973297119" calcext:value-type="float">
            <text:p>0,7404999733</text:p>
          </table:table-cell>
          <table:table-cell office:value-type="float" office:value="0.13850000500679" calcext:value-type="float">
            <text:p>0,138500005</text:p>
          </table:table-cell>
          <table:table-cell office:value-type="float" office:value="0.0989999994635582" calcext:value-type="float">
            <text:p>0,0989999995</text:p>
          </table:table-cell>
        </table:table-row>
        <table:table-row table:style-name="ro1">
          <table:table-cell office:value-type="float" office:value="1579605265.80603" calcext:value-type="float">
            <text:p>1579605265,80603</text:p>
          </table:table-cell>
          <table:table-cell office:value-type="float" office:value="5" calcext:value-type="float">
            <text:p>5</text:p>
          </table:table-cell>
          <table:table-cell office:value-type="float" office:value="0.745500028133392" calcext:value-type="float">
            <text:p>0,7455000281</text:p>
          </table:table-cell>
          <table:table-cell office:value-type="float" office:value="0.221499994397163" calcext:value-type="float">
            <text:p>0,2214999944</text:p>
          </table:table-cell>
          <table:table-cell office:value-type="float" office:value="0.101000003516674" calcext:value-type="float">
            <text:p>0,1010000035</text:p>
          </table:table-cell>
        </table:table-row>
        <table:table-row table:style-name="ro1">
          <table:table-cell office:value-type="float" office:value="1579605269.91633" calcext:value-type="float">
            <text:p>1579605269,91633</text:p>
          </table:table-cell>
          <table:table-cell office:value-type="float" office:value="6" calcext:value-type="float">
            <text:p>6</text:p>
          </table:table-cell>
          <table:table-cell office:value-type="float" office:value="0.75900000333786" calcext:value-type="float">
            <text:p>0,7590000033</text:p>
          </table:table-cell>
          <table:table-cell office:value-type="float" office:value="0.199499994516373" calcext:value-type="float">
            <text:p>0,1994999945</text:p>
          </table:table-cell>
          <table:table-cell office:value-type="float" office:value="0.096500001847744" calcext:value-type="float">
            <text:p>0,0965000018</text:p>
          </table:table-cell>
        </table:table-row>
        <table:table-row table:style-name="ro1">
          <table:table-cell office:value-type="float" office:value="1579605273.47232" calcext:value-type="float">
            <text:p>1579605273,47232</text:p>
          </table:table-cell>
          <table:table-cell office:value-type="float" office:value="7" calcext:value-type="float">
            <text:p>7</text:p>
          </table:table-cell>
          <table:table-cell office:value-type="float" office:value="0.746500015258789" calcext:value-type="float">
            <text:p>0,7465000153</text:p>
          </table:table-cell>
          <table:table-cell office:value-type="float" office:value="0.20550000667572" calcext:value-type="float">
            <text:p>0,2055000067</text:p>
          </table:table-cell>
          <table:table-cell office:value-type="float" office:value="0.0954999998211861" calcext:value-type="float">
            <text:p>0,0954999998</text:p>
          </table:table-cell>
        </table:table-row>
        <table:table-row table:style-name="ro1">
          <table:table-cell office:value-type="float" office:value="1579605276.71651" calcext:value-type="float">
            <text:p>1579605276,71651</text:p>
          </table:table-cell>
          <table:table-cell office:value-type="float" office:value="8" calcext:value-type="float">
            <text:p>8</text:p>
          </table:table-cell>
          <table:table-cell office:value-type="float" office:value="0.736999988555908" calcext:value-type="float">
            <text:p>0,7369999886</text:p>
          </table:table-cell>
          <table:table-cell office:value-type="float" office:value="0.193499997258186" calcext:value-type="float">
            <text:p>0,1934999973</text:p>
          </table:table-cell>
          <table:table-cell office:value-type="float" office:value="0.123499996960163" calcext:value-type="float">
            <text:p>0,123499997</text:p>
          </table:table-cell>
        </table:table-row>
        <table:table-row table:style-name="ro1">
          <table:table-cell office:value-type="float" office:value="1579605280.02813" calcext:value-type="float">
            <text:p>1579605280,02813</text:p>
          </table:table-cell>
          <table:table-cell office:value-type="float" office:value="9" calcext:value-type="float">
            <text:p>9</text:p>
          </table:table-cell>
          <table:table-cell office:value-type="float" office:value="0.693499982357025" calcext:value-type="float">
            <text:p>0,6934999824</text:p>
          </table:table-cell>
          <table:table-cell office:value-type="float" office:value="0.237499997019768" calcext:value-type="float">
            <text:p>0,237499997</text:p>
          </table:table-cell>
          <table:table-cell office:value-type="float" office:value="0.0944999977946281" calcext:value-type="float">
            <text:p>0,0944999978</text:p>
          </table:table-cell>
        </table:table-row>
        <table:table-row table:style-name="ro1">
          <table:table-cell office:value-type="float" office:value="1579605287.25053" calcext:value-type="float">
            <text:p>1579605287,25053</text:p>
          </table:table-cell>
          <table:table-cell office:value-type="float" office:value="10" calcext:value-type="float">
            <text:p>10</text:p>
          </table:table-cell>
          <table:table-cell office:value-type="float" office:value="0.767499983310699" calcext:value-type="float">
            <text:p>0,7674999833</text:p>
          </table:table-cell>
          <table:table-cell office:value-type="float" office:value="0.224000006914139" calcext:value-type="float">
            <text:p>0,2240000069</text:p>
          </table:table-cell>
          <table:table-cell office:value-type="float" office:value="0.120999999344349" calcext:value-type="float">
            <text:p>0,1209999993</text:p>
          </table:table-cell>
        </table:table-row>
        <table:table-row table:style-name="ro1">
          <table:table-cell office:value-type="float" office:value="1579605290.74676" calcext:value-type="float">
            <text:p>1579605290,74676</text:p>
          </table:table-cell>
          <table:table-cell office:value-type="float" office:value="11" calcext:value-type="float">
            <text:p>11</text:p>
          </table:table-cell>
          <table:table-cell office:value-type="float" office:value="0.787000000476837" calcext:value-type="float">
            <text:p>0,7870000005</text:p>
          </table:table-cell>
          <table:table-cell office:value-type="float" office:value="0.229000002145767" calcext:value-type="float">
            <text:p>0,2290000021</text:p>
          </table:table-cell>
          <table:table-cell office:value-type="float" office:value="0.112000003457069" calcext:value-type="float">
            <text:p>0,1120000035</text:p>
          </table:table-cell>
        </table:table-row>
        <table:table-row table:style-name="ro1">
          <table:table-cell office:value-type="float" office:value="1579605294.08201" calcext:value-type="float">
            <text:p>1579605294,08201</text:p>
          </table:table-cell>
          <table:table-cell office:value-type="float" office:value="12" calcext:value-type="float">
            <text:p>12</text:p>
          </table:table-cell>
          <table:table-cell office:value-type="float" office:value="0.77649998664856" calcext:value-type="float">
            <text:p>0,7764999866</text:p>
          </table:table-cell>
          <table:table-cell office:value-type="float" office:value="0.208499997854233" calcext:value-type="float">
            <text:p>0,2084999979</text:p>
          </table:table-cell>
          <table:table-cell office:value-type="float" office:value="0.123999997973442" calcext:value-type="float">
            <text:p>0,123999998</text:p>
          </table:table-cell>
        </table:table-row>
        <table:table-row table:style-name="ro1">
          <table:table-cell office:value-type="float" office:value="1579605297.5267" calcext:value-type="float">
            <text:p>1579605297,5267</text:p>
          </table:table-cell>
          <table:table-cell office:value-type="float" office:value="13" calcext:value-type="float">
            <text:p>13</text:p>
          </table:table-cell>
          <table:table-cell office:value-type="float" office:value="0.773999989032745" calcext:value-type="float">
            <text:p>0,773999989</text:p>
          </table:table-cell>
          <table:table-cell office:value-type="float" office:value="0.201499998569489" calcext:value-type="float">
            <text:p>0,2014999986</text:p>
          </table:table-cell>
          <table:table-cell office:value-type="float" office:value="0.158999994397163" calcext:value-type="float">
            <text:p>0,1589999944</text:p>
          </table:table-cell>
        </table:table-row>
        <table:table-row table:style-name="ro1">
          <table:table-cell office:value-type="float" office:value="1579605301.07523" calcext:value-type="float">
            <text:p>1579605301,07523</text:p>
          </table:table-cell>
          <table:table-cell office:value-type="float" office:value="14" calcext:value-type="float">
            <text:p>14</text:p>
          </table:table-cell>
          <table:table-cell office:value-type="float" office:value="0.79449999332428" calcext:value-type="float">
            <text:p>0,7944999933</text:p>
          </table:table-cell>
          <table:table-cell office:value-type="float" office:value="0.217999994754791" calcext:value-type="float">
            <text:p>0,2179999948</text:p>
          </table:table-cell>
          <table:table-cell office:value-type="float" office:value="0.136000007390976" calcext:value-type="float">
            <text:p>0,1360000074</text:p>
          </table:table-cell>
        </table:table-row>
        <table:table-row table:style-name="ro1">
          <table:table-cell office:value-type="float" office:value="1579605304.60305" calcext:value-type="float">
            <text:p>1579605304,60305</text:p>
          </table:table-cell>
          <table:table-cell office:value-type="float" office:value="15" calcext:value-type="float">
            <text:p>15</text:p>
          </table:table-cell>
          <table:table-cell office:value-type="float" office:value="0.763499975204468" calcext:value-type="float">
            <text:p>0,7634999752</text:p>
          </table:table-cell>
          <table:table-cell office:value-type="float" office:value="0.24549999833107" calcext:value-type="float">
            <text:p>0,2454999983</text:p>
          </table:table-cell>
          <table:table-cell office:value-type="float" office:value="0.136000007390976" calcext:value-type="float">
            <text:p>0,1360000074</text:p>
          </table:table-cell>
        </table:table-row>
        <table:table-row table:style-name="ro1">
          <table:table-cell office:value-type="float" office:value="1579605308.15172" calcext:value-type="float">
            <text:p>1579605308,15172</text:p>
          </table:table-cell>
          <table:table-cell office:value-type="float" office:value="16" calcext:value-type="float">
            <text:p>16</text:p>
          </table:table-cell>
          <table:table-cell office:value-type="float" office:value="0.761500000953674" calcext:value-type="float">
            <text:p>0,761500001</text:p>
          </table:table-cell>
          <table:table-cell office:value-type="float" office:value="0.234500005841255" calcext:value-type="float">
            <text:p>0,2345000058</text:p>
          </table:table-cell>
          <table:table-cell office:value-type="float" office:value="0.150999993085861" calcext:value-type="float">
            <text:p>0,1509999931</text:p>
          </table:table-cell>
        </table:table-row>
        <table:table-row table:style-name="ro1">
          <table:table-cell office:value-type="float" office:value="1579605311.69476" calcext:value-type="float">
            <text:p>1579605311,69476</text:p>
          </table:table-cell>
          <table:table-cell office:value-type="float" office:value="17" calcext:value-type="float">
            <text:p>17</text:p>
          </table:table-cell>
          <table:table-cell office:value-type="float" office:value="0.797500014305115" calcext:value-type="float">
            <text:p>0,7975000143</text:p>
          </table:table-cell>
          <table:table-cell office:value-type="float" office:value="0.217999994754791" calcext:value-type="float">
            <text:p>0,2179999948</text:p>
          </table:table-cell>
          <table:table-cell office:value-type="float" office:value="0.141499996185303" calcext:value-type="float">
            <text:p>0,1414999962</text:p>
          </table:table-cell>
        </table:table-row>
        <table:table-row table:style-name="ro1">
          <table:table-cell office:value-type="float" office:value="1579605315.18878" calcext:value-type="float">
            <text:p>1579605315,18878</text:p>
          </table:table-cell>
          <table:table-cell office:value-type="float" office:value="18" calcext:value-type="float">
            <text:p>18</text:p>
          </table:table-cell>
          <table:table-cell office:value-type="float" office:value="0.738499999046326" calcext:value-type="float">
            <text:p>0,738499999</text:p>
          </table:table-cell>
          <table:table-cell office:value-type="float" office:value="0.229499995708466" calcext:value-type="float">
            <text:p>0,2294999957</text:p>
          </table:table-cell>
          <table:table-cell office:value-type="float" office:value="0.144999995827675" calcext:value-type="float">
            <text:p>0,1449999958</text:p>
          </table:table-cell>
        </table:table-row>
        <table:table-row table:style-name="ro1">
          <table:table-cell office:value-type="float" office:value="1579605318.73395" calcext:value-type="float">
            <text:p>1579605318,73395</text:p>
          </table:table-cell>
          <table:table-cell office:value-type="float" office:value="19" calcext:value-type="float">
            <text:p>19</text:p>
          </table:table-cell>
          <table:table-cell office:value-type="float" office:value="0.796000003814697" calcext:value-type="float">
            <text:p>0,7960000038</text:p>
          </table:table-cell>
          <table:table-cell office:value-type="float" office:value="0.222499996423721" calcext:value-type="float">
            <text:p>0,2224999964</text:p>
          </table:table-cell>
          <table:table-cell office:value-type="float" office:value="0.163000002503395" calcext:value-type="float">
            <text:p>0,1630000025</text:p>
          </table:table-cell>
        </table:table-row>
        <table:table-row table:style-name="ro1">
          <table:table-cell office:value-type="float" office:value="1579605325.09054" calcext:value-type="float">
            <text:p>1579605325,09054</text:p>
          </table:table-cell>
          <table:table-cell office:value-type="float" office:value="20" calcext:value-type="float">
            <text:p>20</text:p>
          </table:table-cell>
          <table:table-cell office:value-type="float" office:value="0.771000027656555" calcext:value-type="float">
            <text:p>0,7710000277</text:p>
          </table:table-cell>
          <table:table-cell office:value-type="float" office:value="0.211999997496605" calcext:value-type="float">
            <text:p>0,2119999975</text:p>
          </table:table-cell>
          <table:table-cell office:value-type="float" office:value="0.165999993681908" calcext:value-type="float">
            <text:p>0,1659999937</text:p>
          </table:table-cell>
        </table:table-row>
        <table:table-row table:style-name="ro1">
          <table:table-cell office:value-type="float" office:value="1579605328.5068" calcext:value-type="float">
            <text:p>1579605328,5068</text:p>
          </table:table-cell>
          <table:table-cell office:value-type="float" office:value="21" calcext:value-type="float">
            <text:p>21</text:p>
          </table:table-cell>
          <table:table-cell office:value-type="float" office:value="0.787000000476837" calcext:value-type="float">
            <text:p>0,7870000005</text:p>
          </table:table-cell>
          <table:table-cell office:value-type="float" office:value="0.217999994754791" calcext:value-type="float">
            <text:p>0,2179999948</text:p>
          </table:table-cell>
          <table:table-cell office:value-type="float" office:value="0.150499999523163" calcext:value-type="float">
            <text:p>0,1504999995</text:p>
          </table:table-cell>
        </table:table-row>
        <table:table-row table:style-name="ro1">
          <table:table-cell office:value-type="float" office:value="1579605331.74373" calcext:value-type="float">
            <text:p>1579605331,74373</text:p>
          </table:table-cell>
          <table:table-cell office:value-type="float" office:value="22" calcext:value-type="float">
            <text:p>22</text:p>
          </table:table-cell>
          <table:table-cell office:value-type="float" office:value="0.805000007152557" calcext:value-type="float">
            <text:p>0,8050000072</text:p>
          </table:table-cell>
          <table:table-cell office:value-type="float" office:value="0.23649999499321" calcext:value-type="float">
            <text:p>0,236499995</text:p>
          </table:table-cell>
          <table:table-cell office:value-type="float" office:value="0.156499996781349" calcext:value-type="float">
            <text:p>0,1564999968</text:p>
          </table:table-cell>
        </table:table-row>
        <table:table-row table:style-name="ro1">
          <table:table-cell office:value-type="float" office:value="1579605335.1116" calcext:value-type="float">
            <text:p>1579605335,1116</text:p>
          </table:table-cell>
          <table:table-cell office:value-type="float" office:value="23" calcext:value-type="float">
            <text:p>23</text:p>
          </table:table-cell>
          <table:table-cell office:value-type="float" office:value="0.807500004768372" calcext:value-type="float">
            <text:p>0,8075000048</text:p>
          </table:table-cell>
          <table:table-cell office:value-type="float" office:value="0.209999993443489" calcext:value-type="float">
            <text:p>0,2099999934</text:p>
          </table:table-cell>
          <table:table-cell office:value-type="float" office:value="0.162000000476837" calcext:value-type="float">
            <text:p>0,1620000005</text:p>
          </table:table-cell>
        </table:table-row>
        <table:table-row table:style-name="ro1">
          <table:table-cell office:value-type="float" office:value="1579605338.41858" calcext:value-type="float">
            <text:p>1579605338,41858</text:p>
          </table:table-cell>
          <table:table-cell office:value-type="float" office:value="24" calcext:value-type="float">
            <text:p>24</text:p>
          </table:table-cell>
          <table:table-cell office:value-type="float" office:value="0.819999992847443" calcext:value-type="float">
            <text:p>0,8199999928</text:p>
          </table:table-cell>
          <table:table-cell office:value-type="float" office:value="0.207499995827675" calcext:value-type="float">
            <text:p>0,2074999958</text:p>
          </table:table-cell>
          <table:table-cell office:value-type="float" office:value="0.174500003457069" calcext:value-type="float">
            <text:p>0,1745000035</text:p>
          </table:table-cell>
        </table:table-row>
        <table:table-row table:style-name="ro1">
          <table:table-cell office:value-type="float" office:value="1579605341.89551" calcext:value-type="float">
            <text:p>1579605341,89551</text:p>
          </table:table-cell>
          <table:table-cell office:value-type="float" office:value="25" calcext:value-type="float">
            <text:p>25</text:p>
          </table:table-cell>
          <table:table-cell office:value-type="float" office:value="0.828999996185303" calcext:value-type="float">
            <text:p>0,8289999962</text:p>
          </table:table-cell>
          <table:table-cell office:value-type="float" office:value="0.219500005245209" calcext:value-type="float">
            <text:p>0,2195000052</text:p>
          </table:table-cell>
          <table:table-cell office:value-type="float" office:value="0.16949999332428" calcext:value-type="float">
            <text:p>0,1694999933</text:p>
          </table:table-cell>
        </table:table-row>
        <table:table-row table:style-name="ro1">
          <table:table-cell office:value-type="float" office:value="1579605345.23637" calcext:value-type="float">
            <text:p>1579605345,23637</text:p>
          </table:table-cell>
          <table:table-cell office:value-type="float" office:value="26" calcext:value-type="float">
            <text:p>26</text:p>
          </table:table-cell>
          <table:table-cell office:value-type="float" office:value="0.811500012874603" calcext:value-type="float">
            <text:p>0,8115000129</text:p>
          </table:table-cell>
          <table:table-cell office:value-type="float" office:value="0.221499994397163" calcext:value-type="float">
            <text:p>0,2214999944</text:p>
          </table:table-cell>
          <table:table-cell office:value-type="float" office:value="0.163499996066093" calcext:value-type="float">
            <text:p>0,1634999961</text:p>
          </table:table-cell>
        </table:table-row>
        <table:table-row table:style-name="ro1">
          <table:table-cell office:value-type="float" office:value="1579605348.73064" calcext:value-type="float">
            <text:p>1579605348,73064</text:p>
          </table:table-cell>
          <table:table-cell office:value-type="float" office:value="27" calcext:value-type="float">
            <text:p>27</text:p>
          </table:table-cell>
          <table:table-cell office:value-type="float" office:value="0.814499974250793" calcext:value-type="float">
            <text:p>0,8144999743</text:p>
          </table:table-cell>
          <table:table-cell office:value-type="float" office:value="0.219999998807907" calcext:value-type="float">
            <text:p>0,2199999988</text:p>
          </table:table-cell>
          <table:table-cell office:value-type="float" office:value="0.168500006198883" calcext:value-type="float">
            <text:p>0,1685000062</text:p>
          </table:table-cell>
        </table:table-row>
        <table:table-row table:style-name="ro1">
          <table:table-cell office:value-type="float" office:value="1579605352.18522" calcext:value-type="float">
            <text:p>1579605352,18522</text:p>
          </table:table-cell>
          <table:table-cell office:value-type="float" office:value="28" calcext:value-type="float">
            <text:p>28</text:p>
          </table:table-cell>
          <table:table-cell office:value-type="float" office:value="0.824500024318695" calcext:value-type="float">
            <text:p>0,8245000243</text:p>
          </table:table-cell>
          <table:table-cell office:value-type="float" office:value="0.215000003576279" calcext:value-type="float">
            <text:p>0,2150000036</text:p>
          </table:table-cell>
          <table:table-cell office:value-type="float" office:value="0.160999998450279" calcext:value-type="float">
            <text:p>0,1609999985</text:p>
          </table:table-cell>
        </table:table-row>
        <table:table-row table:style-name="ro1">
          <table:table-cell office:value-type="float" office:value="1579605355.5012" calcext:value-type="float">
            <text:p>1579605355,5012</text:p>
          </table:table-cell>
          <table:table-cell office:value-type="float" office:value="29" calcext:value-type="float">
            <text:p>29</text:p>
          </table:table-cell>
          <table:table-cell office:value-type="float" office:value="0.836000025272369" calcext:value-type="float">
            <text:p>0,8360000253</text:p>
          </table:table-cell>
          <table:table-cell office:value-type="float" office:value="0.233500003814697" calcext:value-type="float">
            <text:p>0,2335000038</text:p>
          </table:table-cell>
          <table:table-cell office:value-type="float" office:value="0.168500006198883" calcext:value-type="float">
            <text:p>0,1685000062</text:p>
          </table:table-cell>
        </table:table-row>
        <table:table-row table:style-name="ro1">
          <table:table-cell office:value-type="float" office:value="1579605360.86235" calcext:value-type="float">
            <text:p>1579605360,86235</text:p>
          </table:table-cell>
          <table:table-cell office:value-type="float" office:value="30" calcext:value-type="float">
            <text:p>30</text:p>
          </table:table-cell>
          <table:table-cell office:value-type="float" office:value="0.811500012874603" calcext:value-type="float">
            <text:p>0,8115000129</text:p>
          </table:table-cell>
          <table:table-cell office:value-type="float" office:value="0.222000002861023" calcext:value-type="float">
            <text:p>0,2220000029</text:p>
          </table:table-cell>
          <table:table-cell office:value-type="float" office:value="0.165500000119209" calcext:value-type="float">
            <text:p>0,1655000001</text:p>
          </table:table-cell>
        </table:table-row>
        <table:table-row table:style-name="ro1">
          <table:table-cell office:value-type="float" office:value="1579605364.0407" calcext:value-type="float">
            <text:p>1579605364,0407</text:p>
          </table:table-cell>
          <table:table-cell office:value-type="float" office:value="31" calcext:value-type="float">
            <text:p>31</text:p>
          </table:table-cell>
          <table:table-cell office:value-type="float" office:value="0.797999978065491" calcext:value-type="float">
            <text:p>0,7979999781</text:p>
          </table:table-cell>
          <table:table-cell office:value-type="float" office:value="0.213499993085861" calcext:value-type="float">
            <text:p>0,2134999931</text:p>
          </table:table-cell>
          <table:table-cell office:value-type="float" office:value="0.166500002145767" calcext:value-type="float">
            <text:p>0,1665000021</text:p>
          </table:table-cell>
        </table:table-row>
        <table:table-row table:style-name="ro1">
          <table:table-cell office:value-type="float" office:value="1579605367.29908" calcext:value-type="float">
            <text:p>1579605367,29908</text:p>
          </table:table-cell>
          <table:table-cell office:value-type="float" office:value="32" calcext:value-type="float">
            <text:p>32</text:p>
          </table:table-cell>
          <table:table-cell office:value-type="float" office:value="0.802999973297119" calcext:value-type="float">
            <text:p>0,8029999733</text:p>
          </table:table-cell>
          <table:table-cell office:value-type="float" office:value="0.226999998092651" calcext:value-type="float">
            <text:p>0,2269999981</text:p>
          </table:table-cell>
          <table:table-cell office:value-type="float" office:value="0.165500000119209" calcext:value-type="float">
            <text:p>0,1655000001</text:p>
          </table:table-cell>
        </table:table-row>
        <table:table-row table:style-name="ro1">
          <table:table-cell office:value-type="float" office:value="1579605370.51284" calcext:value-type="float">
            <text:p>1579605370,51284</text:p>
          </table:table-cell>
          <table:table-cell office:value-type="float" office:value="33" calcext:value-type="float">
            <text:p>33</text:p>
          </table:table-cell>
          <table:table-cell office:value-type="float" office:value="0.819000005722046" calcext:value-type="float">
            <text:p>0,8190000057</text:p>
          </table:table-cell>
          <table:table-cell office:value-type="float" office:value="0.24549999833107" calcext:value-type="float">
            <text:p>0,2454999983</text:p>
          </table:table-cell>
          <table:table-cell office:value-type="float" office:value="0.157000005245209" calcext:value-type="float">
            <text:p>0,1570000052</text:p>
          </table:table-cell>
        </table:table-row>
        <table:table-row table:style-name="ro1">
          <table:table-cell office:value-type="float" office:value="1579605373.77017" calcext:value-type="float">
            <text:p>1579605373,77017</text:p>
          </table:table-cell>
          <table:table-cell office:value-type="float" office:value="34" calcext:value-type="float">
            <text:p>34</text:p>
          </table:table-cell>
          <table:table-cell office:value-type="float" office:value="0.797999978065491" calcext:value-type="float">
            <text:p>0,7979999781</text:p>
          </table:table-cell>
          <table:table-cell office:value-type="float" office:value="0.212999999523163" calcext:value-type="float">
            <text:p>0,2129999995</text:p>
          </table:table-cell>
          <table:table-cell office:value-type="float" office:value="0.184000000357628" calcext:value-type="float">
            <text:p>0,1840000004</text:p>
          </table:table-cell>
        </table:table-row>
        <table:table-row table:style-name="ro1">
          <table:table-cell office:value-type="float" office:value="1579605377.00382" calcext:value-type="float">
            <text:p>1579605377,00382</text:p>
          </table:table-cell>
          <table:table-cell office:value-type="float" office:value="35" calcext:value-type="float">
            <text:p>35</text:p>
          </table:table-cell>
          <table:table-cell office:value-type="float" office:value="0.810000002384186" calcext:value-type="float">
            <text:p>0,8100000024</text:p>
          </table:table-cell>
          <table:table-cell office:value-type="float" office:value="0.221000000834465" calcext:value-type="float">
            <text:p>0,2210000008</text:p>
          </table:table-cell>
          <table:table-cell office:value-type="float" office:value="0.186000004410744" calcext:value-type="float">
            <text:p>0,1860000044</text:p>
          </table:table-cell>
        </table:table-row>
        <table:table-row table:style-name="ro1">
          <table:table-cell office:value-type="float" office:value="1579605380.25434" calcext:value-type="float">
            <text:p>1579605380,25434</text:p>
          </table:table-cell>
          <table:table-cell office:value-type="float" office:value="36" calcext:value-type="float">
            <text:p>36</text:p>
          </table:table-cell>
          <table:table-cell office:value-type="float" office:value="0.818499982357025" calcext:value-type="float">
            <text:p>0,8184999824</text:p>
          </table:table-cell>
          <table:table-cell office:value-type="float" office:value="0.227500006556511" calcext:value-type="float">
            <text:p>0,2275000066</text:p>
          </table:table-cell>
          <table:table-cell office:value-type="float" office:value="0.175999999046326" calcext:value-type="float">
            <text:p>0,175999999</text:p>
          </table:table-cell>
        </table:table-row>
        <table:table-row table:style-name="ro1">
          <table:table-cell office:value-type="float" office:value="1579605383.58152" calcext:value-type="float">
            <text:p>1579605383,58152</text:p>
          </table:table-cell>
          <table:table-cell office:value-type="float" office:value="37" calcext:value-type="float">
            <text:p>37</text:p>
          </table:table-cell>
          <table:table-cell office:value-type="float" office:value="0.842499971389771" calcext:value-type="float">
            <text:p>0,8424999714</text:p>
          </table:table-cell>
          <table:table-cell office:value-type="float" office:value="0.218999996781349" calcext:value-type="float">
            <text:p>0,2189999968</text:p>
          </table:table-cell>
          <table:table-cell office:value-type="float" office:value="0.146500006318092" calcext:value-type="float">
            <text:p>0,1465000063</text:p>
          </table:table-cell>
        </table:table-row>
        <table:table-row table:style-name="ro1">
          <table:table-cell office:value-type="float" office:value="1579605387.01656" calcext:value-type="float">
            <text:p>1579605387,01656</text:p>
          </table:table-cell>
          <table:table-cell office:value-type="float" office:value="38" calcext:value-type="float">
            <text:p>38</text:p>
          </table:table-cell>
          <table:table-cell office:value-type="float" office:value="0.814000010490418" calcext:value-type="float">
            <text:p>0,8140000105</text:p>
          </table:table-cell>
          <table:table-cell office:value-type="float" office:value="0.218999996781349" calcext:value-type="float">
            <text:p>0,2189999968</text:p>
          </table:table-cell>
          <table:table-cell office:value-type="float" office:value="0.175500005483627" calcext:value-type="float">
            <text:p>0,1755000055</text:p>
          </table:table-cell>
        </table:table-row>
        <table:table-row table:style-name="ro1">
          <table:table-cell office:value-type="float" office:value="1579605390.43177" calcext:value-type="float">
            <text:p>1579605390,43177</text:p>
          </table:table-cell>
          <table:table-cell office:value-type="float" office:value="39" calcext:value-type="float">
            <text:p>39</text:p>
          </table:table-cell>
          <table:table-cell office:value-type="float" office:value="0.813499987125397" calcext:value-type="float">
            <text:p>0,8134999871</text:p>
          </table:table-cell>
          <table:table-cell office:value-type="float" office:value="0.215000003576279" calcext:value-type="float">
            <text:p>0,2150000036</text:p>
          </table:table-cell>
          <table:table-cell office:value-type="float" office:value="0.17399999499321" calcext:value-type="float">
            <text:p>0,173999995</text:p>
          </table:table-cell>
        </table:table-row>
        <table:table-row table:style-name="ro1">
          <table:table-cell office:value-type="float" office:value="1579605395.92455" calcext:value-type="float">
            <text:p>1579605395,92455</text:p>
          </table:table-cell>
          <table:table-cell office:value-type="float" office:value="40" calcext:value-type="float">
            <text:p>40</text:p>
          </table:table-cell>
          <table:table-cell office:value-type="float" office:value="0.80400002002716" calcext:value-type="float">
            <text:p>0,80400002</text:p>
          </table:table-cell>
          <table:table-cell office:value-type="float" office:value="0.225999996066093" calcext:value-type="float">
            <text:p>0,2259999961</text:p>
          </table:table-cell>
          <table:table-cell office:value-type="float" office:value="0.163499996066093" calcext:value-type="float">
            <text:p>0,1634999961</text:p>
          </table:table-cell>
        </table:table-row>
        <table:table-row table:style-name="ro1">
          <table:table-cell office:value-type="float" office:value="1579605399.20123" calcext:value-type="float">
            <text:p>1579605399,20123</text:p>
          </table:table-cell>
          <table:table-cell office:value-type="float" office:value="41" calcext:value-type="float">
            <text:p>41</text:p>
          </table:table-cell>
          <table:table-cell office:value-type="float" office:value="0.814000010490418" calcext:value-type="float">
            <text:p>0,8140000105</text:p>
          </table:table-cell>
          <table:table-cell office:value-type="float" office:value="0.215499997138977" calcext:value-type="float">
            <text:p>0,2154999971</text:p>
          </table:table-cell>
          <table:table-cell office:value-type="float" office:value="0.158000007271767" calcext:value-type="float">
            <text:p>0,1580000073</text:p>
          </table:table-cell>
        </table:table-row>
        <table:table-row table:style-name="ro1">
          <table:table-cell office:value-type="float" office:value="1579605402.47225" calcext:value-type="float">
            <text:p>1579605402,47225</text:p>
          </table:table-cell>
          <table:table-cell office:value-type="float" office:value="42" calcext:value-type="float">
            <text:p>42</text:p>
          </table:table-cell>
          <table:table-cell office:value-type="float" office:value="0.829500019550324" calcext:value-type="float">
            <text:p>0,8295000196</text:p>
          </table:table-cell>
          <table:table-cell office:value-type="float" office:value="0.232999995350838" calcext:value-type="float">
            <text:p>0,2329999954</text:p>
          </table:table-cell>
          <table:table-cell office:value-type="float" office:value="0.163499996066093" calcext:value-type="float">
            <text:p>0,1634999961</text:p>
          </table:table-cell>
        </table:table-row>
        <table:table-row table:style-name="ro1">
          <table:table-cell office:value-type="float" office:value="1579605405.76093" calcext:value-type="float">
            <text:p>1579605405,76093</text:p>
          </table:table-cell>
          <table:table-cell office:value-type="float" office:value="43" calcext:value-type="float">
            <text:p>43</text:p>
          </table:table-cell>
          <table:table-cell office:value-type="float" office:value="0.852999985218048" calcext:value-type="float">
            <text:p>0,8529999852</text:p>
          </table:table-cell>
          <table:table-cell office:value-type="float" office:value="0.209999993443489" calcext:value-type="float">
            <text:p>0,2099999934</text:p>
          </table:table-cell>
          <table:table-cell office:value-type="float" office:value="0.167999997735024" calcext:value-type="float">
            <text:p>0,1679999977</text:p>
          </table:table-cell>
        </table:table-row>
        <table:table-row table:style-name="ro1">
          <table:table-cell office:value-type="float" office:value="1579605408.98537" calcext:value-type="float">
            <text:p>1579605408,98537</text:p>
          </table:table-cell>
          <table:table-cell office:value-type="float" office:value="44" calcext:value-type="float">
            <text:p>44</text:p>
          </table:table-cell>
          <table:table-cell office:value-type="float" office:value="0.831499993801117" calcext:value-type="float">
            <text:p>0,8314999938</text:p>
          </table:table-cell>
          <table:table-cell office:value-type="float" office:value="0.233500003814697" calcext:value-type="float">
            <text:p>0,2335000038</text:p>
          </table:table-cell>
          <table:table-cell office:value-type="float" office:value="0.150000005960464" calcext:value-type="float">
            <text:p>0,150000006</text:p>
          </table:table-cell>
        </table:table-row>
        <table:table-row table:style-name="ro1">
          <table:table-cell office:value-type="float" office:value="1579605412.25383" calcext:value-type="float">
            <text:p>1579605412,25383</text:p>
          </table:table-cell>
          <table:table-cell office:value-type="float" office:value="45" calcext:value-type="float">
            <text:p>45</text:p>
          </table:table-cell>
          <table:table-cell office:value-type="float" office:value="0.834999978542328" calcext:value-type="float">
            <text:p>0,8349999785</text:p>
          </table:table-cell>
          <table:table-cell office:value-type="float" office:value="0.227500006556511" calcext:value-type="float">
            <text:p>0,2275000066</text:p>
          </table:table-cell>
          <table:table-cell office:value-type="float" office:value="0.177000001072884" calcext:value-type="float">
            <text:p>0,1770000011</text:p>
          </table:table-cell>
        </table:table-row>
        <table:table-row table:style-name="ro1">
          <table:table-cell office:value-type="float" office:value="1579605415.52483" calcext:value-type="float">
            <text:p>1579605415,52483</text:p>
          </table:table-cell>
          <table:table-cell office:value-type="float" office:value="46" calcext:value-type="float">
            <text:p>46</text:p>
          </table:table-cell>
          <table:table-cell office:value-type="float" office:value="0.822499990463257" calcext:value-type="float">
            <text:p>0,8224999905</text:p>
          </table:table-cell>
          <table:table-cell office:value-type="float" office:value="0.222499996423721" calcext:value-type="float">
            <text:p>0,2224999964</text:p>
          </table:table-cell>
          <table:table-cell office:value-type="float" office:value="0.174500003457069" calcext:value-type="float">
            <text:p>0,1745000035</text:p>
          </table:table-cell>
        </table:table-row>
        <table:table-row table:style-name="ro1">
          <table:table-cell office:value-type="float" office:value="1579605418.89856" calcext:value-type="float">
            <text:p>1579605418,89856</text:p>
          </table:table-cell>
          <table:table-cell office:value-type="float" office:value="47" calcext:value-type="float">
            <text:p>47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217999994754791" calcext:value-type="float">
            <text:p>0,2179999948</text:p>
          </table:table-cell>
          <table:table-cell office:value-type="float" office:value="0.160999998450279" calcext:value-type="float">
            <text:p>0,1609999985</text:p>
          </table:table-cell>
        </table:table-row>
        <table:table-row table:style-name="ro1">
          <table:table-cell office:value-type="float" office:value="1579605422.17681" calcext:value-type="float">
            <text:p>1579605422,17681</text:p>
          </table:table-cell>
          <table:table-cell office:value-type="float" office:value="48" calcext:value-type="float">
            <text:p>48</text:p>
          </table:table-cell>
          <table:table-cell office:value-type="float" office:value="0.827000021934509" calcext:value-type="float">
            <text:p>0,8270000219</text:p>
          </table:table-cell>
          <table:table-cell office:value-type="float" office:value="0.209000006318092" calcext:value-type="float">
            <text:p>0,2090000063</text:p>
          </table:table-cell>
          <table:table-cell office:value-type="float" office:value="0.166999995708466" calcext:value-type="float">
            <text:p>0,1669999957</text:p>
          </table:table-cell>
        </table:table-row>
        <table:table-row table:style-name="ro1">
          <table:table-cell office:value-type="float" office:value="1579605425.45948" calcext:value-type="float">
            <text:p>1579605425,45948</text:p>
          </table:table-cell>
          <table:table-cell office:value-type="float" office:value="49" calcext:value-type="float">
            <text:p>49</text:p>
          </table:table-cell>
          <table:table-cell office:value-type="float" office:value="0.826499998569489" calcext:value-type="float">
            <text:p>0,8264999986</text:p>
          </table:table-cell>
          <table:table-cell office:value-type="float" office:value="0.227500006556511" calcext:value-type="float">
            <text:p>0,2275000066</text:p>
          </table:table-cell>
          <table:table-cell office:value-type="float" office:value="0.174999997019768" calcext:value-type="float">
            <text:p>0,174999997</text:p>
          </table:table-cell>
        </table:table-row>
        <table:table-row table:style-name="ro1">
          <table:table-cell office:value-type="float" office:value="1579605430.71402" calcext:value-type="float">
            <text:p>1579605430,71402</text:p>
          </table:table-cell>
          <table:table-cell office:value-type="float" office:value="50" calcext:value-type="float">
            <text:p>50</text:p>
          </table:table-cell>
          <table:table-cell office:value-type="float" office:value="0.823000013828278" calcext:value-type="float">
            <text:p>0,8230000138</text:p>
          </table:table-cell>
          <table:table-cell office:value-type="float" office:value="0.238499999046326" calcext:value-type="float">
            <text:p>0,238499999</text:p>
          </table:table-cell>
          <table:table-cell office:value-type="float" office:value="0.171499997377396" calcext:value-type="float">
            <text:p>0,1714999974</text:p>
          </table:table-cell>
        </table:table-row>
        <table:table-row table:style-name="ro1">
          <table:table-cell office:value-type="float" office:value="1579605433.92956" calcext:value-type="float">
            <text:p>1579605433,92956</text:p>
          </table:table-cell>
          <table:table-cell office:value-type="float" office:value="51" calcext:value-type="float">
            <text:p>51</text:p>
          </table:table-cell>
          <table:table-cell office:value-type="float" office:value="0.825500011444092" calcext:value-type="float">
            <text:p>0,8255000114</text:p>
          </table:table-cell>
          <table:table-cell office:value-type="float" office:value="0.226999998092651" calcext:value-type="float">
            <text:p>0,2269999981</text:p>
          </table:table-cell>
          <table:table-cell office:value-type="float" office:value="0.166500002145767" calcext:value-type="float">
            <text:p>0,1665000021</text:p>
          </table:table-cell>
        </table:table-row>
        <table:table-row table:style-name="ro1">
          <table:table-cell office:value-type="float" office:value="1579605437.17334" calcext:value-type="float">
            <text:p>1579605437,17334</text:p>
          </table:table-cell>
          <table:table-cell office:value-type="float" office:value="52" calcext:value-type="float">
            <text:p>52</text:p>
          </table:table-cell>
          <table:table-cell office:value-type="float" office:value="0.831499993801117" calcext:value-type="float">
            <text:p>0,8314999938</text:p>
          </table:table-cell>
          <table:table-cell office:value-type="float" office:value="0.230499997735023" calcext:value-type="float">
            <text:p>0,2304999977</text:p>
          </table:table-cell>
          <table:table-cell office:value-type="float" office:value="0.172499999403954" calcext:value-type="float">
            <text:p>0,1724999994</text:p>
          </table:table-cell>
        </table:table-row>
        <table:table-row table:style-name="ro1">
          <table:table-cell office:value-type="float" office:value="1579605440.46181" calcext:value-type="float">
            <text:p>1579605440,46181</text:p>
          </table:table-cell>
          <table:table-cell office:value-type="float" office:value="53" calcext:value-type="float">
            <text:p>53</text:p>
          </table:table-cell>
          <table:table-cell office:value-type="float" office:value="0.833000004291534" calcext:value-type="float">
            <text:p>0,8330000043</text:p>
          </table:table-cell>
          <table:table-cell office:value-type="float" office:value="0.215499997138977" calcext:value-type="float">
            <text:p>0,2154999971</text:p>
          </table:table-cell>
          <table:table-cell office:value-type="float" office:value="0.16949999332428" calcext:value-type="float">
            <text:p>0,1694999933</text:p>
          </table:table-cell>
        </table:table-row>
        <table:table-row table:style-name="ro1">
          <table:table-cell office:value-type="float" office:value="1579605443.70374" calcext:value-type="float">
            <text:p>1579605443,70374</text:p>
          </table:table-cell>
          <table:table-cell office:value-type="float" office:value="54" calcext:value-type="float">
            <text:p>54</text:p>
          </table:table-cell>
          <table:table-cell office:value-type="float" office:value="0.819000005722046" calcext:value-type="float">
            <text:p>0,8190000057</text:p>
          </table:table-cell>
          <table:table-cell office:value-type="float" office:value="0.227500006556511" calcext:value-type="float">
            <text:p>0,2275000066</text:p>
          </table:table-cell>
          <table:table-cell office:value-type="float" office:value="0.175999999046326" calcext:value-type="float">
            <text:p>0,175999999</text:p>
          </table:table-cell>
        </table:table-row>
        <table:table-row table:style-name="ro1">
          <table:table-cell office:value-type="float" office:value="1579605447.06158" calcext:value-type="float">
            <text:p>1579605447,06158</text:p>
          </table:table-cell>
          <table:table-cell office:value-type="float" office:value="55" calcext:value-type="float">
            <text:p>55</text:p>
          </table:table-cell>
          <table:table-cell office:value-type="float" office:value="0.836499989032745" calcext:value-type="float">
            <text:p>0,836499989</text:p>
          </table:table-cell>
          <table:table-cell office:value-type="float" office:value="0.223499998450279" calcext:value-type="float">
            <text:p>0,2234999985</text:p>
          </table:table-cell>
          <table:table-cell office:value-type="float" office:value="0.166999995708466" calcext:value-type="float">
            <text:p>0,1669999957</text:p>
          </table:table-cell>
        </table:table-row>
        <table:table-row table:style-name="ro1">
          <table:table-cell office:value-type="float" office:value="1579605450.3202" calcext:value-type="float">
            <text:p>1579605450,3202</text:p>
          </table:table-cell>
          <table:table-cell office:value-type="float" office:value="56" calcext:value-type="float">
            <text:p>56</text:p>
          </table:table-cell>
          <table:table-cell office:value-type="float" office:value="0.816999971866608" calcext:value-type="float">
            <text:p>0,8169999719</text:p>
          </table:table-cell>
          <table:table-cell office:value-type="float" office:value="0.231499999761581" calcext:value-type="float">
            <text:p>0,2314999998</text:p>
          </table:table-cell>
          <table:table-cell office:value-type="float" office:value="0.177499994635582" calcext:value-type="float">
            <text:p>0,1774999946</text:p>
          </table:table-cell>
        </table:table-row>
        <table:table-row table:style-name="ro1">
          <table:table-cell office:value-type="float" office:value="1579605453.67273" calcext:value-type="float">
            <text:p>1579605453,67273</text:p>
          </table:table-cell>
          <table:table-cell office:value-type="float" office:value="57" calcext:value-type="float">
            <text:p>57</text:p>
          </table:table-cell>
          <table:table-cell office:value-type="float" office:value="0.855499982833862" calcext:value-type="float">
            <text:p>0,8554999828</text:p>
          </table:table-cell>
          <table:table-cell office:value-type="float" office:value="0.217500001192093" calcext:value-type="float">
            <text:p>0,2175000012</text:p>
          </table:table-cell>
          <table:table-cell office:value-type="float" office:value="0.182500004768372" calcext:value-type="float">
            <text:p>0,1825000048</text:p>
          </table:table-cell>
        </table:table-row>
        <table:table-row table:style-name="ro1">
          <table:table-cell office:value-type="float" office:value="1579605456.92361" calcext:value-type="float">
            <text:p>1579605456,92361</text:p>
          </table:table-cell>
          <table:table-cell office:value-type="float" office:value="58" calcext:value-type="float">
            <text:p>58</text:p>
          </table:table-cell>
          <table:table-cell office:value-type="float" office:value="0.837999999523163" calcext:value-type="float">
            <text:p>0,8379999995</text:p>
          </table:table-cell>
          <table:table-cell office:value-type="float" office:value="0.227500006556511" calcext:value-type="float">
            <text:p>0,2275000066</text:p>
          </table:table-cell>
          <table:table-cell office:value-type="float" office:value="0.165999993681908" calcext:value-type="float">
            <text:p>0,1659999937</text:p>
          </table:table-cell>
        </table:table-row>
        <table:table-row table:style-name="ro1">
          <table:table-cell office:value-type="float" office:value="1579605460.21683" calcext:value-type="float">
            <text:p>1579605460,21683</text:p>
          </table:table-cell>
          <table:table-cell office:value-type="float" office:value="59" calcext:value-type="float">
            <text:p>59</text:p>
          </table:table-cell>
          <table:table-cell office:value-type="float" office:value="0.836000025272369" calcext:value-type="float">
            <text:p>0,8360000253</text:p>
          </table:table-cell>
          <table:table-cell office:value-type="float" office:value="0.20550000667572" calcext:value-type="float">
            <text:p>0,2055000067</text:p>
          </table:table-cell>
          <table:table-cell office:value-type="float" office:value="0.153999999165535" calcext:value-type="float">
            <text:p>0,1539999992</text:p>
          </table:table-cell>
        </table:table-row>
        <table:table-row table:style-name="ro1">
          <table:table-cell office:value-type="float" office:value="1579605465.45178" calcext:value-type="float">
            <text:p>1579605465,45178</text:p>
          </table:table-cell>
          <table:table-cell office:value-type="float" office:value="60" calcext:value-type="float">
            <text:p>60</text:p>
          </table:table-cell>
          <table:table-cell office:value-type="float" office:value="0.830999970436096" calcext:value-type="float">
            <text:p>0,8309999704</text:p>
          </table:table-cell>
          <table:table-cell office:value-type="float" office:value="0.225500002503395" calcext:value-type="float">
            <text:p>0,2255000025</text:p>
          </table:table-cell>
          <table:table-cell office:value-type="float" office:value="0.157499998807907" calcext:value-type="float">
            <text:p>0,1574999988</text:p>
          </table:table-cell>
        </table:table-row>
        <table:table-row table:style-name="ro1">
          <table:table-cell office:value-type="float" office:value="1579605468.67462" calcext:value-type="float">
            <text:p>1579605468,67462</text:p>
          </table:table-cell>
          <table:table-cell office:value-type="float" office:value="61" calcext:value-type="float">
            <text:p>61</text:p>
          </table:table-cell>
          <table:table-cell office:value-type="float" office:value="0.84850001335144" calcext:value-type="float">
            <text:p>0,8485000134</text:p>
          </table:table-cell>
          <table:table-cell office:value-type="float" office:value="0.210999995470047" calcext:value-type="float">
            <text:p>0,2109999955</text:p>
          </table:table-cell>
          <table:table-cell office:value-type="float" office:value="0.163000002503395" calcext:value-type="float">
            <text:p>0,1630000025</text:p>
          </table:table-cell>
        </table:table-row>
        <table:table-row table:style-name="ro1">
          <table:table-cell office:value-type="float" office:value="1579605471.92014" calcext:value-type="float">
            <text:p>1579605471,92014</text:p>
          </table:table-cell>
          <table:table-cell office:value-type="float" office:value="62" calcext:value-type="float">
            <text:p>62</text:p>
          </table:table-cell>
          <table:table-cell office:value-type="float" office:value="0.850000023841858" calcext:value-type="float">
            <text:p>0,8500000238</text:p>
          </table:table-cell>
          <table:table-cell office:value-type="float" office:value="0.224999994039536" calcext:value-type="float">
            <text:p>0,224999994</text:p>
          </table:table-cell>
          <table:table-cell office:value-type="float" office:value="0.181500002741814" calcext:value-type="float">
            <text:p>0,1815000027</text:p>
          </table:table-cell>
        </table:table-row>
        <table:table-row table:style-name="ro1">
          <table:table-cell office:value-type="float" office:value="1579605475.1783" calcext:value-type="float">
            <text:p>1579605475,1783</text:p>
          </table:table-cell>
          <table:table-cell office:value-type="float" office:value="63" calcext:value-type="float">
            <text:p>63</text:p>
          </table:table-cell>
          <table:table-cell office:value-type="float" office:value="0.855000019073486" calcext:value-type="float">
            <text:p>0,8550000191</text:p>
          </table:table-cell>
          <table:table-cell office:value-type="float" office:value="0.221499994397163" calcext:value-type="float">
            <text:p>0,2214999944</text:p>
          </table:table-cell>
          <table:table-cell office:value-type="float" office:value="0.190500006079674" calcext:value-type="float">
            <text:p>0,1905000061</text:p>
          </table:table-cell>
        </table:table-row>
        <table:table-row table:style-name="ro1">
          <table:table-cell office:value-type="float" office:value="1579605478.58891" calcext:value-type="float">
            <text:p>1579605478,58891</text:p>
          </table:table-cell>
          <table:table-cell office:value-type="float" office:value="64" calcext:value-type="float">
            <text:p>64</text:p>
          </table:table-cell>
          <table:table-cell office:value-type="float" office:value="0.850499987602234" calcext:value-type="float">
            <text:p>0,8504999876</text:p>
          </table:table-cell>
          <table:table-cell office:value-type="float" office:value="0.229499995708466" calcext:value-type="float">
            <text:p>0,2294999957</text:p>
          </table:table-cell>
          <table:table-cell office:value-type="float" office:value="0.164499998092651" calcext:value-type="float">
            <text:p>0,1644999981</text:p>
          </table:table-cell>
        </table:table-row>
        <table:table-row table:style-name="ro1">
          <table:table-cell office:value-type="float" office:value="1579605481.92914" calcext:value-type="float">
            <text:p>1579605481,92914</text:p>
          </table:table-cell>
          <table:table-cell office:value-type="float" office:value="65" calcext:value-type="float">
            <text:p>65</text:p>
          </table:table-cell>
          <table:table-cell office:value-type="float" office:value="0.834999978542328" calcext:value-type="float">
            <text:p>0,8349999785</text:p>
          </table:table-cell>
          <table:table-cell office:value-type="float" office:value="0.233500003814697" calcext:value-type="float">
            <text:p>0,2335000038</text:p>
          </table:table-cell>
          <table:table-cell office:value-type="float" office:value="0.151500001549721" calcext:value-type="float">
            <text:p>0,1515000015</text:p>
          </table:table-cell>
        </table:table-row>
        <table:table-row table:style-name="ro1">
          <table:table-cell office:value-type="float" office:value="1579605485.175" calcext:value-type="float">
            <text:p>1579605485,175</text:p>
          </table:table-cell>
          <table:table-cell office:value-type="float" office:value="66" calcext:value-type="float">
            <text:p>66</text:p>
          </table:table-cell>
          <table:table-cell office:value-type="float" office:value="0.837499976158142" calcext:value-type="float">
            <text:p>0,8374999762</text:p>
          </table:table-cell>
          <table:table-cell office:value-type="float" office:value="0.218999996781349" calcext:value-type="float">
            <text:p>0,2189999968</text:p>
          </table:table-cell>
          <table:table-cell office:value-type="float" office:value="0.178000003099442" calcext:value-type="float">
            <text:p>0,1780000031</text:p>
          </table:table-cell>
        </table:table-row>
        <table:table-row table:style-name="ro1">
          <table:table-cell office:value-type="float" office:value="1579605488.47356" calcext:value-type="float">
            <text:p>1579605488,47356</text:p>
          </table:table-cell>
          <table:table-cell office:value-type="float" office:value="67" calcext:value-type="float">
            <text:p>67</text:p>
          </table:table-cell>
          <table:table-cell office:value-type="float" office:value="0.864499986171722" calcext:value-type="float">
            <text:p>0,8644999862</text:p>
          </table:table-cell>
          <table:table-cell office:value-type="float" office:value="0.232500001788139" calcext:value-type="float">
            <text:p>0,2325000018</text:p>
          </table:table-cell>
          <table:table-cell office:value-type="float" office:value="0.166999995708466" calcext:value-type="float">
            <text:p>0,1669999957</text:p>
          </table:table-cell>
        </table:table-row>
        <table:table-row table:style-name="ro1">
          <table:table-cell office:value-type="float" office:value="1579605491.85565" calcext:value-type="float">
            <text:p>1579605491,85565</text:p>
          </table:table-cell>
          <table:table-cell office:value-type="float" office:value="68" calcext:value-type="float">
            <text:p>68</text:p>
          </table:table-cell>
          <table:table-cell office:value-type="float" office:value="0.853999972343445" calcext:value-type="float">
            <text:p>0,8539999723</text:p>
          </table:table-cell>
          <table:table-cell office:value-type="float" office:value="0.216499999165535" calcext:value-type="float">
            <text:p>0,2164999992</text:p>
          </table:table-cell>
          <table:table-cell office:value-type="float" office:value="0.157499998807907" calcext:value-type="float">
            <text:p>0,1574999988</text:p>
          </table:table-cell>
        </table:table-row>
        <table:table-row table:style-name="ro1">
          <table:table-cell office:value-type="float" office:value="1579605495.11672" calcext:value-type="float">
            <text:p>1579605495,11672</text:p>
          </table:table-cell>
          <table:table-cell office:value-type="float" office:value="69" calcext:value-type="float">
            <text:p>69</text:p>
          </table:table-cell>
          <table:table-cell office:value-type="float" office:value="0.843999981880188" calcext:value-type="float">
            <text:p>0,8439999819</text:p>
          </table:table-cell>
          <table:table-cell office:value-type="float" office:value="0.224999994039536" calcext:value-type="float">
            <text:p>0,224999994</text:p>
          </table:table-cell>
          <table:table-cell office:value-type="float" office:value="0.161500006914139" calcext:value-type="float">
            <text:p>0,1615000069</text:p>
          </table:table-cell>
        </table:table-row>
        <table:table-row table:style-name="ro1">
          <table:table-cell office:value-type="float" office:value="1579605501.18967" calcext:value-type="float">
            <text:p>1579605501,18967</text:p>
          </table:table-cell>
          <table:table-cell office:value-type="float" office:value="70" calcext:value-type="float">
            <text:p>70</text:p>
          </table:table-cell>
          <table:table-cell office:value-type="float" office:value="0.836000025272369" calcext:value-type="float">
            <text:p>0,8360000253</text:p>
          </table:table-cell>
          <table:table-cell office:value-type="float" office:value="0.225999996066093" calcext:value-type="float">
            <text:p>0,2259999961</text:p>
          </table:table-cell>
          <table:table-cell office:value-type="float" office:value="0.162499994039536" calcext:value-type="float">
            <text:p>0,162499994</text:p>
          </table:table-cell>
        </table:table-row>
        <table:table-row table:style-name="ro1">
          <table:table-cell office:value-type="float" office:value="1579605505.66191" calcext:value-type="float">
            <text:p>1579605505,66191</text:p>
          </table:table-cell>
          <table:table-cell office:value-type="float" office:value="71" calcext:value-type="float">
            <text:p>71</text:p>
          </table:table-cell>
          <table:table-cell office:value-type="float" office:value="0.842999994754791" calcext:value-type="float">
            <text:p>0,8429999948</text:p>
          </table:table-cell>
          <table:table-cell office:value-type="float" office:value="0.224999994039536" calcext:value-type="float">
            <text:p>0,224999994</text:p>
          </table:table-cell>
          <table:table-cell office:value-type="float" office:value="0.155000001192093" calcext:value-type="float">
            <text:p>0,1550000012</text:p>
          </table:table-cell>
        </table:table-row>
        <table:table-row table:style-name="ro1">
          <table:table-cell office:value-type="float" office:value="1579605509.62807" calcext:value-type="float">
            <text:p>1579605509,62807</text:p>
          </table:table-cell>
          <table:table-cell office:value-type="float" office:value="72" calcext:value-type="float">
            <text:p>72</text:p>
          </table:table-cell>
          <table:table-cell office:value-type="float" office:value="0.863499999046326" calcext:value-type="float">
            <text:p>0,863499999</text:p>
          </table:table-cell>
          <table:table-cell office:value-type="float" office:value="0.236000001430511" calcext:value-type="float">
            <text:p>0,2360000014</text:p>
          </table:table-cell>
          <table:table-cell office:value-type="float" office:value="0.18350000679493" calcext:value-type="float">
            <text:p>0,1835000068</text:p>
          </table:table-cell>
        </table:table-row>
        <table:table-row table:style-name="ro1">
          <table:table-cell office:value-type="float" office:value="1579605513.09914" calcext:value-type="float">
            <text:p>1579605513,09914</text:p>
          </table:table-cell>
          <table:table-cell office:value-type="float" office:value="73" calcext:value-type="float">
            <text:p>73</text:p>
          </table:table-cell>
          <table:table-cell office:value-type="float" office:value="0.861500024795532" calcext:value-type="float">
            <text:p>0,8615000248</text:p>
          </table:table-cell>
          <table:table-cell office:value-type="float" office:value="0.243499994277954" calcext:value-type="float">
            <text:p>0,2434999943</text:p>
          </table:table-cell>
          <table:table-cell office:value-type="float" office:value="0.180999994277954" calcext:value-type="float">
            <text:p>0,1809999943</text:p>
          </table:table-cell>
        </table:table-row>
        <table:table-row table:style-name="ro1">
          <table:table-cell office:value-type="float" office:value="1579605516.62678" calcext:value-type="float">
            <text:p>1579605516,62678</text:p>
          </table:table-cell>
          <table:table-cell office:value-type="float" office:value="74" calcext:value-type="float">
            <text:p>74</text:p>
          </table:table-cell>
          <table:table-cell office:value-type="float" office:value="0.850000023841858" calcext:value-type="float">
            <text:p>0,8500000238</text:p>
          </table:table-cell>
          <table:table-cell office:value-type="float" office:value="0.204500004649162" calcext:value-type="float">
            <text:p>0,2045000046</text:p>
          </table:table-cell>
          <table:table-cell office:value-type="float" office:value="0.179499998688698" calcext:value-type="float">
            <text:p>0,1794999987</text:p>
          </table:table-cell>
        </table:table-row>
        <table:table-row table:style-name="ro1">
          <table:table-cell office:value-type="float" office:value="1579605520.29026" calcext:value-type="float">
            <text:p>1579605520,29026</text:p>
          </table:table-cell>
          <table:table-cell office:value-type="float" office:value="75" calcext:value-type="float">
            <text:p>75</text:p>
          </table:table-cell>
          <table:table-cell office:value-type="float" office:value="0.861000001430512" calcext:value-type="float">
            <text:p>0,8610000014</text:p>
          </table:table-cell>
          <table:table-cell office:value-type="float" office:value="0.206499993801117" calcext:value-type="float">
            <text:p>0,2064999938</text:p>
          </table:table-cell>
          <table:table-cell office:value-type="float" office:value="0.155499994754791" calcext:value-type="float">
            <text:p>0,1554999948</text:p>
          </table:table-cell>
        </table:table-row>
        <table:table-row table:style-name="ro1">
          <table:table-cell office:value-type="float" office:value="1579605524.08947" calcext:value-type="float">
            <text:p>1579605524,08947</text:p>
          </table:table-cell>
          <table:table-cell office:value-type="float" office:value="76" calcext:value-type="float">
            <text:p>76</text:p>
          </table:table-cell>
          <table:table-cell office:value-type="float" office:value="0.86599999666214" calcext:value-type="float">
            <text:p>0,8659999967</text:p>
          </table:table-cell>
          <table:table-cell office:value-type="float" office:value="0.200000002980232" calcext:value-type="float">
            <text:p>0,200000003</text:p>
          </table:table-cell>
          <table:table-cell office:value-type="float" office:value="0.174999997019768" calcext:value-type="float">
            <text:p>0,174999997</text:p>
          </table:table-cell>
        </table:table-row>
        <table:table-row table:style-name="ro1">
          <table:table-cell office:value-type="float" office:value="1579605527.78878" calcext:value-type="float">
            <text:p>1579605527,78878</text:p>
          </table:table-cell>
          <table:table-cell office:value-type="float" office:value="77" calcext:value-type="float">
            <text:p>77</text:p>
          </table:table-cell>
          <table:table-cell office:value-type="float" office:value="0.862500011920929" calcext:value-type="float">
            <text:p>0,8625000119</text:p>
          </table:table-cell>
          <table:table-cell office:value-type="float" office:value="0.203500002622604" calcext:value-type="float">
            <text:p>0,2035000026</text:p>
          </table:table-cell>
          <table:table-cell office:value-type="float" office:value="0.172000005841255" calcext:value-type="float">
            <text:p>0,1720000058</text:p>
          </table:table-cell>
        </table:table-row>
        <table:table-row table:style-name="ro1">
          <table:table-cell office:value-type="float" office:value="1579605531.17744" calcext:value-type="float">
            <text:p>1579605531,17744</text:p>
          </table:table-cell>
          <table:table-cell office:value-type="float" office:value="78" calcext:value-type="float">
            <text:p>78</text:p>
          </table:table-cell>
          <table:table-cell office:value-type="float" office:value="0.826499998569489" calcext:value-type="float">
            <text:p>0,8264999986</text:p>
          </table:table-cell>
          <table:table-cell office:value-type="float" office:value="0.212500005960464" calcext:value-type="float">
            <text:p>0,212500006</text:p>
          </table:table-cell>
          <table:table-cell office:value-type="float" office:value="0.180999994277954" calcext:value-type="float">
            <text:p>0,1809999943</text:p>
          </table:table-cell>
        </table:table-row>
        <table:table-row table:style-name="ro1">
          <table:table-cell office:value-type="float" office:value="1579605534.50566" calcext:value-type="float">
            <text:p>1579605534,50566</text:p>
          </table:table-cell>
          <table:table-cell office:value-type="float" office:value="79" calcext:value-type="float">
            <text:p>79</text:p>
          </table:table-cell>
          <table:table-cell office:value-type="float" office:value="0.829500019550324" calcext:value-type="float">
            <text:p>0,8295000196</text:p>
          </table:table-cell>
          <table:table-cell office:value-type="float" office:value="0.208499997854233" calcext:value-type="float">
            <text:p>0,2084999979</text:p>
          </table:table-cell>
          <table:table-cell office:value-type="float" office:value="0.157000005245209" calcext:value-type="float">
            <text:p>0,1570000052</text:p>
          </table:table-cell>
        </table:table-row>
        <table:table-row table:style-name="ro1">
          <table:table-cell office:value-type="float" office:value="1579605539.88962" calcext:value-type="float">
            <text:p>1579605539,88962</text:p>
          </table:table-cell>
          <table:table-cell office:value-type="float" office:value="80" calcext:value-type="float">
            <text:p>80</text:p>
          </table:table-cell>
          <table:table-cell office:value-type="float" office:value="0.853500008583069" calcext:value-type="float">
            <text:p>0,8535000086</text:p>
          </table:table-cell>
          <table:table-cell office:value-type="float" office:value="0.211999997496605" calcext:value-type="float">
            <text:p>0,2119999975</text:p>
          </table:table-cell>
          <table:table-cell office:value-type="float" office:value="0.167999997735024" calcext:value-type="float">
            <text:p>0,1679999977</text:p>
          </table:table-cell>
        </table:table-row>
        <table:table-row table:style-name="ro1">
          <table:table-cell office:value-type="float" office:value="1579605543.10163" calcext:value-type="float">
            <text:p>1579605543,10163</text:p>
          </table:table-cell>
          <table:table-cell office:value-type="float" office:value="81" calcext:value-type="float">
            <text:p>81</text:p>
          </table:table-cell>
          <table:table-cell office:value-type="float" office:value="0.860000014305115" calcext:value-type="float">
            <text:p>0,8600000143</text:p>
          </table:table-cell>
          <table:table-cell office:value-type="float" office:value="0.224000006914139" calcext:value-type="float">
            <text:p>0,2240000069</text:p>
          </table:table-cell>
          <table:table-cell office:value-type="float" office:value="0.158999994397163" calcext:value-type="float">
            <text:p>0,1589999944</text:p>
          </table:table-cell>
        </table:table-row>
        <table:table-row table:style-name="ro1">
          <table:table-cell office:value-type="float" office:value="1579605546.35297" calcext:value-type="float">
            <text:p>1579605546,35297</text:p>
          </table:table-cell>
          <table:table-cell office:value-type="float" office:value="82" calcext:value-type="float">
            <text:p>82</text:p>
          </table:table-cell>
          <table:table-cell office:value-type="float" office:value="0.841000020503998" calcext:value-type="float">
            <text:p>0,8410000205</text:p>
          </table:table-cell>
          <table:table-cell office:value-type="float" office:value="0.224500000476837" calcext:value-type="float">
            <text:p>0,2245000005</text:p>
          </table:table-cell>
          <table:table-cell office:value-type="float" office:value="0.166999995708466" calcext:value-type="float">
            <text:p>0,1669999957</text:p>
          </table:table-cell>
        </table:table-row>
        <table:table-row table:style-name="ro1">
          <table:table-cell office:value-type="float" office:value="1579605549.80737" calcext:value-type="float">
            <text:p>1579605549,80737</text:p>
          </table:table-cell>
          <table:table-cell office:value-type="float" office:value="83" calcext:value-type="float">
            <text:p>83</text:p>
          </table:table-cell>
          <table:table-cell office:value-type="float" office:value="0.873499989509583" calcext:value-type="float">
            <text:p>0,8734999895</text:p>
          </table:table-cell>
          <table:table-cell office:value-type="float" office:value="0.226999998092651" calcext:value-type="float">
            <text:p>0,2269999981</text:p>
          </table:table-cell>
          <table:table-cell office:value-type="float" office:value="0.179000005125999" calcext:value-type="float">
            <text:p>0,1790000051</text:p>
          </table:table-cell>
        </table:table-row>
        <table:table-row table:style-name="ro1">
          <table:table-cell office:value-type="float" office:value="1579605553.20834" calcext:value-type="float">
            <text:p>1579605553,20834</text:p>
          </table:table-cell>
          <table:table-cell office:value-type="float" office:value="84" calcext:value-type="float">
            <text:p>84</text:p>
          </table:table-cell>
          <table:table-cell office:value-type="float" office:value="0.861999988555908" calcext:value-type="float">
            <text:p>0,8619999886</text:p>
          </table:table-cell>
          <table:table-cell office:value-type="float" office:value="0.209499999880791" calcext:value-type="float">
            <text:p>0,2094999999</text:p>
          </table:table-cell>
          <table:table-cell office:value-type="float" office:value="0.176499992609024" calcext:value-type="float">
            <text:p>0,1764999926</text:p>
          </table:table-cell>
        </table:table-row>
        <table:table-row table:style-name="ro1">
          <table:table-cell office:value-type="float" office:value="1579605556.6204" calcext:value-type="float">
            <text:p>1579605556,6204</text:p>
          </table:table-cell>
          <table:table-cell office:value-type="float" office:value="85" calcext:value-type="float">
            <text:p>85</text:p>
          </table:table-cell>
          <table:table-cell office:value-type="float" office:value="0.83950001001358" calcext:value-type="float">
            <text:p>0,83950001</text:p>
          </table:table-cell>
          <table:table-cell office:value-type="float" office:value="0.212500005960464" calcext:value-type="float">
            <text:p>0,212500006</text:p>
          </table:table-cell>
          <table:table-cell office:value-type="float" office:value="0.181500002741814" calcext:value-type="float">
            <text:p>0,1815000027</text:p>
          </table:table-cell>
        </table:table-row>
        <table:table-row table:style-name="ro1">
          <table:table-cell office:value-type="float" office:value="1579605560.32481" calcext:value-type="float">
            <text:p>1579605560,32481</text:p>
          </table:table-cell>
          <table:table-cell office:value-type="float" office:value="86" calcext:value-type="float">
            <text:p>86</text:p>
          </table:table-cell>
          <table:table-cell office:value-type="float" office:value="0.869000017642975" calcext:value-type="float">
            <text:p>0,8690000176</text:p>
          </table:table-cell>
          <table:table-cell office:value-type="float" office:value="0.233999997377396" calcext:value-type="float">
            <text:p>0,2339999974</text:p>
          </table:table-cell>
          <table:table-cell office:value-type="float" office:value="0.17399999499321" calcext:value-type="float">
            <text:p>0,173999995</text:p>
          </table:table-cell>
        </table:table-row>
        <table:table-row table:style-name="ro1">
          <table:table-cell office:value-type="float" office:value="1579605563.69792" calcext:value-type="float">
            <text:p>1579605563,69792</text:p>
          </table:table-cell>
          <table:table-cell office:value-type="float" office:value="87" calcext:value-type="float">
            <text:p>87</text:p>
          </table:table-cell>
          <table:table-cell office:value-type="float" office:value="0.872500002384186" calcext:value-type="float">
            <text:p>0,8725000024</text:p>
          </table:table-cell>
          <table:table-cell office:value-type="float" office:value="0.218999996781349" calcext:value-type="float">
            <text:p>0,2189999968</text:p>
          </table:table-cell>
          <table:table-cell office:value-type="float" office:value="0.172999992966652" calcext:value-type="float">
            <text:p>0,172999993</text:p>
          </table:table-cell>
        </table:table-row>
        <table:table-row table:style-name="ro1">
          <table:table-cell office:value-type="float" office:value="1579605567.30511" calcext:value-type="float">
            <text:p>1579605567,30511</text:p>
          </table:table-cell>
          <table:table-cell office:value-type="float" office:value="88" calcext:value-type="float">
            <text:p>88</text:p>
          </table:table-cell>
          <table:table-cell office:value-type="float" office:value="0.859499990940094" calcext:value-type="float">
            <text:p>0,8594999909</text:p>
          </table:table-cell>
          <table:table-cell office:value-type="float" office:value="0.208499997854233" calcext:value-type="float">
            <text:p>0,2084999979</text:p>
          </table:table-cell>
          <table:table-cell office:value-type="float" office:value="0.171000003814697" calcext:value-type="float">
            <text:p>0,1710000038</text:p>
          </table:table-cell>
        </table:table-row>
        <table:table-row table:style-name="ro1">
          <table:table-cell office:value-type="float" office:value="1579605570.83552" calcext:value-type="float">
            <text:p>1579605570,83552</text:p>
          </table:table-cell>
          <table:table-cell office:value-type="float" office:value="89" calcext:value-type="float">
            <text:p>89</text:p>
          </table:table-cell>
          <table:table-cell office:value-type="float" office:value="0.861500024795532" calcext:value-type="float">
            <text:p>0,8615000248</text:p>
          </table:table-cell>
          <table:table-cell office:value-type="float" office:value="0.215000003576279" calcext:value-type="float">
            <text:p>0,2150000036</text:p>
          </table:table-cell>
          <table:table-cell office:value-type="float" office:value="0.159500002861023" calcext:value-type="float">
            <text:p>0,1595000029</text:p>
          </table:table-cell>
        </table:table-row>
        <table:table-row table:style-name="ro1">
          <table:table-cell office:value-type="float" office:value="1579605576.1128" calcext:value-type="float">
            <text:p>1579605576,1128</text:p>
          </table:table-cell>
          <table:table-cell office:value-type="float" office:value="90" calcext:value-type="float">
            <text:p>90</text:p>
          </table:table-cell>
          <table:table-cell office:value-type="float" office:value="0.856000006198883" calcext:value-type="float">
            <text:p>0,8560000062</text:p>
          </table:table-cell>
          <table:table-cell office:value-type="float" office:value="0.200499996542931" calcext:value-type="float">
            <text:p>0,2004999965</text:p>
          </table:table-cell>
          <table:table-cell office:value-type="float" office:value="0.159999996423721" calcext:value-type="float">
            <text:p>0,1599999964</text:p>
          </table:table-cell>
        </table:table-row>
        <table:table-row table:style-name="ro1">
          <table:table-cell office:value-type="float" office:value="1579605579.36117" calcext:value-type="float">
            <text:p>1579605579,36117</text:p>
          </table:table-cell>
          <table:table-cell office:value-type="float" office:value="91" calcext:value-type="float">
            <text:p>91</text:p>
          </table:table-cell>
          <table:table-cell office:value-type="float" office:value="0.857999980449677" calcext:value-type="float">
            <text:p>0,8579999804</text:p>
          </table:table-cell>
          <table:table-cell office:value-type="float" office:value="0.220500007271767" calcext:value-type="float">
            <text:p>0,2205000073</text:p>
          </table:table-cell>
          <table:table-cell office:value-type="float" office:value="0.156499996781349" calcext:value-type="float">
            <text:p>0,1564999968</text:p>
          </table:table-cell>
        </table:table-row>
        <table:table-row table:style-name="ro1">
          <table:table-cell office:value-type="float" office:value="1579605582.6745" calcext:value-type="float">
            <text:p>1579605582,6745</text:p>
          </table:table-cell>
          <table:table-cell office:value-type="float" office:value="92" calcext:value-type="float">
            <text:p>92</text:p>
          </table:table-cell>
          <table:table-cell office:value-type="float" office:value="0.83899998664856" calcext:value-type="float">
            <text:p>0,8389999866</text:p>
          </table:table-cell>
          <table:table-cell office:value-type="float" office:value="0.196999996900559" calcext:value-type="float">
            <text:p>0,1969999969</text:p>
          </table:table-cell>
          <table:table-cell office:value-type="float" office:value="0.158000007271767" calcext:value-type="float">
            <text:p>0,1580000073</text:p>
          </table:table-cell>
        </table:table-row>
        <table:table-row table:style-name="ro1">
          <table:table-cell office:value-type="float" office:value="1579605585.99497" calcext:value-type="float">
            <text:p>1579605585,99497</text:p>
          </table:table-cell>
          <table:table-cell office:value-type="float" office:value="93" calcext:value-type="float">
            <text:p>93</text:p>
          </table:table-cell>
          <table:table-cell office:value-type="float" office:value="0.867500007152557" calcext:value-type="float">
            <text:p>0,8675000072</text:p>
          </table:table-cell>
          <table:table-cell office:value-type="float" office:value="0.226500004529953" calcext:value-type="float">
            <text:p>0,2265000045</text:p>
          </table:table-cell>
          <table:table-cell office:value-type="float" office:value="0.164000004529953" calcext:value-type="float">
            <text:p>0,1640000045</text:p>
          </table:table-cell>
        </table:table-row>
        <table:table-row table:style-name="ro1">
          <table:table-cell office:value-type="float" office:value="1579605589.3149" calcext:value-type="float">
            <text:p>1579605589,3149</text:p>
          </table:table-cell>
          <table:table-cell office:value-type="float" office:value="94" calcext:value-type="float">
            <text:p>94</text:p>
          </table:table-cell>
          <table:table-cell office:value-type="float" office:value="0.864499986171722" calcext:value-type="float">
            <text:p>0,8644999862</text:p>
          </table:table-cell>
          <table:table-cell office:value-type="float" office:value="0.222499996423721" calcext:value-type="float">
            <text:p>0,2224999964</text:p>
          </table:table-cell>
          <table:table-cell office:value-type="float" office:value="0.160500004887581" calcext:value-type="float">
            <text:p>0,1605000049</text:p>
          </table:table-cell>
        </table:table-row>
        <table:table-row table:style-name="ro1">
          <table:table-cell office:value-type="float" office:value="1579605592.60931" calcext:value-type="float">
            <text:p>1579605592,60931</text:p>
          </table:table-cell>
          <table:table-cell office:value-type="float" office:value="95" calcext:value-type="float">
            <text:p>95</text:p>
          </table:table-cell>
          <table:table-cell office:value-type="float" office:value="0.853999972343445" calcext:value-type="float">
            <text:p>0,8539999723</text:p>
          </table:table-cell>
          <table:table-cell office:value-type="float" office:value="0.215499997138977" calcext:value-type="float">
            <text:p>0,2154999971</text:p>
          </table:table-cell>
          <table:table-cell office:value-type="float" office:value="0.181500002741814" calcext:value-type="float">
            <text:p>0,1815000027</text:p>
          </table:table-cell>
        </table:table-row>
        <table:table-row table:style-name="ro1">
          <table:table-cell office:value-type="float" office:value="1579605595.88504" calcext:value-type="float">
            <text:p>1579605595,88504</text:p>
          </table:table-cell>
          <table:table-cell office:value-type="float" office:value="96" calcext:value-type="float">
            <text:p>96</text:p>
          </table:table-cell>
          <table:table-cell office:value-type="float" office:value="0.855000019073486" calcext:value-type="float">
            <text:p>0,8550000191</text:p>
          </table:table-cell>
          <table:table-cell office:value-type="float" office:value="0.225999996066093" calcext:value-type="float">
            <text:p>0,2259999961</text:p>
          </table:table-cell>
          <table:table-cell office:value-type="float" office:value="0.159500002861023" calcext:value-type="float">
            <text:p>0,1595000029</text:p>
          </table:table-cell>
        </table:table-row>
        <table:table-row table:style-name="ro1">
          <table:table-cell office:value-type="float" office:value="1579605599.31364" calcext:value-type="float">
            <text:p>1579605599,31364</text:p>
          </table:table-cell>
          <table:table-cell office:value-type="float" office:value="97" calcext:value-type="float">
            <text:p>97</text:p>
          </table:table-cell>
          <table:table-cell office:value-type="float" office:value="0.865000009536743" calcext:value-type="float">
            <text:p>0,8650000095</text:p>
          </table:table-cell>
          <table:table-cell office:value-type="float" office:value="0.215000003576279" calcext:value-type="float">
            <text:p>0,2150000036</text:p>
          </table:table-cell>
          <table:table-cell office:value-type="float" office:value="0.158000007271767" calcext:value-type="float">
            <text:p>0,1580000073</text:p>
          </table:table-cell>
        </table:table-row>
        <table:table-row table:style-name="ro1">
          <table:table-cell office:value-type="float" office:value="1579605602.59715" calcext:value-type="float">
            <text:p>1579605602,59715</text:p>
          </table:table-cell>
          <table:table-cell office:value-type="float" office:value="98" calcext:value-type="float">
            <text:p>98</text:p>
          </table:table-cell>
          <table:table-cell office:value-type="float" office:value="0.855499982833862" calcext:value-type="float">
            <text:p>0,8554999828</text:p>
          </table:table-cell>
          <table:table-cell office:value-type="float" office:value="0.221499994397163" calcext:value-type="float">
            <text:p>0,2214999944</text:p>
          </table:table-cell>
          <table:table-cell office:value-type="float" office:value="0.180999994277954" calcext:value-type="float">
            <text:p>0,1809999943</text:p>
          </table:table-cell>
        </table:table-row>
        <table:table-row table:style-name="ro1">
          <table:table-cell office:value-type="float" office:value="1579605605.85165" calcext:value-type="float">
            <text:p>1579605605,85165</text:p>
          </table:table-cell>
          <table:table-cell office:value-type="float" office:value="99" calcext:value-type="float">
            <text:p>99</text:p>
          </table:table-cell>
          <table:table-cell office:value-type="float" office:value="0.861000001430512" calcext:value-type="float">
            <text:p>0,8610000014</text:p>
          </table:table-cell>
          <table:table-cell office:value-type="float" office:value="0.211999997496605" calcext:value-type="float">
            <text:p>0,2119999975</text:p>
          </table:table-cell>
          <table:table-cell office:value-type="float" office:value="0.184499993920326" calcext:value-type="float">
            <text:p>0,1844999939</text:p>
          </table:table-cell>
        </table:table-row>
        <table:table-row table:style-name="ro1">
          <table:table-cell office:value-type="float" office:value="1579605611.12307" calcext:value-type="float">
            <text:p>1579605611,12307</text:p>
          </table:table-cell>
          <table:table-cell office:value-type="float" office:value="100" calcext:value-type="float">
            <text:p>100</text:p>
          </table:table-cell>
          <table:table-cell office:value-type="float" office:value="0.873000025749206" calcext:value-type="float">
            <text:p>0,8730000257</text:p>
          </table:table-cell>
          <table:table-cell office:value-type="float" office:value="0.206499993801117" calcext:value-type="float">
            <text:p>0,2064999938</text:p>
          </table:table-cell>
          <table:table-cell office:value-type="float" office:value="0.18299999833107" calcext:value-type="float">
            <text:p>0,1829999983</text:p>
          </table:table-cell>
        </table:table-row>
        <table:table-row table:style-name="ro1">
          <table:table-cell office:value-type="float" office:value="1579605614.42728" calcext:value-type="float">
            <text:p>1579605614,42728</text:p>
          </table:table-cell>
          <table:table-cell office:value-type="float" office:value="101" calcext:value-type="float">
            <text:p>101</text:p>
          </table:table-cell>
          <table:table-cell office:value-type="float" office:value="0.875" calcext:value-type="float">
            <text:p>0,875</text:p>
          </table:table-cell>
          <table:table-cell office:value-type="float" office:value="0.215499997138977" calcext:value-type="float">
            <text:p>0,2154999971</text:p>
          </table:table-cell>
          <table:table-cell office:value-type="float" office:value="0.1875" calcext:value-type="float">
            <text:p>0,1875</text:p>
          </table:table-cell>
        </table:table-row>
        <table:table-row table:style-name="ro1">
          <table:table-cell office:value-type="float" office:value="1579605617.84511" calcext:value-type="float">
            <text:p>1579605617,84511</text:p>
          </table:table-cell>
          <table:table-cell office:value-type="float" office:value="102" calcext:value-type="float">
            <text:p>102</text:p>
          </table:table-cell>
          <table:table-cell office:value-type="float" office:value="0.875500023365021" calcext:value-type="float">
            <text:p>0,8755000234</text:p>
          </table:table-cell>
          <table:table-cell office:value-type="float" office:value="0.219500005245209" calcext:value-type="float">
            <text:p>0,2195000052</text:p>
          </table:table-cell>
          <table:table-cell office:value-type="float" office:value="0.175999999046326" calcext:value-type="float">
            <text:p>0,175999999</text:p>
          </table:table-cell>
        </table:table-row>
        <table:table-row table:style-name="ro1">
          <table:table-cell office:value-type="float" office:value="1579605621.28287" calcext:value-type="float">
            <text:p>1579605621,28287</text:p>
          </table:table-cell>
          <table:table-cell office:value-type="float" office:value="103" calcext:value-type="float">
            <text:p>103</text:p>
          </table:table-cell>
          <table:table-cell office:value-type="float" office:value="0.874000012874603" calcext:value-type="float">
            <text:p>0,8740000129</text:p>
          </table:table-cell>
          <table:table-cell office:value-type="float" office:value="0.195500001311302" calcext:value-type="float">
            <text:p>0,1955000013</text:p>
          </table:table-cell>
          <table:table-cell office:value-type="float" office:value="0.172999992966652" calcext:value-type="float">
            <text:p>0,172999993</text:p>
          </table:table-cell>
        </table:table-row>
        <table:table-row table:style-name="ro1">
          <table:table-cell office:value-type="float" office:value="1579605624.64654" calcext:value-type="float">
            <text:p>1579605624,64654</text:p>
          </table:table-cell>
          <table:table-cell office:value-type="float" office:value="104" calcext:value-type="float">
            <text:p>104</text:p>
          </table:table-cell>
          <table:table-cell office:value-type="float" office:value="0.875999987125397" calcext:value-type="float">
            <text:p>0,8759999871</text:p>
          </table:table-cell>
          <table:table-cell office:value-type="float" office:value="0.230499997735023" calcext:value-type="float">
            <text:p>0,2304999977</text:p>
          </table:table-cell>
          <table:table-cell office:value-type="float" office:value="0.170499995350838" calcext:value-type="float">
            <text:p>0,1704999954</text:p>
          </table:table-cell>
        </table:table-row>
        <table:table-row table:style-name="ro1">
          <table:table-cell office:value-type="float" office:value="1579605628.16115" calcext:value-type="float">
            <text:p>1579605628,16115</text:p>
          </table:table-cell>
          <table:table-cell office:value-type="float" office:value="105" calcext:value-type="float">
            <text:p>105</text:p>
          </table:table-cell>
          <table:table-cell office:value-type="float" office:value="0.884999990463257" calcext:value-type="float">
            <text:p>0,8849999905</text:p>
          </table:table-cell>
          <table:table-cell office:value-type="float" office:value="0.24099999666214" calcext:value-type="float">
            <text:p>0,2409999967</text:p>
          </table:table-cell>
          <table:table-cell office:value-type="float" office:value="0.168500006198883" calcext:value-type="float">
            <text:p>0,1685000062</text:p>
          </table:table-cell>
        </table:table-row>
        <table:table-row table:style-name="ro1">
          <table:table-cell office:value-type="float" office:value="1579605631.52725" calcext:value-type="float">
            <text:p>1579605631,52725</text:p>
          </table:table-cell>
          <table:table-cell office:value-type="float" office:value="106" calcext:value-type="float">
            <text:p>106</text:p>
          </table:table-cell>
          <table:table-cell office:value-type="float" office:value="0.883000016212463" calcext:value-type="float">
            <text:p>0,8830000162</text:p>
          </table:table-cell>
          <table:table-cell office:value-type="float" office:value="0.229499995708466" calcext:value-type="float">
            <text:p>0,2294999957</text:p>
          </table:table-cell>
          <table:table-cell office:value-type="float" office:value="0.144999995827675" calcext:value-type="float">
            <text:p>0,1449999958</text:p>
          </table:table-cell>
        </table:table-row>
        <table:table-row table:style-name="ro1">
          <table:table-cell office:value-type="float" office:value="1579605634.91077" calcext:value-type="float">
            <text:p>1579605634,91077</text:p>
          </table:table-cell>
          <table:table-cell office:value-type="float" office:value="107" calcext:value-type="float">
            <text:p>107</text:p>
          </table:table-cell>
          <table:table-cell office:value-type="float" office:value="0.885500013828278" calcext:value-type="float">
            <text:p>0,8855000138</text:p>
          </table:table-cell>
          <table:table-cell office:value-type="float" office:value="0.211500003933907" calcext:value-type="float">
            <text:p>0,2115000039</text:p>
          </table:table-cell>
          <table:table-cell office:value-type="float" office:value="0.160999998450279" calcext:value-type="float">
            <text:p>0,1609999985</text:p>
          </table:table-cell>
        </table:table-row>
        <table:table-row table:style-name="ro1">
          <table:table-cell office:value-type="float" office:value="1579605638.30196" calcext:value-type="float">
            <text:p>1579605638,30196</text:p>
          </table:table-cell>
          <table:table-cell office:value-type="float" office:value="108" calcext:value-type="float">
            <text:p>108</text:p>
          </table:table-cell>
          <table:table-cell office:value-type="float" office:value="0.862500011920929" calcext:value-type="float">
            <text:p>0,8625000119</text:p>
          </table:table-cell>
          <table:table-cell office:value-type="float" office:value="0.216999992728233" calcext:value-type="float">
            <text:p>0,2169999927</text:p>
          </table:table-cell>
          <table:table-cell office:value-type="float" office:value="0.164499998092651" calcext:value-type="float">
            <text:p>0,1644999981</text:p>
          </table:table-cell>
        </table:table-row>
        <table:table-row table:style-name="ro1">
          <table:table-cell office:value-type="float" office:value="1579605641.69379" calcext:value-type="float">
            <text:p>1579605641,69379</text:p>
          </table:table-cell>
          <table:table-cell office:value-type="float" office:value="109" calcext:value-type="float">
            <text:p>109</text:p>
          </table:table-cell>
          <table:table-cell office:value-type="float" office:value="0.871500015258789" calcext:value-type="float">
            <text:p>0,8715000153</text:p>
          </table:table-cell>
          <table:table-cell office:value-type="float" office:value="0.210500001907349" calcext:value-type="float">
            <text:p>0,2105000019</text:p>
          </table:table-cell>
          <table:table-cell office:value-type="float" office:value="0.158999994397163" calcext:value-type="float">
            <text:p>0,1589999944</text:p>
          </table:table-cell>
        </table:table-row>
        <table:table-row table:style-name="ro1">
          <table:table-cell office:value-type="float" office:value="1579605647.068" calcext:value-type="float">
            <text:p>1579605647,068</text:p>
          </table:table-cell>
          <table:table-cell office:value-type="float" office:value="110" calcext:value-type="float">
            <text:p>110</text:p>
          </table:table-cell>
          <table:table-cell office:value-type="float" office:value="0.877499997615814" calcext:value-type="float">
            <text:p>0,8774999976</text:p>
          </table:table-cell>
          <table:table-cell office:value-type="float" office:value="0.207499995827675" calcext:value-type="float">
            <text:p>0,2074999958</text:p>
          </table:table-cell>
          <table:table-cell office:value-type="float" office:value="0.151500001549721" calcext:value-type="float">
            <text:p>0,1515000015</text:p>
          </table:table-cell>
        </table:table-row>
        <table:table-row table:style-name="ro1">
          <table:table-cell office:value-type="float" office:value="1579605650.55936" calcext:value-type="float">
            <text:p>1579605650,55936</text:p>
          </table:table-cell>
          <table:table-cell office:value-type="float" office:value="111" calcext:value-type="float">
            <text:p>111</text:p>
          </table:table-cell>
          <table:table-cell office:value-type="float" office:value="0.865499973297119" calcext:value-type="float">
            <text:p>0,8654999733</text:p>
          </table:table-cell>
          <table:table-cell office:value-type="float" office:value="0.208000004291534" calcext:value-type="float">
            <text:p>0,2080000043</text:p>
          </table:table-cell>
          <table:table-cell office:value-type="float" office:value="0.165000006556511" calcext:value-type="float">
            <text:p>0,1650000066</text:p>
          </table:table-cell>
        </table:table-row>
        <table:table-row table:style-name="ro1">
          <table:table-cell office:value-type="float" office:value="1579605654.18044" calcext:value-type="float">
            <text:p>1579605654,18044</text:p>
          </table:table-cell>
          <table:table-cell office:value-type="float" office:value="112" calcext:value-type="float">
            <text:p>112</text:p>
          </table:table-cell>
          <table:table-cell office:value-type="float" office:value="0.888499975204468" calcext:value-type="float">
            <text:p>0,8884999752</text:p>
          </table:table-cell>
          <table:table-cell office:value-type="float" office:value="0.204999998211861" calcext:value-type="float">
            <text:p>0,2049999982</text:p>
          </table:table-cell>
          <table:table-cell office:value-type="float" office:value="0.158999994397163" calcext:value-type="float">
            <text:p>0,1589999944</text:p>
          </table:table-cell>
        </table:table-row>
        <table:table-row table:style-name="ro1">
          <table:table-cell office:value-type="float" office:value="1579605657.81445" calcext:value-type="float">
            <text:p>1579605657,81445</text:p>
          </table:table-cell>
          <table:table-cell office:value-type="float" office:value="113" calcext:value-type="float">
            <text:p>113</text:p>
          </table:table-cell>
          <table:table-cell office:value-type="float" office:value="0.874499976634979" calcext:value-type="float">
            <text:p>0,8744999766</text:p>
          </table:table-cell>
          <table:table-cell office:value-type="float" office:value="0.208499997854233" calcext:value-type="float">
            <text:p>0,2084999979</text:p>
          </table:table-cell>
          <table:table-cell office:value-type="float" office:value="0.167999997735024" calcext:value-type="float">
            <text:p>0,1679999977</text:p>
          </table:table-cell>
        </table:table-row>
        <table:table-row table:style-name="ro1">
          <table:table-cell office:value-type="float" office:value="1579605661.34763" calcext:value-type="float">
            <text:p>1579605661,34763</text:p>
          </table:table-cell>
          <table:table-cell office:value-type="float" office:value="114" calcext:value-type="float">
            <text:p>114</text:p>
          </table:table-cell>
          <table:table-cell office:value-type="float" office:value="0.887499988079071" calcext:value-type="float">
            <text:p>0,8874999881</text:p>
          </table:table-cell>
          <table:table-cell office:value-type="float" office:value="0.225999996066093" calcext:value-type="float">
            <text:p>0,2259999961</text:p>
          </table:table-cell>
          <table:table-cell office:value-type="float" office:value="0.156499996781349" calcext:value-type="float">
            <text:p>0,1564999968</text:p>
          </table:table-cell>
        </table:table-row>
        <table:table-row table:style-name="ro1">
          <table:table-cell office:value-type="float" office:value="1579605664.61618" calcext:value-type="float">
            <text:p>1579605664,61618</text:p>
          </table:table-cell>
          <table:table-cell office:value-type="float" office:value="115" calcext:value-type="float">
            <text:p>115</text:p>
          </table:table-cell>
          <table:table-cell office:value-type="float" office:value="0.882000029087067" calcext:value-type="float">
            <text:p>0,8820000291</text:p>
          </table:table-cell>
          <table:table-cell office:value-type="float" office:value="0.221499994397163" calcext:value-type="float">
            <text:p>0,2214999944</text:p>
          </table:table-cell>
          <table:table-cell office:value-type="float" office:value="0.174999997019768" calcext:value-type="float">
            <text:p>0,174999997</text:p>
          </table:table-cell>
        </table:table-row>
        <table:table-row table:style-name="ro1">
          <table:table-cell office:value-type="float" office:value="1579605667.86034" calcext:value-type="float">
            <text:p>1579605667,86034</text:p>
          </table:table-cell>
          <table:table-cell office:value-type="float" office:value="116" calcext:value-type="float">
            <text:p>116</text:p>
          </table:table-cell>
          <table:table-cell office:value-type="float" office:value="0.889999985694885" calcext:value-type="float">
            <text:p>0,8899999857</text:p>
          </table:table-cell>
          <table:table-cell office:value-type="float" office:value="0.195500001311302" calcext:value-type="float">
            <text:p>0,1955000013</text:p>
          </table:table-cell>
          <table:table-cell office:value-type="float" office:value="0.177499994635582" calcext:value-type="float">
            <text:p>0,1774999946</text:p>
          </table:table-cell>
        </table:table-row>
        <table:table-row table:style-name="ro1">
          <table:table-cell office:value-type="float" office:value="1579605671.12314" calcext:value-type="float">
            <text:p>1579605671,12314</text:p>
          </table:table-cell>
          <table:table-cell office:value-type="float" office:value="117" calcext:value-type="float">
            <text:p>117</text:p>
          </table:table-cell>
          <table:table-cell office:value-type="float" office:value="0.884999990463257" calcext:value-type="float">
            <text:p>0,8849999905</text:p>
          </table:table-cell>
          <table:table-cell office:value-type="float" office:value="0.216499999165535" calcext:value-type="float">
            <text:p>0,2164999992</text:p>
          </table:table-cell>
          <table:table-cell office:value-type="float" office:value="0.173500001430512" calcext:value-type="float">
            <text:p>0,1735000014</text:p>
          </table:table-cell>
        </table:table-row>
        <table:table-row table:style-name="ro1">
          <table:table-cell office:value-type="float" office:value="1579605674.38181" calcext:value-type="float">
            <text:p>1579605674,38181</text:p>
          </table:table-cell>
          <table:table-cell office:value-type="float" office:value="118" calcext:value-type="float">
            <text:p>118</text:p>
          </table:table-cell>
          <table:table-cell office:value-type="float" office:value="0.879499971866608" calcext:value-type="float">
            <text:p>0,8794999719</text:p>
          </table:table-cell>
          <table:table-cell office:value-type="float" office:value="0.216999992728233" calcext:value-type="float">
            <text:p>0,2169999927</text:p>
          </table:table-cell>
          <table:table-cell office:value-type="float" office:value="0.166500002145767" calcext:value-type="float">
            <text:p>0,1665000021</text:p>
          </table:table-cell>
        </table:table-row>
        <table:table-row table:style-name="ro1">
          <table:table-cell office:value-type="float" office:value="1579605677.66031" calcext:value-type="float">
            <text:p>1579605677,66031</text:p>
          </table:table-cell>
          <table:table-cell office:value-type="float" office:value="119" calcext:value-type="float">
            <text:p>119</text:p>
          </table:table-cell>
          <table:table-cell office:value-type="float" office:value="0.880999982357025" calcext:value-type="float">
            <text:p>0,8809999824</text:p>
          </table:table-cell>
          <table:table-cell office:value-type="float" office:value="0.209999993443489" calcext:value-type="float">
            <text:p>0,2099999934</text:p>
          </table:table-cell>
          <table:table-cell office:value-type="float" office:value="0.187999993562698" calcext:value-type="float">
            <text:p>0,1879999936</text:p>
          </table:table-cell>
        </table:table-row>
        <table:table-row table:style-name="ro1">
          <table:table-cell office:value-type="float" office:value="1579605682.95891" calcext:value-type="float">
            <text:p>1579605682,95891</text:p>
          </table:table-cell>
          <table:table-cell office:value-type="float" office:value="120" calcext:value-type="float">
            <text:p>120</text:p>
          </table:table-cell>
          <table:table-cell office:value-type="float" office:value="0.880500018596649" calcext:value-type="float">
            <text:p>0,8805000186</text:p>
          </table:table-cell>
          <table:table-cell office:value-type="float" office:value="0.206499993801117" calcext:value-type="float">
            <text:p>0,2064999938</text:p>
          </table:table-cell>
          <table:table-cell office:value-type="float" office:value="0.171000003814697" calcext:value-type="float">
            <text:p>0,1710000038</text:p>
          </table:table-cell>
        </table:table-row>
        <table:table-row table:style-name="ro1">
          <table:table-cell office:value-type="float" office:value="1579605686.17886" calcext:value-type="float">
            <text:p>1579605686,17886</text:p>
          </table:table-cell>
          <table:table-cell office:value-type="float" office:value="121" calcext:value-type="float">
            <text:p>121</text:p>
          </table:table-cell>
          <table:table-cell office:value-type="float" office:value="0.884500026702881" calcext:value-type="float">
            <text:p>0,8845000267</text:p>
          </table:table-cell>
          <table:table-cell office:value-type="float" office:value="0.20550000667572" calcext:value-type="float">
            <text:p>0,2055000067</text:p>
          </table:table-cell>
          <table:table-cell office:value-type="float" office:value="0.187999993562698" calcext:value-type="float">
            <text:p>0,1879999936</text:p>
          </table:table-cell>
        </table:table-row>
        <table:table-row table:style-name="ro1">
          <table:table-cell office:value-type="float" office:value="1579605689.52596" calcext:value-type="float">
            <text:p>1579605689,52596</text:p>
          </table:table-cell>
          <table:table-cell office:value-type="float" office:value="122" calcext:value-type="float">
            <text:p>122</text:p>
          </table:table-cell>
          <table:table-cell office:value-type="float" office:value="0.884500026702881" calcext:value-type="float">
            <text:p>0,8845000267</text:p>
          </table:table-cell>
          <table:table-cell office:value-type="float" office:value="0.211500003933907" calcext:value-type="float">
            <text:p>0,2115000039</text:p>
          </table:table-cell>
          <table:table-cell office:value-type="float" office:value="0.178000003099442" calcext:value-type="float">
            <text:p>0,1780000031</text:p>
          </table:table-cell>
        </table:table-row>
        <table:table-row table:style-name="ro1">
          <table:table-cell office:value-type="float" office:value="1579605692.83724" calcext:value-type="float">
            <text:p>1579605692,83724</text:p>
          </table:table-cell>
          <table:table-cell office:value-type="float" office:value="123" calcext:value-type="float">
            <text:p>123</text:p>
          </table:table-cell>
          <table:table-cell office:value-type="float" office:value="0.879000008106232" calcext:value-type="float">
            <text:p>0,8790000081</text:p>
          </table:table-cell>
          <table:table-cell office:value-type="float" office:value="0.224500000476837" calcext:value-type="float">
            <text:p>0,2245000005</text:p>
          </table:table-cell>
          <table:table-cell office:value-type="float" office:value="0.17849999666214" calcext:value-type="float">
            <text:p>0,1784999967</text:p>
          </table:table-cell>
        </table:table-row>
        <table:table-row table:style-name="ro1">
          <table:table-cell office:value-type="float" office:value="1579605696.09219" calcext:value-type="float">
            <text:p>1579605696,09219</text:p>
          </table:table-cell>
          <table:table-cell office:value-type="float" office:value="124" calcext:value-type="float">
            <text:p>124</text:p>
          </table:table-cell>
          <table:table-cell office:value-type="float" office:value="0.884999990463257" calcext:value-type="float">
            <text:p>0,8849999905</text:p>
          </table:table-cell>
          <table:table-cell office:value-type="float" office:value="0.220500007271767" calcext:value-type="float">
            <text:p>0,2205000073</text:p>
          </table:table-cell>
          <table:table-cell office:value-type="float" office:value="0.187000006437302" calcext:value-type="float">
            <text:p>0,1870000064</text:p>
          </table:table-cell>
        </table:table-row>
        <table:table-row table:style-name="ro1">
          <table:table-cell office:value-type="float" office:value="1579605699.36222" calcext:value-type="float">
            <text:p>1579605699,36222</text:p>
          </table:table-cell>
          <table:table-cell office:value-type="float" office:value="125" calcext:value-type="float">
            <text:p>125</text:p>
          </table:table-cell>
          <table:table-cell office:value-type="float" office:value="0.90499997138977" calcext:value-type="float">
            <text:p>0,9049999714</text:p>
          </table:table-cell>
          <table:table-cell office:value-type="float" office:value="0.203500002622604" calcext:value-type="float">
            <text:p>0,2035000026</text:p>
          </table:table-cell>
          <table:table-cell office:value-type="float" office:value="0.178000003099442" calcext:value-type="float">
            <text:p>0,1780000031</text:p>
          </table:table-cell>
        </table:table-row>
        <table:table-row table:style-name="ro1">
          <table:table-cell office:value-type="float" office:value="1579605702.63053" calcext:value-type="float">
            <text:p>1579605702,63053</text:p>
          </table:table-cell>
          <table:table-cell office:value-type="float" office:value="126" calcext:value-type="float">
            <text:p>126</text:p>
          </table:table-cell>
          <table:table-cell office:value-type="float" office:value="0.892499983310699" calcext:value-type="float">
            <text:p>0,8924999833</text:p>
          </table:table-cell>
          <table:table-cell office:value-type="float" office:value="0.206000000238419" calcext:value-type="float">
            <text:p>0,2060000002</text:p>
          </table:table-cell>
          <table:table-cell office:value-type="float" office:value="0.184499993920326" calcext:value-type="float">
            <text:p>0,1844999939</text:p>
          </table:table-cell>
        </table:table-row>
        <table:table-row table:style-name="ro1">
          <table:table-cell office:value-type="float" office:value="1579605705.89688" calcext:value-type="float">
            <text:p>1579605705,89688</text:p>
          </table:table-cell>
          <table:table-cell office:value-type="float" office:value="127" calcext:value-type="float">
            <text:p>127</text:p>
          </table:table-cell>
          <table:table-cell office:value-type="float" office:value="0.885999977588654" calcext:value-type="float">
            <text:p>0,8859999776</text:p>
          </table:table-cell>
          <table:table-cell office:value-type="float" office:value="0.212999999523163" calcext:value-type="float">
            <text:p>0,2129999995</text:p>
          </table:table-cell>
          <table:table-cell office:value-type="float" office:value="0.170000001788139" calcext:value-type="float">
            <text:p>0,1700000018</text:p>
          </table:table-cell>
        </table:table-row>
        <table:table-row table:style-name="ro1">
          <table:table-cell office:value-type="float" office:value="1579605709.13991" calcext:value-type="float">
            <text:p>1579605709,13991</text:p>
          </table:table-cell>
          <table:table-cell office:value-type="float" office:value="128" calcext:value-type="float">
            <text:p>128</text:p>
          </table:table-cell>
          <table:table-cell office:value-type="float" office:value="0.879499971866608" calcext:value-type="float">
            <text:p>0,8794999719</text:p>
          </table:table-cell>
          <table:table-cell office:value-type="float" office:value="0.218500003218651" calcext:value-type="float">
            <text:p>0,2185000032</text:p>
          </table:table-cell>
          <table:table-cell office:value-type="float" office:value="0.175999999046326" calcext:value-type="float">
            <text:p>0,175999999</text:p>
          </table:table-cell>
        </table:table-row>
        <table:table-row table:style-name="ro1">
          <table:table-cell office:value-type="float" office:value="1579605712.4149" calcext:value-type="float">
            <text:p>1579605712,4149</text:p>
          </table:table-cell>
          <table:table-cell office:value-type="float" office:value="129" calcext:value-type="float">
            <text:p>129</text:p>
          </table:table-cell>
          <table:table-cell office:value-type="float" office:value="0.875500023365021" calcext:value-type="float">
            <text:p>0,8755000234</text:p>
          </table:table-cell>
          <table:table-cell office:value-type="float" office:value="0.228499993681908" calcext:value-type="float">
            <text:p>0,2284999937</text:p>
          </table:table-cell>
          <table:table-cell office:value-type="float" office:value="0.16949999332428" calcext:value-type="float">
            <text:p>0,1694999933</text:p>
          </table:table-cell>
        </table:table-row>
        <table:table-row table:style-name="ro1">
          <table:table-cell office:value-type="float" office:value="1579605717.78654" calcext:value-type="float">
            <text:p>1579605717,78654</text:p>
          </table:table-cell>
          <table:table-cell office:value-type="float" office:value="130" calcext:value-type="float">
            <text:p>130</text:p>
          </table:table-cell>
          <table:table-cell office:value-type="float" office:value="0.875500023365021" calcext:value-type="float">
            <text:p>0,8755000234</text:p>
          </table:table-cell>
          <table:table-cell office:value-type="float" office:value="0.201499998569489" calcext:value-type="float">
            <text:p>0,2014999986</text:p>
          </table:table-cell>
          <table:table-cell office:value-type="float" office:value="0.168999999761581" calcext:value-type="float">
            <text:p>0,1689999998</text:p>
          </table:table-cell>
        </table:table-row>
        <table:table-row table:style-name="ro1">
          <table:table-cell office:value-type="float" office:value="1579605721.07299" calcext:value-type="float">
            <text:p>1579605721,07299</text:p>
          </table:table-cell>
          <table:table-cell office:value-type="float" office:value="131" calcext:value-type="float">
            <text:p>131</text:p>
          </table:table-cell>
          <table:table-cell office:value-type="float" office:value="0.874000012874603" calcext:value-type="float">
            <text:p>0,8740000129</text:p>
          </table:table-cell>
          <table:table-cell office:value-type="float" office:value="0.219999998807907" calcext:value-type="float">
            <text:p>0,2199999988</text:p>
          </table:table-cell>
          <table:table-cell office:value-type="float" office:value="0.168999999761581" calcext:value-type="float">
            <text:p>0,1689999998</text:p>
          </table:table-cell>
        </table:table-row>
        <table:table-row table:style-name="ro1">
          <table:table-cell office:value-type="float" office:value="1579605724.3592" calcext:value-type="float">
            <text:p>1579605724,3592</text:p>
          </table:table-cell>
          <table:table-cell office:value-type="float" office:value="132" calcext:value-type="float">
            <text:p>132</text:p>
          </table:table-cell>
          <table:table-cell office:value-type="float" office:value="0.893499970436096" calcext:value-type="float">
            <text:p>0,8934999704</text:p>
          </table:table-cell>
          <table:table-cell office:value-type="float" office:value="0.200499996542931" calcext:value-type="float">
            <text:p>0,2004999965</text:p>
          </table:table-cell>
          <table:table-cell office:value-type="float" office:value="0.180500000715256" calcext:value-type="float">
            <text:p>0,1805000007</text:p>
          </table:table-cell>
        </table:table-row>
        <table:table-row table:style-name="ro1">
          <table:table-cell office:value-type="float" office:value="1579605727.61338" calcext:value-type="float">
            <text:p>1579605727,61338</text:p>
          </table:table-cell>
          <table:table-cell office:value-type="float" office:value="133" calcext:value-type="float">
            <text:p>133</text:p>
          </table:table-cell>
          <table:table-cell office:value-type="float" office:value="0.883000016212463" calcext:value-type="float">
            <text:p>0,8830000162</text:p>
          </table:table-cell>
          <table:table-cell office:value-type="float" office:value="0.215000003576279" calcext:value-type="float">
            <text:p>0,2150000036</text:p>
          </table:table-cell>
          <table:table-cell office:value-type="float" office:value="0.175500005483627" calcext:value-type="float">
            <text:p>0,1755000055</text:p>
          </table:table-cell>
        </table:table-row>
        <table:table-row table:style-name="ro1">
          <table:table-cell office:value-type="float" office:value="1579605730.89609" calcext:value-type="float">
            <text:p>1579605730,89609</text:p>
          </table:table-cell>
          <table:table-cell office:value-type="float" office:value="134" calcext:value-type="float">
            <text:p>134</text:p>
          </table:table-cell>
          <table:table-cell office:value-type="float" office:value="0.884999990463257" calcext:value-type="float">
            <text:p>0,8849999905</text:p>
          </table:table-cell>
          <table:table-cell office:value-type="float" office:value="0.217500001192093" calcext:value-type="float">
            <text:p>0,2175000012</text:p>
          </table:table-cell>
          <table:table-cell office:value-type="float" office:value="0.170499995350838" calcext:value-type="float">
            <text:p>0,1704999954</text:p>
          </table:table-cell>
        </table:table-row>
        <table:table-row table:style-name="ro1">
          <table:table-cell office:value-type="float" office:value="1579605734.13215" calcext:value-type="float">
            <text:p>1579605734,13215</text:p>
          </table:table-cell>
          <table:table-cell office:value-type="float" office:value="135" calcext:value-type="float">
            <text:p>135</text:p>
          </table:table-cell>
          <table:table-cell office:value-type="float" office:value="0.880999982357025" calcext:value-type="float">
            <text:p>0,8809999824</text:p>
          </table:table-cell>
          <table:table-cell office:value-type="float" office:value="0.224500000476837" calcext:value-type="float">
            <text:p>0,2245000005</text:p>
          </table:table-cell>
          <table:table-cell office:value-type="float" office:value="0.168500006198883" calcext:value-type="float">
            <text:p>0,1685000062</text:p>
          </table:table-cell>
        </table:table-row>
        <table:table-row table:style-name="ro1">
          <table:table-cell office:value-type="float" office:value="1579605737.43836" calcext:value-type="float">
            <text:p>1579605737,43836</text:p>
          </table:table-cell>
          <table:table-cell office:value-type="float" office:value="136" calcext:value-type="float">
            <text:p>136</text:p>
          </table:table-cell>
          <table:table-cell office:value-type="float" office:value="0.879499971866608" calcext:value-type="float">
            <text:p>0,8794999719</text:p>
          </table:table-cell>
          <table:table-cell office:value-type="float" office:value="0.228000000119209" calcext:value-type="float">
            <text:p>0,2280000001</text:p>
          </table:table-cell>
          <table:table-cell office:value-type="float" office:value="0.164000004529953" calcext:value-type="float">
            <text:p>0,1640000045</text:p>
          </table:table-cell>
        </table:table-row>
        <table:table-row table:style-name="ro1">
          <table:table-cell office:value-type="float" office:value="1579605740.67324" calcext:value-type="float">
            <text:p>1579605740,67324</text:p>
          </table:table-cell>
          <table:table-cell office:value-type="float" office:value="137" calcext:value-type="float">
            <text:p>137</text:p>
          </table:table-cell>
          <table:table-cell office:value-type="float" office:value="0.877499997615814" calcext:value-type="float">
            <text:p>0,8774999976</text:p>
          </table:table-cell>
          <table:table-cell office:value-type="float" office:value="0.229499995708466" calcext:value-type="float">
            <text:p>0,2294999957</text:p>
          </table:table-cell>
          <table:table-cell office:value-type="float" office:value="0.173500001430512" calcext:value-type="float">
            <text:p>0,1735000014</text:p>
          </table:table-cell>
        </table:table-row>
        <table:table-row table:style-name="ro1">
          <table:table-cell office:value-type="float" office:value="1579605743.92284" calcext:value-type="float">
            <text:p>1579605743,92284</text:p>
          </table:table-cell>
          <table:table-cell office:value-type="float" office:value="138" calcext:value-type="float">
            <text:p>138</text:p>
          </table:table-cell>
          <table:table-cell office:value-type="float" office:value="0.871500015258789" calcext:value-type="float">
            <text:p>0,8715000153</text:p>
          </table:table-cell>
          <table:table-cell office:value-type="float" office:value="0.228499993681908" calcext:value-type="float">
            <text:p>0,2284999937</text:p>
          </table:table-cell>
          <table:table-cell office:value-type="float" office:value="0.200499996542931" calcext:value-type="float">
            <text:p>0,2004999965</text:p>
          </table:table-cell>
        </table:table-row>
        <table:table-row table:style-name="ro1">
          <table:table-cell office:value-type="float" office:value="1579605747.24058" calcext:value-type="float">
            <text:p>1579605747,24058</text:p>
          </table:table-cell>
          <table:table-cell office:value-type="float" office:value="139" calcext:value-type="float">
            <text:p>139</text:p>
          </table:table-cell>
          <table:table-cell office:value-type="float" office:value="0.876500010490418" calcext:value-type="float">
            <text:p>0,8765000105</text:p>
          </table:table-cell>
          <table:table-cell office:value-type="float" office:value="0.206499993801117" calcext:value-type="float">
            <text:p>0,2064999938</text:p>
          </table:table-cell>
          <table:table-cell office:value-type="float" office:value="0.187000006437302" calcext:value-type="float">
            <text:p>0,1870000064</text:p>
          </table:table-cell>
        </table:table-row>
        <table:table-row table:style-name="ro1">
          <table:table-cell office:value-type="float" office:value="1579605752.56446" calcext:value-type="float">
            <text:p>1579605752,56446</text:p>
          </table:table-cell>
          <table:table-cell office:value-type="float" office:value="140" calcext:value-type="float">
            <text:p>140</text:p>
          </table:table-cell>
          <table:table-cell office:value-type="float" office:value="0.871500015258789" calcext:value-type="float">
            <text:p>0,8715000153</text:p>
          </table:table-cell>
          <table:table-cell office:value-type="float" office:value="0.212999999523163" calcext:value-type="float">
            <text:p>0,2129999995</text:p>
          </table:table-cell>
          <table:table-cell office:value-type="float" office:value="0.180500000715256" calcext:value-type="float">
            <text:p>0,1805000007</text:p>
          </table:table-cell>
        </table:table-row>
        <table:table-row table:style-name="ro1">
          <table:table-cell office:value-type="float" office:value="1579605755.81412" calcext:value-type="float">
            <text:p>1579605755,81412</text:p>
          </table:table-cell>
          <table:table-cell office:value-type="float" office:value="141" calcext:value-type="float">
            <text:p>141</text:p>
          </table:table-cell>
          <table:table-cell office:value-type="float" office:value="0.889999985694885" calcext:value-type="float">
            <text:p>0,8899999857</text:p>
          </table:table-cell>
          <table:table-cell office:value-type="float" office:value="0.199000000953674" calcext:value-type="float">
            <text:p>0,199000001</text:p>
          </table:table-cell>
          <table:table-cell office:value-type="float" office:value="0.160500004887581" calcext:value-type="float">
            <text:p>0,1605000049</text:p>
          </table:table-cell>
        </table:table-row>
        <table:table-row table:style-name="ro1">
          <table:table-cell office:value-type="float" office:value="1579605759.11475" calcext:value-type="float">
            <text:p>1579605759,11475</text:p>
          </table:table-cell>
          <table:table-cell office:value-type="float" office:value="142" calcext:value-type="float">
            <text:p>142</text:p>
          </table:table-cell>
          <table:table-cell office:value-type="float" office:value="0.897000014781952" calcext:value-type="float">
            <text:p>0,8970000148</text:p>
          </table:table-cell>
          <table:table-cell office:value-type="float" office:value="0.204500004649162" calcext:value-type="float">
            <text:p>0,2045000046</text:p>
          </table:table-cell>
          <table:table-cell office:value-type="float" office:value="0.17849999666214" calcext:value-type="float">
            <text:p>0,1784999967</text:p>
          </table:table-cell>
        </table:table-row>
        <table:table-row table:style-name="ro1">
          <table:table-cell office:value-type="float" office:value="1579605762.46377" calcext:value-type="float">
            <text:p>1579605762,46377</text:p>
          </table:table-cell>
          <table:table-cell office:value-type="float" office:value="143" calcext:value-type="float">
            <text:p>143</text:p>
          </table:table-cell>
          <table:table-cell office:value-type="float" office:value="0.875500023365021" calcext:value-type="float">
            <text:p>0,8755000234</text:p>
          </table:table-cell>
          <table:table-cell office:value-type="float" office:value="0.214499995112419" calcext:value-type="float">
            <text:p>0,2144999951</text:p>
          </table:table-cell>
          <table:table-cell office:value-type="float" office:value="0.166500002145767" calcext:value-type="float">
            <text:p>0,1665000021</text:p>
          </table:table-cell>
        </table:table-row>
        <table:table-row table:style-name="ro1">
          <table:table-cell office:value-type="float" office:value="1579605765.7197" calcext:value-type="float">
            <text:p>1579605765,7197</text:p>
          </table:table-cell>
          <table:table-cell office:value-type="float" office:value="144" calcext:value-type="float">
            <text:p>144</text:p>
          </table:table-cell>
          <table:table-cell office:value-type="float" office:value="0.895500004291534" calcext:value-type="float">
            <text:p>0,8955000043</text:p>
          </table:table-cell>
          <table:table-cell office:value-type="float" office:value="0.219999998807907" calcext:value-type="float">
            <text:p>0,2199999988</text:p>
          </table:table-cell>
          <table:table-cell office:value-type="float" office:value="0.193000003695488" calcext:value-type="float">
            <text:p>0,1930000037</text:p>
          </table:table-cell>
        </table:table-row>
        <table:table-row table:style-name="ro1">
          <table:table-cell office:value-type="float" office:value="1579605769.03699" calcext:value-type="float">
            <text:p>1579605769,03699</text:p>
          </table:table-cell>
          <table:table-cell office:value-type="float" office:value="145" calcext:value-type="float">
            <text:p>145</text:p>
          </table:table-cell>
          <table:table-cell office:value-type="float" office:value="0.896499991416931" calcext:value-type="float">
            <text:p>0,8964999914</text:p>
          </table:table-cell>
          <table:table-cell office:value-type="float" office:value="0.214000001549721" calcext:value-type="float">
            <text:p>0,2140000015</text:p>
          </table:table-cell>
          <table:table-cell office:value-type="float" office:value="0.194499999284744" calcext:value-type="float">
            <text:p>0,1944999993</text:p>
          </table:table-cell>
        </table:table-row>
        <table:table-row table:style-name="ro1">
          <table:table-cell office:value-type="float" office:value="1579605772.29433" calcext:value-type="float">
            <text:p>1579605772,29433</text:p>
          </table:table-cell>
          <table:table-cell office:value-type="float" office:value="146" calcext:value-type="float">
            <text:p>146</text:p>
          </table:table-cell>
          <table:table-cell office:value-type="float" office:value="0.897000014781952" calcext:value-type="float">
            <text:p>0,8970000148</text:p>
          </table:table-cell>
          <table:table-cell office:value-type="float" office:value="0.196999996900559" calcext:value-type="float">
            <text:p>0,1969999969</text:p>
          </table:table-cell>
          <table:table-cell office:value-type="float" office:value="0.173500001430512" calcext:value-type="float">
            <text:p>0,1735000014</text:p>
          </table:table-cell>
        </table:table-row>
        <table:table-row table:style-name="ro1">
          <table:table-cell office:value-type="float" office:value="1579605775.59082" calcext:value-type="float">
            <text:p>1579605775,59082</text:p>
          </table:table-cell>
          <table:table-cell office:value-type="float" office:value="147" calcext:value-type="float">
            <text:p>147</text:p>
          </table:table-cell>
          <table:table-cell office:value-type="float" office:value="0.878000020980835" calcext:value-type="float">
            <text:p>0,878000021</text:p>
          </table:table-cell>
          <table:table-cell office:value-type="float" office:value="0.177000001072884" calcext:value-type="float">
            <text:p>0,1770000011</text:p>
          </table:table-cell>
          <table:table-cell office:value-type="float" office:value="0.158000007271767" calcext:value-type="float">
            <text:p>0,1580000073</text:p>
          </table:table-cell>
        </table:table-row>
        <table:table-row table:style-name="ro1">
          <table:table-cell office:value-type="float" office:value="1579605779.00977" calcext:value-type="float">
            <text:p>1579605779,00977</text:p>
          </table:table-cell>
          <table:table-cell office:value-type="float" office:value="148" calcext:value-type="float">
            <text:p>148</text:p>
          </table:table-cell>
          <table:table-cell office:value-type="float" office:value="0.888499975204468" calcext:value-type="float">
            <text:p>0,8884999752</text:p>
          </table:table-cell>
          <table:table-cell office:value-type="float" office:value="0.213499993085861" calcext:value-type="float">
            <text:p>0,2134999931</text:p>
          </table:table-cell>
          <table:table-cell office:value-type="float" office:value="0.164499998092651" calcext:value-type="float">
            <text:p>0,1644999981</text:p>
          </table:table-cell>
        </table:table-row>
        <table:table-row table:style-name="ro1">
          <table:table-cell office:value-type="float" office:value="1579605782.3348" calcext:value-type="float">
            <text:p>1579605782,3348</text:p>
          </table:table-cell>
          <table:table-cell office:value-type="float" office:value="149" calcext:value-type="float">
            <text:p>149</text:p>
          </table:table-cell>
          <table:table-cell office:value-type="float" office:value="0.878499984741211" calcext:value-type="float">
            <text:p>0,8784999847</text:p>
          </table:table-cell>
          <table:table-cell office:value-type="float" office:value="0.224999994039536" calcext:value-type="float">
            <text:p>0,224999994</text:p>
          </table:table-cell>
          <table:table-cell office:value-type="float" office:value="0.171499997377396" calcext:value-type="float">
            <text:p>0,1714999974</text:p>
          </table:table-cell>
        </table:table-row>
        <table:table-row table:style-name="ro1">
          <table:table-cell office:value-type="float" office:value="1579605788.1072" calcext:value-type="float">
            <text:p>1579605788,1072</text:p>
          </table:table-cell>
          <table:table-cell office:value-type="float" office:value="150" calcext:value-type="float">
            <text:p>150</text:p>
          </table:table-cell>
          <table:table-cell office:value-type="float" office:value="0.891499996185303" calcext:value-type="float">
            <text:p>0,8914999962</text:p>
          </table:table-cell>
          <table:table-cell office:value-type="float" office:value="0.20550000667572" calcext:value-type="float">
            <text:p>0,2055000067</text:p>
          </table:table-cell>
          <table:table-cell office:value-type="float" office:value="0.165500000119209" calcext:value-type="float">
            <text:p>0,1655000001</text:p>
          </table:table-cell>
        </table:table-row>
        <table:table-row table:style-name="ro1">
          <table:table-cell office:value-type="float" office:value="1579605791.63916" calcext:value-type="float">
            <text:p>1579605791,63916</text:p>
          </table:table-cell>
          <table:table-cell office:value-type="float" office:value="151" calcext:value-type="float">
            <text:p>151</text:p>
          </table:table-cell>
          <table:table-cell office:value-type="float" office:value="0.899999976158142" calcext:value-type="float">
            <text:p>0,8999999762</text:p>
          </table:table-cell>
          <table:table-cell office:value-type="float" office:value="0.212999999523163" calcext:value-type="float">
            <text:p>0,2129999995</text:p>
          </table:table-cell>
          <table:table-cell office:value-type="float" office:value="0.178000003099442" calcext:value-type="float">
            <text:p>0,1780000031</text:p>
          </table:table-cell>
        </table:table-row>
        <table:table-row table:style-name="ro1">
          <table:table-cell office:value-type="float" office:value="1579605795.09828" calcext:value-type="float">
            <text:p>1579605795,09828</text:p>
          </table:table-cell>
          <table:table-cell office:value-type="float" office:value="152" calcext:value-type="float">
            <text:p>152</text:p>
          </table:table-cell>
          <table:table-cell office:value-type="float" office:value="0.882000029087067" calcext:value-type="float">
            <text:p>0,8820000291</text:p>
          </table:table-cell>
          <table:table-cell office:value-type="float" office:value="0.210500001907349" calcext:value-type="float">
            <text:p>0,2105000019</text:p>
          </table:table-cell>
          <table:table-cell office:value-type="float" office:value="0.180999994277954" calcext:value-type="float">
            <text:p>0,1809999943</text:p>
          </table:table-cell>
        </table:table-row>
        <table:table-row table:style-name="ro1">
          <table:table-cell office:value-type="float" office:value="1579605798.59275" calcext:value-type="float">
            <text:p>1579605798,59275</text:p>
          </table:table-cell>
          <table:table-cell office:value-type="float" office:value="153" calcext:value-type="float">
            <text:p>153</text:p>
          </table:table-cell>
          <table:table-cell office:value-type="float" office:value="0.88400000333786" calcext:value-type="float">
            <text:p>0,8840000033</text:p>
          </table:table-cell>
          <table:table-cell office:value-type="float" office:value="0.203999996185303" calcext:value-type="float">
            <text:p>0,2039999962</text:p>
          </table:table-cell>
          <table:table-cell office:value-type="float" office:value="0.179499998688698" calcext:value-type="float">
            <text:p>0,1794999987</text:p>
          </table:table-cell>
        </table:table-row>
        <table:table-row table:style-name="ro1">
          <table:table-cell office:value-type="float" office:value="1579605802.01648" calcext:value-type="float">
            <text:p>1579605802,01648</text:p>
          </table:table-cell>
          <table:table-cell office:value-type="float" office:value="154" calcext:value-type="float">
            <text:p>154</text:p>
          </table:table-cell>
          <table:table-cell office:value-type="float" office:value="0.884999990463257" calcext:value-type="float">
            <text:p>0,8849999905</text:p>
          </table:table-cell>
          <table:table-cell office:value-type="float" office:value="0.20100000500679" calcext:value-type="float">
            <text:p>0,201000005</text:p>
          </table:table-cell>
          <table:table-cell office:value-type="float" office:value="0.158999994397163" calcext:value-type="float">
            <text:p>0,1589999944</text:p>
          </table:table-cell>
        </table:table-row>
        <table:table-row table:style-name="ro1">
          <table:table-cell office:value-type="float" office:value="1579605805.35631" calcext:value-type="float">
            <text:p>1579605805,35631</text:p>
          </table:table-cell>
          <table:table-cell office:value-type="float" office:value="155" calcext:value-type="float">
            <text:p>155</text:p>
          </table:table-cell>
          <table:table-cell office:value-type="float" office:value="0.89300000667572" calcext:value-type="float">
            <text:p>0,8930000067</text:p>
          </table:table-cell>
          <table:table-cell office:value-type="float" office:value="0.214000001549721" calcext:value-type="float">
            <text:p>0,2140000015</text:p>
          </table:table-cell>
          <table:table-cell office:value-type="float" office:value="0.182500004768372" calcext:value-type="float">
            <text:p>0,1825000048</text:p>
          </table:table-cell>
        </table:table-row>
        <table:table-row table:style-name="ro1">
          <table:table-cell office:value-type="float" office:value="1579605808.84176" calcext:value-type="float">
            <text:p>1579605808,84176</text:p>
          </table:table-cell>
          <table:table-cell office:value-type="float" office:value="156" calcext:value-type="float">
            <text:p>156</text:p>
          </table:table-cell>
          <table:table-cell office:value-type="float" office:value="0.879999995231628" calcext:value-type="float">
            <text:p>0,8799999952</text:p>
          </table:table-cell>
          <table:table-cell office:value-type="float" office:value="0.203500002622604" calcext:value-type="float">
            <text:p>0,2035000026</text:p>
          </table:table-cell>
          <table:table-cell office:value-type="float" office:value="0.160500004887581" calcext:value-type="float">
            <text:p>0,1605000049</text:p>
          </table:table-cell>
        </table:table-row>
        <table:table-row table:style-name="ro1">
          <table:table-cell office:value-type="float" office:value="1579605812.24572" calcext:value-type="float">
            <text:p>1579605812,24572</text:p>
          </table:table-cell>
          <table:table-cell office:value-type="float" office:value="157" calcext:value-type="float">
            <text:p>157</text:p>
          </table:table-cell>
          <table:table-cell office:value-type="float" office:value="0.887499988079071" calcext:value-type="float">
            <text:p>0,8874999881</text:p>
          </table:table-cell>
          <table:table-cell office:value-type="float" office:value="0.218500003218651" calcext:value-type="float">
            <text:p>0,2185000032</text:p>
          </table:table-cell>
          <table:table-cell office:value-type="float" office:value="0.171000003814697" calcext:value-type="float">
            <text:p>0,1710000038</text:p>
          </table:table-cell>
        </table:table-row>
        <table:table-row table:style-name="ro1">
          <table:table-cell office:value-type="float" office:value="1579605815.53191" calcext:value-type="float">
            <text:p>1579605815,53191</text:p>
          </table:table-cell>
          <table:table-cell office:value-type="float" office:value="158" calcext:value-type="float">
            <text:p>158</text:p>
          </table:table-cell>
          <table:table-cell office:value-type="float" office:value="0.865499973297119" calcext:value-type="float">
            <text:p>0,8654999733</text:p>
          </table:table-cell>
          <table:table-cell office:value-type="float" office:value="0.210500001907349" calcext:value-type="float">
            <text:p>0,2105000019</text:p>
          </table:table-cell>
          <table:table-cell office:value-type="float" office:value="0.165999993681908" calcext:value-type="float">
            <text:p>0,1659999937</text:p>
          </table:table-cell>
        </table:table-row>
        <table:table-row table:style-name="ro1">
          <table:table-cell office:value-type="float" office:value="1579605818.82544" calcext:value-type="float">
            <text:p>1579605818,82544</text:p>
          </table:table-cell>
          <table:table-cell office:value-type="float" office:value="159" calcext:value-type="float">
            <text:p>159</text:p>
          </table:table-cell>
          <table:table-cell office:value-type="float" office:value="0.885999977588654" calcext:value-type="float">
            <text:p>0,8859999776</text:p>
          </table:table-cell>
          <table:table-cell office:value-type="float" office:value="0.223499998450279" calcext:value-type="float">
            <text:p>0,2234999985</text:p>
          </table:table-cell>
          <table:table-cell office:value-type="float" office:value="0.173500001430512" calcext:value-type="float">
            <text:p>0,1735000014</text:p>
          </table:table-cell>
        </table:table-row>
        <table:table-row table:style-name="ro1">
          <table:table-cell office:value-type="float" office:value="1579605824.0849" calcext:value-type="float">
            <text:p>1579605824,0849</text:p>
          </table:table-cell>
          <table:table-cell office:value-type="float" office:value="160" calcext:value-type="float">
            <text:p>160</text:p>
          </table:table-cell>
          <table:table-cell office:value-type="float" office:value="0.900499999523163" calcext:value-type="float">
            <text:p>0,9004999995</text:p>
          </table:table-cell>
          <table:table-cell office:value-type="float" office:value="0.221000000834465" calcext:value-type="float">
            <text:p>0,2210000008</text:p>
          </table:table-cell>
          <table:table-cell office:value-type="float" office:value="0.179499998688698" calcext:value-type="float">
            <text:p>0,1794999987</text:p>
          </table:table-cell>
        </table:table-row>
        <table:table-row table:style-name="ro1">
          <table:table-cell office:value-type="float" office:value="1579605827.30555" calcext:value-type="float">
            <text:p>1579605827,30555</text:p>
          </table:table-cell>
          <table:table-cell office:value-type="float" office:value="161" calcext:value-type="float">
            <text:p>161</text:p>
          </table:table-cell>
          <table:table-cell office:value-type="float" office:value="0.882000029087067" calcext:value-type="float">
            <text:p>0,8820000291</text:p>
          </table:table-cell>
          <table:table-cell office:value-type="float" office:value="0.222499996423721" calcext:value-type="float">
            <text:p>0,2224999964</text:p>
          </table:table-cell>
          <table:table-cell office:value-type="float" office:value="0.168999999761581" calcext:value-type="float">
            <text:p>0,1689999998</text:p>
          </table:table-cell>
        </table:table-row>
        <table:table-row table:style-name="ro1">
          <table:table-cell office:value-type="float" office:value="1579605830.59855" calcext:value-type="float">
            <text:p>1579605830,59855</text:p>
          </table:table-cell>
          <table:table-cell office:value-type="float" office:value="162" calcext:value-type="float">
            <text:p>162</text:p>
          </table:table-cell>
          <table:table-cell office:value-type="float" office:value="0.888499975204468" calcext:value-type="float">
            <text:p>0,8884999752</text:p>
          </table:table-cell>
          <table:table-cell office:value-type="float" office:value="0.216000005602837" calcext:value-type="float">
            <text:p>0,2160000056</text:p>
          </table:table-cell>
          <table:table-cell office:value-type="float" office:value="0.18350000679493" calcext:value-type="float">
            <text:p>0,1835000068</text:p>
          </table:table-cell>
        </table:table-row>
        <table:table-row table:style-name="ro1">
          <table:table-cell office:value-type="float" office:value="1579605833.86195" calcext:value-type="float">
            <text:p>1579605833,86195</text:p>
          </table:table-cell>
          <table:table-cell office:value-type="float" office:value="163" calcext:value-type="float">
            <text:p>163</text:p>
          </table:table-cell>
          <table:table-cell office:value-type="float" office:value="0.908999979496002" calcext:value-type="float">
            <text:p>0,9089999795</text:p>
          </table:table-cell>
          <table:table-cell office:value-type="float" office:value="0.210500001907349" calcext:value-type="float">
            <text:p>0,2105000019</text:p>
          </table:table-cell>
          <table:table-cell office:value-type="float" office:value="0.170000001788139" calcext:value-type="float">
            <text:p>0,1700000018</text:p>
          </table:table-cell>
        </table:table-row>
        <table:table-row table:style-name="ro1">
          <table:table-cell office:value-type="float" office:value="1579605837.19478" calcext:value-type="float">
            <text:p>1579605837,19478</text:p>
          </table:table-cell>
          <table:table-cell office:value-type="float" office:value="164" calcext:value-type="float">
            <text:p>164</text:p>
          </table:table-cell>
          <table:table-cell office:value-type="float" office:value="0.882000029087067" calcext:value-type="float">
            <text:p>0,8820000291</text:p>
          </table:table-cell>
          <table:table-cell office:value-type="float" office:value="0.223000004887581" calcext:value-type="float">
            <text:p>0,2230000049</text:p>
          </table:table-cell>
          <table:table-cell office:value-type="float" office:value="0.18350000679493" calcext:value-type="float">
            <text:p>0,1835000068</text:p>
          </table:table-cell>
        </table:table-row>
        <table:table-row table:style-name="ro1">
          <table:table-cell office:value-type="float" office:value="1579605840.55391" calcext:value-type="float">
            <text:p>1579605840,55391</text:p>
          </table:table-cell>
          <table:table-cell office:value-type="float" office:value="165" calcext:value-type="float">
            <text:p>165</text:p>
          </table:table-cell>
          <table:table-cell office:value-type="float" office:value="0.882000029087067" calcext:value-type="float">
            <text:p>0,8820000291</text:p>
          </table:table-cell>
          <table:table-cell office:value-type="float" office:value="0.215000003576279" calcext:value-type="float">
            <text:p>0,2150000036</text:p>
          </table:table-cell>
          <table:table-cell office:value-type="float" office:value="0.172999992966652" calcext:value-type="float">
            <text:p>0,172999993</text:p>
          </table:table-cell>
        </table:table-row>
        <table:table-row table:style-name="ro1">
          <table:table-cell office:value-type="float" office:value="1579605843.81461" calcext:value-type="float">
            <text:p>1579605843,81461</text:p>
          </table:table-cell>
          <table:table-cell office:value-type="float" office:value="166" calcext:value-type="float">
            <text:p>166</text:p>
          </table:table-cell>
          <table:table-cell office:value-type="float" office:value="0.894999980926514" calcext:value-type="float">
            <text:p>0,8949999809</text:p>
          </table:table-cell>
          <table:table-cell office:value-type="float" office:value="0.20100000500679" calcext:value-type="float">
            <text:p>0,201000005</text:p>
          </table:table-cell>
          <table:table-cell office:value-type="float" office:value="0.165000006556511" calcext:value-type="float">
            <text:p>0,1650000066</text:p>
          </table:table-cell>
        </table:table-row>
        <table:table-row table:style-name="ro1">
          <table:table-cell office:value-type="float" office:value="1579605847.08711" calcext:value-type="float">
            <text:p>1579605847,08711</text:p>
          </table:table-cell>
          <table:table-cell office:value-type="float" office:value="167" calcext:value-type="float">
            <text:p>167</text:p>
          </table:table-cell>
          <table:table-cell office:value-type="float" office:value="0.892499983310699" calcext:value-type="float">
            <text:p>0,8924999833</text:p>
          </table:table-cell>
          <table:table-cell office:value-type="float" office:value="0.217999994754791" calcext:value-type="float">
            <text:p>0,2179999948</text:p>
          </table:table-cell>
          <table:table-cell office:value-type="float" office:value="0.174999997019768" calcext:value-type="float">
            <text:p>0,174999997</text:p>
          </table:table-cell>
        </table:table-row>
        <table:table-row table:style-name="ro1">
          <table:table-cell office:value-type="float" office:value="1579605850.40578" calcext:value-type="float">
            <text:p>1579605850,40578</text:p>
          </table:table-cell>
          <table:table-cell office:value-type="float" office:value="168" calcext:value-type="float">
            <text:p>168</text:p>
          </table:table-cell>
          <table:table-cell office:value-type="float" office:value="0.881500005722046" calcext:value-type="float">
            <text:p>0,8815000057</text:p>
          </table:table-cell>
          <table:table-cell office:value-type="float" office:value="0.207499995827675" calcext:value-type="float">
            <text:p>0,2074999958</text:p>
          </table:table-cell>
          <table:table-cell office:value-type="float" office:value="0.194000005722046" calcext:value-type="float">
            <text:p>0,1940000057</text:p>
          </table:table-cell>
        </table:table-row>
        <table:table-row table:style-name="ro1">
          <table:table-cell office:value-type="float" office:value="1579605853.69653" calcext:value-type="float">
            <text:p>1579605853,69653</text:p>
          </table:table-cell>
          <table:table-cell office:value-type="float" office:value="169" calcext:value-type="float">
            <text:p>169</text:p>
          </table:table-cell>
          <table:table-cell office:value-type="float" office:value="0.874499976634979" calcext:value-type="float">
            <text:p>0,8744999766</text:p>
          </table:table-cell>
          <table:table-cell office:value-type="float" office:value="0.197500005364418" calcext:value-type="float">
            <text:p>0,1975000054</text:p>
          </table:table-cell>
          <table:table-cell office:value-type="float" office:value="0.195500001311302" calcext:value-type="float">
            <text:p>0,1955000013</text:p>
          </table:table-cell>
        </table:table-row>
        <table:table-row table:style-name="ro1">
          <table:table-cell office:value-type="float" office:value="1579605859.01005" calcext:value-type="float">
            <text:p>1579605859,01005</text:p>
          </table:table-cell>
          <table:table-cell office:value-type="float" office:value="170" calcext:value-type="float">
            <text:p>170</text:p>
          </table:table-cell>
          <table:table-cell office:value-type="float" office:value="0.884999990463257" calcext:value-type="float">
            <text:p>0,8849999905</text:p>
          </table:table-cell>
          <table:table-cell office:value-type="float" office:value="0.221000000834465" calcext:value-type="float">
            <text:p>0,2210000008</text:p>
          </table:table-cell>
          <table:table-cell office:value-type="float" office:value="0.198500007390976" calcext:value-type="float">
            <text:p>0,1985000074</text:p>
          </table:table-cell>
        </table:table-row>
        <table:table-row table:style-name="ro1">
          <table:table-cell office:value-type="float" office:value="1579605862.24749" calcext:value-type="float">
            <text:p>1579605862,24749</text:p>
          </table:table-cell>
          <table:table-cell office:value-type="float" office:value="171" calcext:value-type="float">
            <text:p>171</text:p>
          </table:table-cell>
          <table:table-cell office:value-type="float" office:value="0.898500025272369" calcext:value-type="float">
            <text:p>0,8985000253</text:p>
          </table:table-cell>
          <table:table-cell office:value-type="float" office:value="0.221000000834465" calcext:value-type="float">
            <text:p>0,2210000008</text:p>
          </table:table-cell>
          <table:table-cell office:value-type="float" office:value="0.173500001430512" calcext:value-type="float">
            <text:p>0,1735000014</text:p>
          </table:table-cell>
        </table:table-row>
        <table:table-row table:style-name="ro1">
          <table:table-cell office:value-type="float" office:value="1579605865.54078" calcext:value-type="float">
            <text:p>1579605865,54078</text:p>
          </table:table-cell>
          <table:table-cell office:value-type="float" office:value="172" calcext:value-type="float">
            <text:p>172</text:p>
          </table:table-cell>
          <table:table-cell office:value-type="float" office:value="0.903500020503998" calcext:value-type="float">
            <text:p>0,9035000205</text:p>
          </table:table-cell>
          <table:table-cell office:value-type="float" office:value="0.210999995470047" calcext:value-type="float">
            <text:p>0,2109999955</text:p>
          </table:table-cell>
          <table:table-cell office:value-type="float" office:value="0.179000005125999" calcext:value-type="float">
            <text:p>0,1790000051</text:p>
          </table:table-cell>
        </table:table-row>
        <table:table-row table:style-name="ro1">
          <table:table-cell office:value-type="float" office:value="1579605868.9272" calcext:value-type="float">
            <text:p>1579605868,9272</text:p>
          </table:table-cell>
          <table:table-cell office:value-type="float" office:value="173" calcext:value-type="float">
            <text:p>173</text:p>
          </table:table-cell>
          <table:table-cell office:value-type="float" office:value="0.907000005245209" calcext:value-type="float">
            <text:p>0,9070000052</text:p>
          </table:table-cell>
          <table:table-cell office:value-type="float" office:value="0.197500005364418" calcext:value-type="float">
            <text:p>0,1975000054</text:p>
          </table:table-cell>
          <table:table-cell office:value-type="float" office:value="0.177499994635582" calcext:value-type="float">
            <text:p>0,1774999946</text:p>
          </table:table-cell>
        </table:table-row>
        <table:table-row table:style-name="ro1">
          <table:table-cell office:value-type="float" office:value="1579605872.22207" calcext:value-type="float">
            <text:p>1579605872,22207</text:p>
          </table:table-cell>
          <table:table-cell office:value-type="float" office:value="174" calcext:value-type="float">
            <text:p>174</text:p>
          </table:table-cell>
          <table:table-cell office:value-type="float" office:value="0.895500004291534" calcext:value-type="float">
            <text:p>0,8955000043</text:p>
          </table:table-cell>
          <table:table-cell office:value-type="float" office:value="0.215499997138977" calcext:value-type="float">
            <text:p>0,2154999971</text:p>
          </table:table-cell>
          <table:table-cell office:value-type="float" office:value="0.163000002503395" calcext:value-type="float">
            <text:p>0,1630000025</text:p>
          </table:table-cell>
        </table:table-row>
        <table:table-row table:style-name="ro1">
          <table:table-cell office:value-type="float" office:value="1579605875.51138" calcext:value-type="float">
            <text:p>1579605875,51138</text:p>
          </table:table-cell>
          <table:table-cell office:value-type="float" office:value="175" calcext:value-type="float">
            <text:p>175</text:p>
          </table:table-cell>
          <table:table-cell office:value-type="float" office:value="0.894500017166138" calcext:value-type="float">
            <text:p>0,8945000172</text:p>
          </table:table-cell>
          <table:table-cell office:value-type="float" office:value="0.211999997496605" calcext:value-type="float">
            <text:p>0,2119999975</text:p>
          </table:table-cell>
          <table:table-cell office:value-type="float" office:value="0.179000005125999" calcext:value-type="float">
            <text:p>0,1790000051</text:p>
          </table:table-cell>
        </table:table-row>
        <table:table-row table:style-name="ro1">
          <table:table-cell office:value-type="float" office:value="1579605878.81534" calcext:value-type="float">
            <text:p>1579605878,81534</text:p>
          </table:table-cell>
          <table:table-cell office:value-type="float" office:value="176" calcext:value-type="float">
            <text:p>176</text:p>
          </table:table-cell>
          <table:table-cell office:value-type="float" office:value="0.895500004291534" calcext:value-type="float">
            <text:p>0,8955000043</text:p>
          </table:table-cell>
          <table:table-cell office:value-type="float" office:value="0.202000007033348" calcext:value-type="float">
            <text:p>0,202000007</text:p>
          </table:table-cell>
          <table:table-cell office:value-type="float" office:value="0.164000004529953" calcext:value-type="float">
            <text:p>0,1640000045</text:p>
          </table:table-cell>
        </table:table-row>
        <table:table-row table:style-name="ro1">
          <table:table-cell office:value-type="float" office:value="1579605882.08273" calcext:value-type="float">
            <text:p>1579605882,08273</text:p>
          </table:table-cell>
          <table:table-cell office:value-type="float" office:value="177" calcext:value-type="float">
            <text:p>177</text:p>
          </table:table-cell>
          <table:table-cell office:value-type="float" office:value="0.887000024318695" calcext:value-type="float">
            <text:p>0,8870000243</text:p>
          </table:table-cell>
          <table:table-cell office:value-type="float" office:value="0.212999999523163" calcext:value-type="float">
            <text:p>0,2129999995</text:p>
          </table:table-cell>
          <table:table-cell office:value-type="float" office:value="0.175500005483627" calcext:value-type="float">
            <text:p>0,1755000055</text:p>
          </table:table-cell>
        </table:table-row>
        <table:table-row table:style-name="ro1">
          <table:table-cell office:value-type="float" office:value="1579605885.33558" calcext:value-type="float">
            <text:p>1579605885,33558</text:p>
          </table:table-cell>
          <table:table-cell office:value-type="float" office:value="178" calcext:value-type="float">
            <text:p>178</text:p>
          </table:table-cell>
          <table:table-cell office:value-type="float" office:value="0.893999993801117" calcext:value-type="float">
            <text:p>0,8939999938</text:p>
          </table:table-cell>
          <table:table-cell office:value-type="float" office:value="0.197999998927116" calcext:value-type="float">
            <text:p>0,1979999989</text:p>
          </table:table-cell>
          <table:table-cell office:value-type="float" office:value="0.159500002861023" calcext:value-type="float">
            <text:p>0,1595000029</text:p>
          </table:table-cell>
        </table:table-row>
        <table:table-row table:style-name="ro1">
          <table:table-cell office:value-type="float" office:value="1579605888.57958" calcext:value-type="float">
            <text:p>1579605888,57958</text:p>
          </table:table-cell>
          <table:table-cell office:value-type="float" office:value="179" calcext:value-type="float">
            <text:p>179</text:p>
          </table:table-cell>
          <table:table-cell office:value-type="float" office:value="0.908500015735626" calcext:value-type="float">
            <text:p>0,9085000157</text:p>
          </table:table-cell>
          <table:table-cell office:value-type="float" office:value="0.20550000667572" calcext:value-type="float">
            <text:p>0,2055000067</text:p>
          </table:table-cell>
          <table:table-cell office:value-type="float" office:value="0.156000003218651" calcext:value-type="float">
            <text:p>0,1560000032</text:p>
          </table:table-cell>
        </table:table-row>
        <table:table-row table:style-name="ro1">
          <table:table-cell office:value-type="float" office:value="1579605893.83879" calcext:value-type="float">
            <text:p>1579605893,83879</text:p>
          </table:table-cell>
          <table:table-cell office:value-type="float" office:value="180" calcext:value-type="float">
            <text:p>180</text:p>
          </table:table-cell>
          <table:table-cell office:value-type="float" office:value="0.888499975204468" calcext:value-type="float">
            <text:p>0,8884999752</text:p>
          </table:table-cell>
          <table:table-cell office:value-type="float" office:value="0.211999997496605" calcext:value-type="float">
            <text:p>0,2119999975</text:p>
          </table:table-cell>
          <table:table-cell office:value-type="float" office:value="0.172499999403954" calcext:value-type="float">
            <text:p>0,1724999994</text:p>
          </table:table-cell>
        </table:table-row>
        <table:table-row table:style-name="ro1">
          <table:table-cell office:value-type="float" office:value="1579605897.17804" calcext:value-type="float">
            <text:p>1579605897,17804</text:p>
          </table:table-cell>
          <table:table-cell office:value-type="float" office:value="181" calcext:value-type="float">
            <text:p>181</text:p>
          </table:table-cell>
          <table:table-cell office:value-type="float" office:value="0.893999993801117" calcext:value-type="float">
            <text:p>0,8939999938</text:p>
          </table:table-cell>
          <table:table-cell office:value-type="float" office:value="0.211500003933907" calcext:value-type="float">
            <text:p>0,2115000039</text:p>
          </table:table-cell>
          <table:table-cell office:value-type="float" office:value="0.165999993681908" calcext:value-type="float">
            <text:p>0,1659999937</text:p>
          </table:table-cell>
        </table:table-row>
        <table:table-row table:style-name="ro1">
          <table:table-cell office:value-type="float" office:value="1579605900.45497" calcext:value-type="float">
            <text:p>1579605900,45497</text:p>
          </table:table-cell>
          <table:table-cell office:value-type="float" office:value="182" calcext:value-type="float">
            <text:p>182</text:p>
          </table:table-cell>
          <table:table-cell office:value-type="float" office:value="0.890500009059906" calcext:value-type="float">
            <text:p>0,8905000091</text:p>
          </table:table-cell>
          <table:table-cell office:value-type="float" office:value="0.228000000119209" calcext:value-type="float">
            <text:p>0,2280000001</text:p>
          </table:table-cell>
          <table:table-cell office:value-type="float" office:value="0.168500006198883" calcext:value-type="float">
            <text:p>0,1685000062</text:p>
          </table:table-cell>
        </table:table-row>
        <table:table-row table:style-name="ro1">
          <table:table-cell office:value-type="float" office:value="1579605903.74519" calcext:value-type="float">
            <text:p>1579605903,74519</text:p>
          </table:table-cell>
          <table:table-cell office:value-type="float" office:value="183" calcext:value-type="float">
            <text:p>183</text:p>
          </table:table-cell>
          <table:table-cell office:value-type="float" office:value="0.898000001907349" calcext:value-type="float">
            <text:p>0,8980000019</text:p>
          </table:table-cell>
          <table:table-cell office:value-type="float" office:value="0.207000002264976" calcext:value-type="float">
            <text:p>0,2070000023</text:p>
          </table:table-cell>
          <table:table-cell office:value-type="float" office:value="0.167999997735024" calcext:value-type="float">
            <text:p>0,1679999977</text:p>
          </table:table-cell>
        </table:table-row>
        <table:table-row table:style-name="ro1">
          <table:table-cell office:value-type="float" office:value="1579605907.02088" calcext:value-type="float">
            <text:p>1579605907,02088</text:p>
          </table:table-cell>
          <table:table-cell office:value-type="float" office:value="184" calcext:value-type="float">
            <text:p>184</text:p>
          </table:table-cell>
          <table:table-cell office:value-type="float" office:value="0.899500012397766" calcext:value-type="float">
            <text:p>0,8995000124</text:p>
          </table:table-cell>
          <table:table-cell office:value-type="float" office:value="0.213499993085861" calcext:value-type="float">
            <text:p>0,2134999931</text:p>
          </table:table-cell>
          <table:table-cell office:value-type="float" office:value="0.181999996304512" calcext:value-type="float">
            <text:p>0,1819999963</text:p>
          </table:table-cell>
        </table:table-row>
        <table:table-row table:style-name="ro1">
          <table:table-cell office:value-type="float" office:value="1579605910.34009" calcext:value-type="float">
            <text:p>1579605910,34009</text:p>
          </table:table-cell>
          <table:table-cell office:value-type="float" office:value="185" calcext:value-type="float">
            <text:p>185</text:p>
          </table:table-cell>
          <table:table-cell office:value-type="float" office:value="0.894999980926514" calcext:value-type="float">
            <text:p>0,8949999809</text:p>
          </table:table-cell>
          <table:table-cell office:value-type="float" office:value="0.224999994039536" calcext:value-type="float">
            <text:p>0,224999994</text:p>
          </table:table-cell>
          <table:table-cell office:value-type="float" office:value="0.159500002861023" calcext:value-type="float">
            <text:p>0,1595000029</text:p>
          </table:table-cell>
        </table:table-row>
        <table:table-row table:style-name="ro1">
          <table:table-cell office:value-type="float" office:value="1579605913.61967" calcext:value-type="float">
            <text:p>1579605913,61967</text:p>
          </table:table-cell>
          <table:table-cell office:value-type="float" office:value="186" calcext:value-type="float">
            <text:p>186</text:p>
          </table:table-cell>
          <table:table-cell office:value-type="float" office:value="0.90149998664856" calcext:value-type="float">
            <text:p>0,9014999866</text:p>
          </table:table-cell>
          <table:table-cell office:value-type="float" office:value="0.208000004291534" calcext:value-type="float">
            <text:p>0,2080000043</text:p>
          </table:table-cell>
          <table:table-cell office:value-type="float" office:value="0.172499999403954" calcext:value-type="float">
            <text:p>0,1724999994</text:p>
          </table:table-cell>
        </table:table-row>
        <table:table-row table:style-name="ro1">
          <table:table-cell office:value-type="float" office:value="1579605916.95916" calcext:value-type="float">
            <text:p>1579605916,95916</text:p>
          </table:table-cell>
          <table:table-cell office:value-type="float" office:value="187" calcext:value-type="float">
            <text:p>187</text:p>
          </table:table-cell>
          <table:table-cell office:value-type="float" office:value="0.898000001907349" calcext:value-type="float">
            <text:p>0,8980000019</text:p>
          </table:table-cell>
          <table:table-cell office:value-type="float" office:value="0.204500004649162" calcext:value-type="float">
            <text:p>0,2045000046</text:p>
          </table:table-cell>
          <table:table-cell office:value-type="float" office:value="0.172499999403954" calcext:value-type="float">
            <text:p>0,1724999994</text:p>
          </table:table-cell>
        </table:table-row>
        <table:table-row table:style-name="ro1">
          <table:table-cell office:value-type="float" office:value="1579605920.29602" calcext:value-type="float">
            <text:p>1579605920,29602</text:p>
          </table:table-cell>
          <table:table-cell office:value-type="float" office:value="188" calcext:value-type="float">
            <text:p>188</text:p>
          </table:table-cell>
          <table:table-cell office:value-type="float" office:value="0.905499994754791" calcext:value-type="float">
            <text:p>0,9054999948</text:p>
          </table:table-cell>
          <table:table-cell office:value-type="float" office:value="0.210999995470047" calcext:value-type="float">
            <text:p>0,2109999955</text:p>
          </table:table-cell>
          <table:table-cell office:value-type="float" office:value="0.162499994039536" calcext:value-type="float">
            <text:p>0,162499994</text:p>
          </table:table-cell>
        </table:table-row>
        <table:table-row table:style-name="ro1">
          <table:table-cell office:value-type="float" office:value="1579605923.55229" calcext:value-type="float">
            <text:p>1579605923,55229</text:p>
          </table:table-cell>
          <table:table-cell office:value-type="float" office:value="189" calcext:value-type="float">
            <text:p>189</text:p>
          </table:table-cell>
          <table:table-cell office:value-type="float" office:value="0.896000027656555" calcext:value-type="float">
            <text:p>0,8960000277</text:p>
          </table:table-cell>
          <table:table-cell office:value-type="float" office:value="0.207000002264976" calcext:value-type="float">
            <text:p>0,2070000023</text:p>
          </table:table-cell>
          <table:table-cell office:value-type="float" office:value="0.162499994039536" calcext:value-type="float">
            <text:p>0,162499994</text:p>
          </table:table-cell>
        </table:table-row>
        <table:table-row table:style-name="ro1">
          <table:table-cell office:value-type="float" office:value="1579605928.90856" calcext:value-type="float">
            <text:p>1579605928,90856</text:p>
          </table:table-cell>
          <table:table-cell office:value-type="float" office:value="190" calcext:value-type="float">
            <text:p>190</text:p>
          </table:table-cell>
          <table:table-cell office:value-type="float" office:value="0.892499983310699" calcext:value-type="float">
            <text:p>0,8924999833</text:p>
          </table:table-cell>
          <table:table-cell office:value-type="float" office:value="0.202000007033348" calcext:value-type="float">
            <text:p>0,202000007</text:p>
          </table:table-cell>
          <table:table-cell office:value-type="float" office:value="0.165000006556511" calcext:value-type="float">
            <text:p>0,1650000066</text:p>
          </table:table-cell>
        </table:table-row>
        <table:table-row table:style-name="ro1">
          <table:table-cell office:value-type="float" office:value="1579605932.27535" calcext:value-type="float">
            <text:p>1579605932,27535</text:p>
          </table:table-cell>
          <table:table-cell office:value-type="float" office:value="191" calcext:value-type="float">
            <text:p>191</text:p>
          </table:table-cell>
          <table:table-cell office:value-type="float" office:value="0.891499996185303" calcext:value-type="float">
            <text:p>0,8914999962</text:p>
          </table:table-cell>
          <table:table-cell office:value-type="float" office:value="0.196999996900559" calcext:value-type="float">
            <text:p>0,1969999969</text:p>
          </table:table-cell>
          <table:table-cell office:value-type="float" office:value="0.177000001072884" calcext:value-type="float">
            <text:p>0,1770000011</text:p>
          </table:table-cell>
        </table:table-row>
        <table:table-row table:style-name="ro1">
          <table:table-cell office:value-type="float" office:value="1579605935.64836" calcext:value-type="float">
            <text:p>1579605935,64836</text:p>
          </table:table-cell>
          <table:table-cell office:value-type="float" office:value="192" calcext:value-type="float">
            <text:p>192</text:p>
          </table:table-cell>
          <table:table-cell office:value-type="float" office:value="0.894999980926514" calcext:value-type="float">
            <text:p>0,8949999809</text:p>
          </table:table-cell>
          <table:table-cell office:value-type="float" office:value="0.202000007033348" calcext:value-type="float">
            <text:p>0,202000007</text:p>
          </table:table-cell>
          <table:table-cell office:value-type="float" office:value="0.172999992966652" calcext:value-type="float">
            <text:p>0,172999993</text:p>
          </table:table-cell>
        </table:table-row>
        <table:table-row table:style-name="ro1">
          <table:table-cell office:value-type="float" office:value="1579605939.03712" calcext:value-type="float">
            <text:p>1579605939,03712</text:p>
          </table:table-cell>
          <table:table-cell office:value-type="float" office:value="193" calcext:value-type="float">
            <text:p>193</text:p>
          </table:table-cell>
          <table:table-cell office:value-type="float" office:value="0.895500004291534" calcext:value-type="float">
            <text:p>0,8955000043</text:p>
          </table:table-cell>
          <table:table-cell office:value-type="float" office:value="0.217500001192093" calcext:value-type="float">
            <text:p>0,2175000012</text:p>
          </table:table-cell>
          <table:table-cell office:value-type="float" office:value="0.158000007271767" calcext:value-type="float">
            <text:p>0,1580000073</text:p>
          </table:table-cell>
        </table:table-row>
        <table:table-row table:style-name="ro1">
          <table:table-cell office:value-type="float" office:value="1579605942.42262" calcext:value-type="float">
            <text:p>1579605942,42262</text:p>
          </table:table-cell>
          <table:table-cell office:value-type="float" office:value="194" calcext:value-type="float">
            <text:p>194</text:p>
          </table:table-cell>
          <table:table-cell office:value-type="float" office:value="0.891499996185303" calcext:value-type="float">
            <text:p>0,8914999962</text:p>
          </table:table-cell>
          <table:table-cell office:value-type="float" office:value="0.224500000476837" calcext:value-type="float">
            <text:p>0,2245000005</text:p>
          </table:table-cell>
          <table:table-cell office:value-type="float" office:value="0.172000005841255" calcext:value-type="float">
            <text:p>0,1720000058</text:p>
          </table:table-cell>
        </table:table-row>
        <table:table-row table:style-name="ro1">
          <table:table-cell office:value-type="float" office:value="1579605945.79058" calcext:value-type="float">
            <text:p>1579605945,79058</text:p>
          </table:table-cell>
          <table:table-cell office:value-type="float" office:value="195" calcext:value-type="float">
            <text:p>195</text:p>
          </table:table-cell>
          <table:table-cell office:value-type="float" office:value="0.90499997138977" calcext:value-type="float">
            <text:p>0,9049999714</text:p>
          </table:table-cell>
          <table:table-cell office:value-type="float" office:value="0.224500000476837" calcext:value-type="float">
            <text:p>0,2245000005</text:p>
          </table:table-cell>
          <table:table-cell office:value-type="float" office:value="0.175500005483627" calcext:value-type="float">
            <text:p>0,1755000055</text:p>
          </table:table-cell>
        </table:table-row>
        <table:table-row table:style-name="ro1">
          <table:table-cell office:value-type="float" office:value="1579605949.22757" calcext:value-type="float">
            <text:p>1579605949,22757</text:p>
          </table:table-cell>
          <table:table-cell office:value-type="float" office:value="196" calcext:value-type="float">
            <text:p>196</text:p>
          </table:table-cell>
          <table:table-cell office:value-type="float" office:value="0.900499999523163" calcext:value-type="float">
            <text:p>0,9004999995</text:p>
          </table:table-cell>
          <table:table-cell office:value-type="float" office:value="0.225500002503395" calcext:value-type="float">
            <text:p>0,2255000025</text:p>
          </table:table-cell>
          <table:table-cell office:value-type="float" office:value="0.165999993681908" calcext:value-type="float">
            <text:p>0,1659999937</text:p>
          </table:table-cell>
        </table:table-row>
        <table:table-row table:style-name="ro1">
          <table:table-cell office:value-type="float" office:value="1579605952.5932" calcext:value-type="float">
            <text:p>1579605952,5932</text:p>
          </table:table-cell>
          <table:table-cell office:value-type="float" office:value="197" calcext:value-type="float">
            <text:p>197</text:p>
          </table:table-cell>
          <table:table-cell office:value-type="float" office:value="0.889500021934509" calcext:value-type="float">
            <text:p>0,8895000219</text:p>
          </table:table-cell>
          <table:table-cell office:value-type="float" office:value="0.209000006318092" calcext:value-type="float">
            <text:p>0,2090000063</text:p>
          </table:table-cell>
          <table:table-cell office:value-type="float" office:value="0.165500000119209" calcext:value-type="float">
            <text:p>0,1655000001</text:p>
          </table:table-cell>
        </table:table-row>
        <table:table-row table:style-name="ro1">
          <table:table-cell office:value-type="float" office:value="1579605956.00741" calcext:value-type="float">
            <text:p>1579605956,00741</text:p>
          </table:table-cell>
          <table:table-cell office:value-type="float" office:value="198" calcext:value-type="float">
            <text:p>198</text:p>
          </table:table-cell>
          <table:table-cell office:value-type="float" office:value="0.896000027656555" calcext:value-type="float">
            <text:p>0,8960000277</text:p>
          </table:table-cell>
          <table:table-cell office:value-type="float" office:value="0.221499994397163" calcext:value-type="float">
            <text:p>0,2214999944</text:p>
          </table:table-cell>
          <table:table-cell office:value-type="float" office:value="0.175999999046326" calcext:value-type="float">
            <text:p>0,175999999</text:p>
          </table:table-cell>
        </table:table-row>
        <table:table-row table:style-name="ro1">
          <table:table-cell office:value-type="float" office:value="1579605959.54759" calcext:value-type="float">
            <text:p>1579605959,54759</text:p>
          </table:table-cell>
          <table:table-cell office:value-type="float" office:value="199" calcext:value-type="float">
            <text:p>199</text:p>
          </table:table-cell>
          <table:table-cell office:value-type="float" office:value="0.90200001001358" calcext:value-type="float">
            <text:p>0,90200001</text:p>
          </table:table-cell>
          <table:table-cell office:value-type="float" office:value="0.208499997854233" calcext:value-type="float">
            <text:p>0,2084999979</text:p>
          </table:table-cell>
          <table:table-cell office:value-type="float" office:value="0.174999997019768" calcext:value-type="float">
            <text:p>0,174999997</text:p>
          </table:table-cell>
        </table:table-row>
        <table:table-row table:style-name="ro1">
          <table:table-cell office:value-type="float" office:value="1579605964.99326" calcext:value-type="float">
            <text:p>1579605964,99326</text:p>
          </table:table-cell>
          <table:table-cell office:value-type="float" office:value="200" calcext:value-type="float">
            <text:p>200</text:p>
          </table:table-cell>
          <table:table-cell office:value-type="float" office:value="0.899500012397766" calcext:value-type="float">
            <text:p>0,8995000124</text:p>
          </table:table-cell>
          <table:table-cell office:value-type="float" office:value="0.219999998807907" calcext:value-type="float">
            <text:p>0,2199999988</text:p>
          </table:table-cell>
          <table:table-cell office:value-type="float" office:value="0.179000005125999" calcext:value-type="float">
            <text:p>0,17900000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3T16:27:52.948390475</dc:date>
    <meta:editing-duration>PT11M29S</meta:editing-duration>
    <meta:editing-cycles>2</meta:editing-cycles>
    <meta:generator>LibreOffice/5.1.6.2$Linux_X86_64 LibreOffice_project/10m0$Build-2</meta:generator>
    <meta:document-statistic meta:table-count="1" meta:cell-count="10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1cm" svg:y="3.703cm" style:legend-expansion="high" chart:style-name="ch2"/>
        <chart:plot-area chart:style-name="ch3" table:cell-range-address="'run-Jan21_12-14-12_AK44148baseline_00th_020pts-tag-Accuracy_predictions'.C1:'run-Jan21_12-14-12_AK44148baseline_00th_020pts-tag-Accuracy_predictions'.E1 'run-Jan21_12-14-12_AK44148baseline_00th_020pts-tag-Accuracy_predictions'.C201:'run-Jan21_12-14-12_AK44148baseline_00th_020pts-tag-Accuracy_predictions'.E201" chart:data-source-has-labels="row" svg:x="0.32cm" svg:y="0.18cm" svg:width="13.011cm" svg:height="8.64cm">
          <chartooo:coordinate-region svg:x="1.047cm" svg:y="0.379cm" svg:width="12.28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un-Jan21_12-14-12_AK44148baseline_00th_020pts-tag-Accuracy_predictions'.C201:'run-Jan21_12-14-12_AK44148baseline_00th_020pts-tag-Accuracy_predictions'.C201" chart:label-cell-address="'run-Jan21_12-14-12_AK44148baseline_00th_020pts-tag-Accuracy_predictions'.C1:'run-Jan21_12-14-12_AK44148baseline_00th_020pts-tag-Accuracy_predictions'.C1" chart:class="chart:line">
            <chart:data-point/>
          </chart:series>
          <chart:series chart:style-name="ch7" chart:values-cell-range-address="'run-Jan21_12-14-12_AK44148baseline_00th_020pts-tag-Accuracy_predictions'.D201:'run-Jan21_12-14-12_AK44148baseline_00th_020pts-tag-Accuracy_predictions'.D201" chart:label-cell-address="'run-Jan21_12-14-12_AK44148baseline_00th_020pts-tag-Accuracy_predictions'.D1:'run-Jan21_12-14-12_AK44148baseline_00th_020pts-tag-Accuracy_predictions'.D1" chart:class="chart:line">
            <chart:data-point/>
          </chart:series>
          <chart:series chart:style-name="ch8" chart:values-cell-range-address="'run-Jan21_12-14-12_AK44148baseline_00th_020pts-tag-Accuracy_predictions'.E201:'run-Jan21_12-14-12_AK44148baseline_00th_020pts-tag-Accuracy_predictions'.E201" chart:label-cell-address="'run-Jan21_12-14-12_AK44148baseline_00th_020pts-tag-Accuracy_predictions'.E1:'run-Jan21_12-14-12_AK44148baseline_00th_020pts-tag-Accuracy_predictions'.E1" chart:class="chart:line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-0</text:p>
                <draw:g>
                  <svg:desc>'run-Jan21_12-14-12_AK44148baseline_00th_020pts-tag-Accuracy_predictions'.C1:'run-Jan21_12-14-12_AK44148baseline_00th_020pts-tag-Accuracy_predictions'.C1</svg:desc>
                </draw:g>
              </table:table-cell>
              <table:table-cell office:value-type="string">
                <text:p>Task-1</text:p>
                <draw:g>
                  <svg:desc>'run-Jan21_12-14-12_AK44148baseline_00th_020pts-tag-Accuracy_predictions'.D1:'run-Jan21_12-14-12_AK44148baseline_00th_020pts-tag-Accuracy_predictions'.D1</svg:desc>
                </draw:g>
              </table:table-cell>
              <table:table-cell office:value-type="string">
                <text:p>Task-2</text:p>
                <draw:g>
                  <svg:desc>'run-Jan21_12-14-12_AK44148baseline_00th_020pts-tag-Accuracy_predictions'.E1:'run-Jan21_12-14-12_AK44148baseline_00th_020pts-tag-Accuracy_predictions'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899500012397766">
                <text:p>0.899500012397766</text:p>
                <draw:g>
                  <svg:desc>'run-Jan21_12-14-12_AK44148baseline_00th_020pts-tag-Accuracy_predictions'.C201:'run-Jan21_12-14-12_AK44148baseline_00th_020pts-tag-Accuracy_predictions'.C201</svg:desc>
                </draw:g>
              </table:table-cell>
              <table:table-cell office:value-type="float" office:value="0.219999998807907">
                <text:p>0.219999998807907</text:p>
                <draw:g>
                  <svg:desc>'run-Jan21_12-14-12_AK44148baseline_00th_020pts-tag-Accuracy_predictions'.D201:'run-Jan21_12-14-12_AK44148baseline_00th_020pts-tag-Accuracy_predictions'.D201</svg:desc>
                </draw:g>
              </table:table-cell>
              <table:table-cell office:value-type="float" office:value="0.179000005125999">
                <text:p>0.179000005125999</text:p>
                <draw:g>
                  <svg:desc>'run-Jan21_12-14-12_AK44148baseline_00th_020pts-tag-Accuracy_predictions'.E201:'run-Jan21_12-14-12_AK44148baseline_00th_020pts-tag-Accuracy_predictions'.E20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351cm" svg:height="11.163cm" xlink:href=".." xlink:type="simple" chart:class="chart:line" chart:style-name="ch1">
        <chart:title svg:x="6.451cm" svg:y="0cm" chart:style-name="ch2">
          <text:p>Baseline training</text:p>
        </chart:title>
        <chart:subtitle svg:x="6.677cm" svg:y="0.56cm" chart:style-name="ch3">
          <text:p>geometric-visual</text:p>
        </chart:subtitle>
        <chart:legend chart:legend-position="end" svg:x="14.002cm" svg:y="4.784cm" style:legend-expansion="high" chart:style-name="ch4"/>
        <chart:plot-area chart:style-name="ch5" table:cell-range-address="'run-Jan21_12-14-12_AK44148baseline_00th_020pts-tag-Accuracy_predictions'.C1:'run-Jan21_12-14-12_AK44148baseline_00th_020pts-tag-Accuracy_predictions'.E201" chart:data-source-has-labels="row" svg:x="0.829cm" svg:y="1.193cm" svg:width="12.964cm" svg:height="9.509cm">
          <chartooo:coordinate-region svg:x="1.556cm" svg:y="1.392cm" svg:width="12.237cm" svg:height="8.386cm"/>
          <chart:axis chart:dimension="x" chart:name="primary-x" chart:style-name="ch6">
            <chart:title svg:x="6.791cm" svg:y="10.603cm" chart:style-name="ch7">
              <text:p>Epoch</text:p>
            </chart:title>
          </chart:axis>
          <chart:axis chart:dimension="y" chart:name="primary-y" chart:style-name="ch6">
            <chart:title svg:x="0.2cm" svg:y="6.97cm" chart:style-name="ch8">
              <text:p>Test accuracy</text:p>
            </chart:title>
            <chart:grid chart:style-name="ch9" chart:class="major"/>
          </chart:axis>
          <chart:series chart:style-name="ch10" chart:values-cell-range-address="'run-Jan21_12-14-12_AK44148baseline_00th_020pts-tag-Accuracy_predictions'.C2:'run-Jan21_12-14-12_AK44148baseline_00th_020pts-tag-Accuracy_predictions'.C201" chart:label-cell-address="'run-Jan21_12-14-12_AK44148baseline_00th_020pts-tag-Accuracy_predictions'.C1:'run-Jan21_12-14-12_AK44148baseline_00th_020pts-tag-Accuracy_predictions'.C1" chart:class="chart:line">
            <chart:data-point chart:repeated="200"/>
          </chart:series>
          <chart:series chart:style-name="ch11" chart:values-cell-range-address="'run-Jan21_12-14-12_AK44148baseline_00th_020pts-tag-Accuracy_predictions'.D2:'run-Jan21_12-14-12_AK44148baseline_00th_020pts-tag-Accuracy_predictions'.D201" chart:label-cell-address="'run-Jan21_12-14-12_AK44148baseline_00th_020pts-tag-Accuracy_predictions'.D1:'run-Jan21_12-14-12_AK44148baseline_00th_020pts-tag-Accuracy_predictions'.D1" chart:class="chart:line">
            <chart:data-point chart:repeated="200"/>
          </chart:series>
          <chart:series chart:style-name="ch12" chart:values-cell-range-address="'run-Jan21_12-14-12_AK44148baseline_00th_020pts-tag-Accuracy_predictions'.E2:'run-Jan21_12-14-12_AK44148baseline_00th_020pts-tag-Accuracy_predictions'.E201" chart:label-cell-address="'run-Jan21_12-14-12_AK44148baseline_00th_020pts-tag-Accuracy_predictions'.E1:'run-Jan21_12-14-12_AK44148baseline_00th_020pts-tag-Accuracy_predictions'.E1" chart:class="chart:line">
            <chart:data-point chart:repeated="2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-0</text:p>
                <draw:g>
                  <svg:desc>'run-Jan21_12-14-12_AK44148baseline_00th_020pts-tag-Accuracy_predictions'.C1:'run-Jan21_12-14-12_AK44148baseline_00th_020pts-tag-Accuracy_predictions'.C1</svg:desc>
                </draw:g>
              </table:table-cell>
              <table:table-cell office:value-type="string">
                <text:p>Task-1</text:p>
                <draw:g>
                  <svg:desc>'run-Jan21_12-14-12_AK44148baseline_00th_020pts-tag-Accuracy_predictions'.D1:'run-Jan21_12-14-12_AK44148baseline_00th_020pts-tag-Accuracy_predictions'.D1</svg:desc>
                </draw:g>
              </table:table-cell>
              <table:table-cell office:value-type="string">
                <text:p>Task-2</text:p>
                <draw:g>
                  <svg:desc>'run-Jan21_12-14-12_AK44148baseline_00th_020pts-tag-Accuracy_predictions'.E1:'run-Jan21_12-14-12_AK44148baseline_00th_020pts-tag-Accuracy_prediction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7999995946884">
                <text:p>0.247999995946884</text:p>
                <draw:g>
                  <svg:desc>'run-Jan21_12-14-12_AK44148baseline_00th_020pts-tag-Accuracy_predictions'.C2:'run-Jan21_12-14-12_AK44148baseline_00th_020pts-tag-Accuracy_predictions'.C201</svg:desc>
                </draw:g>
              </table:table-cell>
              <table:table-cell office:value-type="float" office:value="0.045499999076128">
                <text:p>0.045499999076128</text:p>
                <draw:g>
                  <svg:desc>'run-Jan21_12-14-12_AK44148baseline_00th_020pts-tag-Accuracy_predictions'.D2:'run-Jan21_12-14-12_AK44148baseline_00th_020pts-tag-Accuracy_predictions'.D201</svg:desc>
                </draw:g>
              </table:table-cell>
              <table:table-cell office:value-type="float" office:value="0.0434999987483025">
                <text:p>0.0434999987483025</text:p>
                <draw:g>
                  <svg:desc>'run-Jan21_12-14-12_AK44148baseline_00th_020pts-tag-Accuracy_predictions'.E2:'run-Jan21_12-14-12_AK44148baseline_00th_020pts-tag-Accuracy_predictions'.E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1000020503998">
                <text:p>0.591000020503998</text:p>
              </table:table-cell>
              <table:table-cell office:value-type="float" office:value="0.116499997675419">
                <text:p>0.116499997675419</text:p>
              </table:table-cell>
              <table:table-cell office:value-type="float" office:value="0.0555000007152557">
                <text:p>0.0555000007152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5500025749206">
                <text:p>0.685500025749206</text:p>
              </table:table-cell>
              <table:table-cell office:value-type="float" office:value="0.12950000166893">
                <text:p>0.12950000166893</text:p>
              </table:table-cell>
              <table:table-cell office:value-type="float" office:value="0.103500001132488">
                <text:p>0.103500001132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0499973297119">
                <text:p>0.740499973297119</text:p>
              </table:table-cell>
              <table:table-cell office:value-type="float" office:value="0.13850000500679">
                <text:p>0.13850000500679</text:p>
              </table:table-cell>
              <table:table-cell office:value-type="float" office:value="0.0989999994635582">
                <text:p>0.0989999994635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500028133392">
                <text:p>0.745500028133392</text:p>
              </table:table-cell>
              <table:table-cell office:value-type="float" office:value="0.221499994397163">
                <text:p>0.221499994397163</text:p>
              </table:table-cell>
              <table:table-cell office:value-type="float" office:value="0.101000003516674">
                <text:p>0.1010000035166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900000333786">
                <text:p>0.75900000333786</text:p>
              </table:table-cell>
              <table:table-cell office:value-type="float" office:value="0.199499994516373">
                <text:p>0.199499994516373</text:p>
              </table:table-cell>
              <table:table-cell office:value-type="float" office:value="0.096500001847744">
                <text:p>0.096500001847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6500015258789">
                <text:p>0.746500015258789</text:p>
              </table:table-cell>
              <table:table-cell office:value-type="float" office:value="0.20550000667572">
                <text:p>0.20550000667572</text:p>
              </table:table-cell>
              <table:table-cell office:value-type="float" office:value="0.0954999998211861">
                <text:p>0.0954999998211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36999988555908">
                <text:p>0.736999988555908</text:p>
              </table:table-cell>
              <table:table-cell office:value-type="float" office:value="0.193499997258186">
                <text:p>0.193499997258186</text:p>
              </table:table-cell>
              <table:table-cell office:value-type="float" office:value="0.123499996960163">
                <text:p>0.123499996960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3499982357025">
                <text:p>0.693499982357025</text:p>
              </table:table-cell>
              <table:table-cell office:value-type="float" office:value="0.237499997019768">
                <text:p>0.237499997019768</text:p>
              </table:table-cell>
              <table:table-cell office:value-type="float" office:value="0.0944999977946281">
                <text:p>0.0944999977946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7499983310699">
                <text:p>0.767499983310699</text:p>
              </table:table-cell>
              <table:table-cell office:value-type="float" office:value="0.224000006914139">
                <text:p>0.224000006914139</text:p>
              </table:table-cell>
              <table:table-cell office:value-type="float" office:value="0.120999999344349">
                <text:p>0.1209999993443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7000000476837">
                <text:p>0.787000000476837</text:p>
              </table:table-cell>
              <table:table-cell office:value-type="float" office:value="0.229000002145767">
                <text:p>0.229000002145767</text:p>
              </table:table-cell>
              <table:table-cell office:value-type="float" office:value="0.112000003457069">
                <text:p>0.1120000034570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649998664856">
                <text:p>0.77649998664856</text:p>
              </table:table-cell>
              <table:table-cell office:value-type="float" office:value="0.208499997854233">
                <text:p>0.208499997854233</text:p>
              </table:table-cell>
              <table:table-cell office:value-type="float" office:value="0.123999997973442">
                <text:p>0.1239999979734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3999989032745">
                <text:p>0.773999989032745</text:p>
              </table:table-cell>
              <table:table-cell office:value-type="float" office:value="0.201499998569489">
                <text:p>0.201499998569489</text:p>
              </table:table-cell>
              <table:table-cell office:value-type="float" office:value="0.158999994397163">
                <text:p>0.1589999943971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9449999332428">
                <text:p>0.79449999332428</text:p>
              </table:table-cell>
              <table:table-cell office:value-type="float" office:value="0.217999994754791">
                <text:p>0.217999994754791</text:p>
              </table:table-cell>
              <table:table-cell office:value-type="float" office:value="0.136000007390976">
                <text:p>0.136000007390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3499975204468">
                <text:p>0.763499975204468</text:p>
              </table:table-cell>
              <table:table-cell office:value-type="float" office:value="0.24549999833107">
                <text:p>0.24549999833107</text:p>
              </table:table-cell>
              <table:table-cell office:value-type="float" office:value="0.136000007390976">
                <text:p>0.136000007390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61500000953674">
                <text:p>0.761500000953674</text:p>
              </table:table-cell>
              <table:table-cell office:value-type="float" office:value="0.234500005841255">
                <text:p>0.234500005841255</text:p>
              </table:table-cell>
              <table:table-cell office:value-type="float" office:value="0.150999993085861">
                <text:p>0.150999993085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97500014305115">
                <text:p>0.797500014305115</text:p>
              </table:table-cell>
              <table:table-cell office:value-type="float" office:value="0.217999994754791">
                <text:p>0.217999994754791</text:p>
              </table:table-cell>
              <table:table-cell office:value-type="float" office:value="0.141499996185303">
                <text:p>0.1414999961853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38499999046326">
                <text:p>0.738499999046326</text:p>
              </table:table-cell>
              <table:table-cell office:value-type="float" office:value="0.229499995708466">
                <text:p>0.229499995708466</text:p>
              </table:table-cell>
              <table:table-cell office:value-type="float" office:value="0.144999995827675">
                <text:p>0.144999995827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96000003814697">
                <text:p>0.796000003814697</text:p>
              </table:table-cell>
              <table:table-cell office:value-type="float" office:value="0.222499996423721">
                <text:p>0.222499996423721</text:p>
              </table:table-cell>
              <table:table-cell office:value-type="float" office:value="0.163000002503395">
                <text:p>0.1630000025033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1000027656555">
                <text:p>0.771000027656555</text:p>
              </table:table-cell>
              <table:table-cell office:value-type="float" office:value="0.211999997496605">
                <text:p>0.211999997496605</text:p>
              </table:table-cell>
              <table:table-cell office:value-type="float" office:value="0.165999993681908">
                <text:p>0.165999993681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87000000476837">
                <text:p>0.787000000476837</text:p>
              </table:table-cell>
              <table:table-cell office:value-type="float" office:value="0.217999994754791">
                <text:p>0.217999994754791</text:p>
              </table:table-cell>
              <table:table-cell office:value-type="float" office:value="0.150499999523163">
                <text:p>0.1504999995231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000007152557">
                <text:p>0.805000007152557</text:p>
              </table:table-cell>
              <table:table-cell office:value-type="float" office:value="0.23649999499321">
                <text:p>0.23649999499321</text:p>
              </table:table-cell>
              <table:table-cell office:value-type="float" office:value="0.156499996781349">
                <text:p>0.156499996781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07500004768372">
                <text:p>0.807500004768372</text:p>
              </table:table-cell>
              <table:table-cell office:value-type="float" office:value="0.209999993443489">
                <text:p>0.209999993443489</text:p>
              </table:table-cell>
              <table:table-cell office:value-type="float" office:value="0.162000000476837">
                <text:p>0.1620000004768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19999992847443">
                <text:p>0.819999992847443</text:p>
              </table:table-cell>
              <table:table-cell office:value-type="float" office:value="0.207499995827675">
                <text:p>0.207499995827675</text:p>
              </table:table-cell>
              <table:table-cell office:value-type="float" office:value="0.174500003457069">
                <text:p>0.1745000034570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8999996185303">
                <text:p>0.828999996185303</text:p>
              </table:table-cell>
              <table:table-cell office:value-type="float" office:value="0.219500005245209">
                <text:p>0.219500005245209</text:p>
              </table:table-cell>
              <table:table-cell office:value-type="float" office:value="0.16949999332428">
                <text:p>0.169499993324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11500012874603">
                <text:p>0.811500012874603</text:p>
              </table:table-cell>
              <table:table-cell office:value-type="float" office:value="0.221499994397163">
                <text:p>0.221499994397163</text:p>
              </table:table-cell>
              <table:table-cell office:value-type="float" office:value="0.163499996066093">
                <text:p>0.1634999960660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14499974250793">
                <text:p>0.814499974250793</text:p>
              </table:table-cell>
              <table:table-cell office:value-type="float" office:value="0.219999998807907">
                <text:p>0.219999998807907</text:p>
              </table:table-cell>
              <table:table-cell office:value-type="float" office:value="0.168500006198883">
                <text:p>0.1685000061988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24500024318695">
                <text:p>0.824500024318695</text:p>
              </table:table-cell>
              <table:table-cell office:value-type="float" office:value="0.215000003576279">
                <text:p>0.215000003576279</text:p>
              </table:table-cell>
              <table:table-cell office:value-type="float" office:value="0.160999998450279">
                <text:p>0.1609999984502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36000025272369">
                <text:p>0.836000025272369</text:p>
              </table:table-cell>
              <table:table-cell office:value-type="float" office:value="0.233500003814697">
                <text:p>0.233500003814697</text:p>
              </table:table-cell>
              <table:table-cell office:value-type="float" office:value="0.168500006198883">
                <text:p>0.168500006198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11500012874603">
                <text:p>0.811500012874603</text:p>
              </table:table-cell>
              <table:table-cell office:value-type="float" office:value="0.222000002861023">
                <text:p>0.222000002861023</text:p>
              </table:table-cell>
              <table:table-cell office:value-type="float" office:value="0.165500000119209">
                <text:p>0.1655000001192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7999978065491">
                <text:p>0.797999978065491</text:p>
              </table:table-cell>
              <table:table-cell office:value-type="float" office:value="0.213499993085861">
                <text:p>0.213499993085861</text:p>
              </table:table-cell>
              <table:table-cell office:value-type="float" office:value="0.166500002145767">
                <text:p>0.1665000021457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02999973297119">
                <text:p>0.802999973297119</text:p>
              </table:table-cell>
              <table:table-cell office:value-type="float" office:value="0.226999998092651">
                <text:p>0.226999998092651</text:p>
              </table:table-cell>
              <table:table-cell office:value-type="float" office:value="0.165500000119209">
                <text:p>0.1655000001192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19000005722046">
                <text:p>0.819000005722046</text:p>
              </table:table-cell>
              <table:table-cell office:value-type="float" office:value="0.24549999833107">
                <text:p>0.24549999833107</text:p>
              </table:table-cell>
              <table:table-cell office:value-type="float" office:value="0.157000005245209">
                <text:p>0.1570000052452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97999978065491">
                <text:p>0.797999978065491</text:p>
              </table:table-cell>
              <table:table-cell office:value-type="float" office:value="0.212999999523163">
                <text:p>0.212999999523163</text:p>
              </table:table-cell>
              <table:table-cell office:value-type="float" office:value="0.184000000357628">
                <text:p>0.1840000003576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0000002384186">
                <text:p>0.810000002384186</text:p>
              </table:table-cell>
              <table:table-cell office:value-type="float" office:value="0.221000000834465">
                <text:p>0.221000000834465</text:p>
              </table:table-cell>
              <table:table-cell office:value-type="float" office:value="0.186000004410744">
                <text:p>0.1860000044107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18499982357025">
                <text:p>0.818499982357025</text:p>
              </table:table-cell>
              <table:table-cell office:value-type="float" office:value="0.227500006556511">
                <text:p>0.227500006556511</text:p>
              </table:table-cell>
              <table:table-cell office:value-type="float" office:value="0.175999999046326">
                <text:p>0.1759999990463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42499971389771">
                <text:p>0.842499971389771</text:p>
              </table:table-cell>
              <table:table-cell office:value-type="float" office:value="0.218999996781349">
                <text:p>0.218999996781349</text:p>
              </table:table-cell>
              <table:table-cell office:value-type="float" office:value="0.146500006318092">
                <text:p>0.1465000063180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14000010490418">
                <text:p>0.814000010490418</text:p>
              </table:table-cell>
              <table:table-cell office:value-type="float" office:value="0.218999996781349">
                <text:p>0.218999996781349</text:p>
              </table:table-cell>
              <table:table-cell office:value-type="float" office:value="0.175500005483627">
                <text:p>0.1755000054836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13499987125397">
                <text:p>0.813499987125397</text:p>
              </table:table-cell>
              <table:table-cell office:value-type="float" office:value="0.215000003576279">
                <text:p>0.215000003576279</text:p>
              </table:table-cell>
              <table:table-cell office:value-type="float" office:value="0.17399999499321">
                <text:p>0.173999994993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0400002002716">
                <text:p>0.80400002002716</text:p>
              </table:table-cell>
              <table:table-cell office:value-type="float" office:value="0.225999996066093">
                <text:p>0.225999996066093</text:p>
              </table:table-cell>
              <table:table-cell office:value-type="float" office:value="0.163499996066093">
                <text:p>0.1634999960660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4000010490418">
                <text:p>0.814000010490418</text:p>
              </table:table-cell>
              <table:table-cell office:value-type="float" office:value="0.215499997138977">
                <text:p>0.215499997138977</text:p>
              </table:table-cell>
              <table:table-cell office:value-type="float" office:value="0.158000007271767">
                <text:p>0.1580000072717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9500019550324">
                <text:p>0.829500019550324</text:p>
              </table:table-cell>
              <table:table-cell office:value-type="float" office:value="0.232999995350838">
                <text:p>0.232999995350838</text:p>
              </table:table-cell>
              <table:table-cell office:value-type="float" office:value="0.163499996066093">
                <text:p>0.1634999960660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52999985218048">
                <text:p>0.852999985218048</text:p>
              </table:table-cell>
              <table:table-cell office:value-type="float" office:value="0.209999993443489">
                <text:p>0.209999993443489</text:p>
              </table:table-cell>
              <table:table-cell office:value-type="float" office:value="0.167999997735024">
                <text:p>0.1679999977350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31499993801117">
                <text:p>0.831499993801117</text:p>
              </table:table-cell>
              <table:table-cell office:value-type="float" office:value="0.233500003814697">
                <text:p>0.233500003814697</text:p>
              </table:table-cell>
              <table:table-cell office:value-type="float" office:value="0.150000005960464">
                <text:p>0.1500000059604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34999978542328">
                <text:p>0.834999978542328</text:p>
              </table:table-cell>
              <table:table-cell office:value-type="float" office:value="0.227500006556511">
                <text:p>0.227500006556511</text:p>
              </table:table-cell>
              <table:table-cell office:value-type="float" office:value="0.177000001072884">
                <text:p>0.1770000010728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22499990463257">
                <text:p>0.822499990463257</text:p>
              </table:table-cell>
              <table:table-cell office:value-type="float" office:value="0.222499996423721">
                <text:p>0.222499996423721</text:p>
              </table:table-cell>
              <table:table-cell office:value-type="float" office:value="0.174500003457069">
                <text:p>0.1745000034570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125">
                <text:p>0.8125</text:p>
              </table:table-cell>
              <table:table-cell office:value-type="float" office:value="0.217999994754791">
                <text:p>0.217999994754791</text:p>
              </table:table-cell>
              <table:table-cell office:value-type="float" office:value="0.160999998450279">
                <text:p>0.1609999984502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7000021934509">
                <text:p>0.827000021934509</text:p>
              </table:table-cell>
              <table:table-cell office:value-type="float" office:value="0.209000006318092">
                <text:p>0.209000006318092</text:p>
              </table:table-cell>
              <table:table-cell office:value-type="float" office:value="0.166999995708466">
                <text:p>0.1669999957084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26499998569489">
                <text:p>0.826499998569489</text:p>
              </table:table-cell>
              <table:table-cell office:value-type="float" office:value="0.227500006556511">
                <text:p>0.227500006556511</text:p>
              </table:table-cell>
              <table:table-cell office:value-type="float" office:value="0.174999997019768">
                <text:p>0.1749999970197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23000013828278">
                <text:p>0.823000013828278</text:p>
              </table:table-cell>
              <table:table-cell office:value-type="float" office:value="0.238499999046326">
                <text:p>0.238499999046326</text:p>
              </table:table-cell>
              <table:table-cell office:value-type="float" office:value="0.171499997377396">
                <text:p>0.1714999973773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25500011444092">
                <text:p>0.825500011444092</text:p>
              </table:table-cell>
              <table:table-cell office:value-type="float" office:value="0.226999998092651">
                <text:p>0.226999998092651</text:p>
              </table:table-cell>
              <table:table-cell office:value-type="float" office:value="0.166500002145767">
                <text:p>0.166500002145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31499993801117">
                <text:p>0.831499993801117</text:p>
              </table:table-cell>
              <table:table-cell office:value-type="float" office:value="0.230499997735023">
                <text:p>0.230499997735023</text:p>
              </table:table-cell>
              <table:table-cell office:value-type="float" office:value="0.172499999403954">
                <text:p>0.1724999994039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33000004291534">
                <text:p>0.833000004291534</text:p>
              </table:table-cell>
              <table:table-cell office:value-type="float" office:value="0.215499997138977">
                <text:p>0.215499997138977</text:p>
              </table:table-cell>
              <table:table-cell office:value-type="float" office:value="0.16949999332428">
                <text:p>0.169499993324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19000005722046">
                <text:p>0.819000005722046</text:p>
              </table:table-cell>
              <table:table-cell office:value-type="float" office:value="0.227500006556511">
                <text:p>0.227500006556511</text:p>
              </table:table-cell>
              <table:table-cell office:value-type="float" office:value="0.175999999046326">
                <text:p>0.1759999990463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6499989032745">
                <text:p>0.836499989032745</text:p>
              </table:table-cell>
              <table:table-cell office:value-type="float" office:value="0.223499998450279">
                <text:p>0.223499998450279</text:p>
              </table:table-cell>
              <table:table-cell office:value-type="float" office:value="0.166999995708466">
                <text:p>0.1669999957084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16999971866608">
                <text:p>0.816999971866608</text:p>
              </table:table-cell>
              <table:table-cell office:value-type="float" office:value="0.231499999761581">
                <text:p>0.231499999761581</text:p>
              </table:table-cell>
              <table:table-cell office:value-type="float" office:value="0.177499994635582">
                <text:p>0.1774999946355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55499982833862">
                <text:p>0.855499982833862</text:p>
              </table:table-cell>
              <table:table-cell office:value-type="float" office:value="0.217500001192093">
                <text:p>0.217500001192093</text:p>
              </table:table-cell>
              <table:table-cell office:value-type="float" office:value="0.182500004768372">
                <text:p>0.1825000047683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37999999523163">
                <text:p>0.837999999523163</text:p>
              </table:table-cell>
              <table:table-cell office:value-type="float" office:value="0.227500006556511">
                <text:p>0.227500006556511</text:p>
              </table:table-cell>
              <table:table-cell office:value-type="float" office:value="0.165999993681908">
                <text:p>0.1659999936819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36000025272369">
                <text:p>0.836000025272369</text:p>
              </table:table-cell>
              <table:table-cell office:value-type="float" office:value="0.20550000667572">
                <text:p>0.20550000667572</text:p>
              </table:table-cell>
              <table:table-cell office:value-type="float" office:value="0.153999999165535">
                <text:p>0.1539999991655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30999970436096">
                <text:p>0.830999970436096</text:p>
              </table:table-cell>
              <table:table-cell office:value-type="float" office:value="0.225500002503395">
                <text:p>0.225500002503395</text:p>
              </table:table-cell>
              <table:table-cell office:value-type="float" office:value="0.157499998807907">
                <text:p>0.1574999988079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4850001335144">
                <text:p>0.84850001335144</text:p>
              </table:table-cell>
              <table:table-cell office:value-type="float" office:value="0.210999995470047">
                <text:p>0.210999995470047</text:p>
              </table:table-cell>
              <table:table-cell office:value-type="float" office:value="0.163000002503395">
                <text:p>0.1630000025033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50000023841858">
                <text:p>0.850000023841858</text:p>
              </table:table-cell>
              <table:table-cell office:value-type="float" office:value="0.224999994039536">
                <text:p>0.224999994039536</text:p>
              </table:table-cell>
              <table:table-cell office:value-type="float" office:value="0.181500002741814">
                <text:p>0.1815000027418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55000019073486">
                <text:p>0.855000019073486</text:p>
              </table:table-cell>
              <table:table-cell office:value-type="float" office:value="0.221499994397163">
                <text:p>0.221499994397163</text:p>
              </table:table-cell>
              <table:table-cell office:value-type="float" office:value="0.190500006079674">
                <text:p>0.1905000060796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50499987602234">
                <text:p>0.850499987602234</text:p>
              </table:table-cell>
              <table:table-cell office:value-type="float" office:value="0.229499995708466">
                <text:p>0.229499995708466</text:p>
              </table:table-cell>
              <table:table-cell office:value-type="float" office:value="0.164499998092651">
                <text:p>0.164499998092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34999978542328">
                <text:p>0.834999978542328</text:p>
              </table:table-cell>
              <table:table-cell office:value-type="float" office:value="0.233500003814697">
                <text:p>0.233500003814697</text:p>
              </table:table-cell>
              <table:table-cell office:value-type="float" office:value="0.151500001549721">
                <text:p>0.1515000015497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37499976158142">
                <text:p>0.837499976158142</text:p>
              </table:table-cell>
              <table:table-cell office:value-type="float" office:value="0.218999996781349">
                <text:p>0.218999996781349</text:p>
              </table:table-cell>
              <table:table-cell office:value-type="float" office:value="0.178000003099442">
                <text:p>0.1780000030994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64499986171722">
                <text:p>0.864499986171722</text:p>
              </table:table-cell>
              <table:table-cell office:value-type="float" office:value="0.232500001788139">
                <text:p>0.232500001788139</text:p>
              </table:table-cell>
              <table:table-cell office:value-type="float" office:value="0.166999995708466">
                <text:p>0.1669999957084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53999972343445">
                <text:p>0.853999972343445</text:p>
              </table:table-cell>
              <table:table-cell office:value-type="float" office:value="0.216499999165535">
                <text:p>0.216499999165535</text:p>
              </table:table-cell>
              <table:table-cell office:value-type="float" office:value="0.157499998807907">
                <text:p>0.1574999988079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43999981880188">
                <text:p>0.843999981880188</text:p>
              </table:table-cell>
              <table:table-cell office:value-type="float" office:value="0.224999994039536">
                <text:p>0.224999994039536</text:p>
              </table:table-cell>
              <table:table-cell office:value-type="float" office:value="0.161500006914139">
                <text:p>0.1615000069141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36000025272369">
                <text:p>0.836000025272369</text:p>
              </table:table-cell>
              <table:table-cell office:value-type="float" office:value="0.225999996066093">
                <text:p>0.225999996066093</text:p>
              </table:table-cell>
              <table:table-cell office:value-type="float" office:value="0.162499994039536">
                <text:p>0.1624999940395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42999994754791">
                <text:p>0.842999994754791</text:p>
              </table:table-cell>
              <table:table-cell office:value-type="float" office:value="0.224999994039536">
                <text:p>0.224999994039536</text:p>
              </table:table-cell>
              <table:table-cell office:value-type="float" office:value="0.155000001192093">
                <text:p>0.1550000011920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63499999046326">
                <text:p>0.863499999046326</text:p>
              </table:table-cell>
              <table:table-cell office:value-type="float" office:value="0.236000001430511">
                <text:p>0.236000001430511</text:p>
              </table:table-cell>
              <table:table-cell office:value-type="float" office:value="0.18350000679493">
                <text:p>0.18350000679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61500024795532">
                <text:p>0.861500024795532</text:p>
              </table:table-cell>
              <table:table-cell office:value-type="float" office:value="0.243499994277954">
                <text:p>0.243499994277954</text:p>
              </table:table-cell>
              <table:table-cell office:value-type="float" office:value="0.180999994277954">
                <text:p>0.1809999942779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50000023841858">
                <text:p>0.850000023841858</text:p>
              </table:table-cell>
              <table:table-cell office:value-type="float" office:value="0.204500004649162">
                <text:p>0.204500004649162</text:p>
              </table:table-cell>
              <table:table-cell office:value-type="float" office:value="0.179499998688698">
                <text:p>0.1794999986886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61000001430512">
                <text:p>0.861000001430512</text:p>
              </table:table-cell>
              <table:table-cell office:value-type="float" office:value="0.206499993801117">
                <text:p>0.206499993801117</text:p>
              </table:table-cell>
              <table:table-cell office:value-type="float" office:value="0.155499994754791">
                <text:p>0.155499994754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6599999666214">
                <text:p>0.86599999666214</text:p>
              </table:table-cell>
              <table:table-cell office:value-type="float" office:value="0.200000002980232">
                <text:p>0.200000002980232</text:p>
              </table:table-cell>
              <table:table-cell office:value-type="float" office:value="0.174999997019768">
                <text:p>0.1749999970197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2500011920929">
                <text:p>0.862500011920929</text:p>
              </table:table-cell>
              <table:table-cell office:value-type="float" office:value="0.203500002622604">
                <text:p>0.203500002622604</text:p>
              </table:table-cell>
              <table:table-cell office:value-type="float" office:value="0.172000005841255">
                <text:p>0.1720000058412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26499998569489">
                <text:p>0.826499998569489</text:p>
              </table:table-cell>
              <table:table-cell office:value-type="float" office:value="0.212500005960464">
                <text:p>0.212500005960464</text:p>
              </table:table-cell>
              <table:table-cell office:value-type="float" office:value="0.180999994277954">
                <text:p>0.1809999942779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29500019550324">
                <text:p>0.829500019550324</text:p>
              </table:table-cell>
              <table:table-cell office:value-type="float" office:value="0.208499997854233">
                <text:p>0.208499997854233</text:p>
              </table:table-cell>
              <table:table-cell office:value-type="float" office:value="0.157000005245209">
                <text:p>0.1570000052452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53500008583069">
                <text:p>0.853500008583069</text:p>
              </table:table-cell>
              <table:table-cell office:value-type="float" office:value="0.211999997496605">
                <text:p>0.211999997496605</text:p>
              </table:table-cell>
              <table:table-cell office:value-type="float" office:value="0.167999997735024">
                <text:p>0.1679999977350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60000014305115">
                <text:p>0.860000014305115</text:p>
              </table:table-cell>
              <table:table-cell office:value-type="float" office:value="0.224000006914139">
                <text:p>0.224000006914139</text:p>
              </table:table-cell>
              <table:table-cell office:value-type="float" office:value="0.158999994397163">
                <text:p>0.1589999943971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1000020503998">
                <text:p>0.841000020503998</text:p>
              </table:table-cell>
              <table:table-cell office:value-type="float" office:value="0.224500000476837">
                <text:p>0.224500000476837</text:p>
              </table:table-cell>
              <table:table-cell office:value-type="float" office:value="0.166999995708466">
                <text:p>0.1669999957084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73499989509583">
                <text:p>0.873499989509583</text:p>
              </table:table-cell>
              <table:table-cell office:value-type="float" office:value="0.226999998092651">
                <text:p>0.226999998092651</text:p>
              </table:table-cell>
              <table:table-cell office:value-type="float" office:value="0.179000005125999">
                <text:p>0.179000005125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61999988555908">
                <text:p>0.861999988555908</text:p>
              </table:table-cell>
              <table:table-cell office:value-type="float" office:value="0.209499999880791">
                <text:p>0.209499999880791</text:p>
              </table:table-cell>
              <table:table-cell office:value-type="float" office:value="0.176499992609024">
                <text:p>0.1764999926090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3950001001358">
                <text:p>0.83950001001358</text:p>
              </table:table-cell>
              <table:table-cell office:value-type="float" office:value="0.212500005960464">
                <text:p>0.212500005960464</text:p>
              </table:table-cell>
              <table:table-cell office:value-type="float" office:value="0.181500002741814">
                <text:p>0.1815000027418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9000017642975">
                <text:p>0.869000017642975</text:p>
              </table:table-cell>
              <table:table-cell office:value-type="float" office:value="0.233999997377396">
                <text:p>0.233999997377396</text:p>
              </table:table-cell>
              <table:table-cell office:value-type="float" office:value="0.17399999499321">
                <text:p>0.173999994993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2500002384186">
                <text:p>0.872500002384186</text:p>
              </table:table-cell>
              <table:table-cell office:value-type="float" office:value="0.218999996781349">
                <text:p>0.218999996781349</text:p>
              </table:table-cell>
              <table:table-cell office:value-type="float" office:value="0.172999992966652">
                <text:p>0.1729999929666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59499990940094">
                <text:p>0.859499990940094</text:p>
              </table:table-cell>
              <table:table-cell office:value-type="float" office:value="0.208499997854233">
                <text:p>0.208499997854233</text:p>
              </table:table-cell>
              <table:table-cell office:value-type="float" office:value="0.171000003814697">
                <text:p>0.1710000038146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61500024795532">
                <text:p>0.861500024795532</text:p>
              </table:table-cell>
              <table:table-cell office:value-type="float" office:value="0.215000003576279">
                <text:p>0.215000003576279</text:p>
              </table:table-cell>
              <table:table-cell office:value-type="float" office:value="0.159500002861023">
                <text:p>0.1595000028610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56000006198883">
                <text:p>0.856000006198883</text:p>
              </table:table-cell>
              <table:table-cell office:value-type="float" office:value="0.200499996542931">
                <text:p>0.200499996542931</text:p>
              </table:table-cell>
              <table:table-cell office:value-type="float" office:value="0.159999996423721">
                <text:p>0.1599999964237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57999980449677">
                <text:p>0.857999980449677</text:p>
              </table:table-cell>
              <table:table-cell office:value-type="float" office:value="0.220500007271767">
                <text:p>0.220500007271767</text:p>
              </table:table-cell>
              <table:table-cell office:value-type="float" office:value="0.156499996781349">
                <text:p>0.1564999967813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3899998664856">
                <text:p>0.83899998664856</text:p>
              </table:table-cell>
              <table:table-cell office:value-type="float" office:value="0.196999996900559">
                <text:p>0.196999996900559</text:p>
              </table:table-cell>
              <table:table-cell office:value-type="float" office:value="0.158000007271767">
                <text:p>0.1580000072717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67500007152557">
                <text:p>0.867500007152557</text:p>
              </table:table-cell>
              <table:table-cell office:value-type="float" office:value="0.226500004529953">
                <text:p>0.226500004529953</text:p>
              </table:table-cell>
              <table:table-cell office:value-type="float" office:value="0.164000004529953">
                <text:p>0.1640000045299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64499986171722">
                <text:p>0.864499986171722</text:p>
              </table:table-cell>
              <table:table-cell office:value-type="float" office:value="0.222499996423721">
                <text:p>0.222499996423721</text:p>
              </table:table-cell>
              <table:table-cell office:value-type="float" office:value="0.160500004887581">
                <text:p>0.1605000048875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53999972343445">
                <text:p>0.853999972343445</text:p>
              </table:table-cell>
              <table:table-cell office:value-type="float" office:value="0.215499997138977">
                <text:p>0.215499997138977</text:p>
              </table:table-cell>
              <table:table-cell office:value-type="float" office:value="0.181500002741814">
                <text:p>0.1815000027418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55000019073486">
                <text:p>0.855000019073486</text:p>
              </table:table-cell>
              <table:table-cell office:value-type="float" office:value="0.225999996066093">
                <text:p>0.225999996066093</text:p>
              </table:table-cell>
              <table:table-cell office:value-type="float" office:value="0.159500002861023">
                <text:p>0.1595000028610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65000009536743">
                <text:p>0.865000009536743</text:p>
              </table:table-cell>
              <table:table-cell office:value-type="float" office:value="0.215000003576279">
                <text:p>0.215000003576279</text:p>
              </table:table-cell>
              <table:table-cell office:value-type="float" office:value="0.158000007271767">
                <text:p>0.1580000072717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55499982833862">
                <text:p>0.855499982833862</text:p>
              </table:table-cell>
              <table:table-cell office:value-type="float" office:value="0.221499994397163">
                <text:p>0.221499994397163</text:p>
              </table:table-cell>
              <table:table-cell office:value-type="float" office:value="0.180999994277954">
                <text:p>0.180999994277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61000001430512">
                <text:p>0.861000001430512</text:p>
              </table:table-cell>
              <table:table-cell office:value-type="float" office:value="0.211999997496605">
                <text:p>0.211999997496605</text:p>
              </table:table-cell>
              <table:table-cell office:value-type="float" office:value="0.184499993920326">
                <text:p>0.1844999939203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73000025749206">
                <text:p>0.873000025749206</text:p>
              </table:table-cell>
              <table:table-cell office:value-type="float" office:value="0.206499993801117">
                <text:p>0.206499993801117</text:p>
              </table:table-cell>
              <table:table-cell office:value-type="float" office:value="0.18299999833107">
                <text:p>0.182999998331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75">
                <text:p>0.875</text:p>
              </table:table-cell>
              <table:table-cell office:value-type="float" office:value="0.215499997138977">
                <text:p>0.215499997138977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75500023365021">
                <text:p>0.875500023365021</text:p>
              </table:table-cell>
              <table:table-cell office:value-type="float" office:value="0.219500005245209">
                <text:p>0.219500005245209</text:p>
              </table:table-cell>
              <table:table-cell office:value-type="float" office:value="0.175999999046326">
                <text:p>0.1759999990463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74000012874603">
                <text:p>0.874000012874603</text:p>
              </table:table-cell>
              <table:table-cell office:value-type="float" office:value="0.195500001311302">
                <text:p>0.195500001311302</text:p>
              </table:table-cell>
              <table:table-cell office:value-type="float" office:value="0.172999992966652">
                <text:p>0.1729999929666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75999987125397">
                <text:p>0.875999987125397</text:p>
              </table:table-cell>
              <table:table-cell office:value-type="float" office:value="0.230499997735023">
                <text:p>0.230499997735023</text:p>
              </table:table-cell>
              <table:table-cell office:value-type="float" office:value="0.170499995350838">
                <text:p>0.1704999953508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84999990463257">
                <text:p>0.884999990463257</text:p>
              </table:table-cell>
              <table:table-cell office:value-type="float" office:value="0.24099999666214">
                <text:p>0.24099999666214</text:p>
              </table:table-cell>
              <table:table-cell office:value-type="float" office:value="0.168500006198883">
                <text:p>0.1685000061988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83000016212463">
                <text:p>0.883000016212463</text:p>
              </table:table-cell>
              <table:table-cell office:value-type="float" office:value="0.229499995708466">
                <text:p>0.229499995708466</text:p>
              </table:table-cell>
              <table:table-cell office:value-type="float" office:value="0.144999995827675">
                <text:p>0.1449999958276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85500013828278">
                <text:p>0.885500013828278</text:p>
              </table:table-cell>
              <table:table-cell office:value-type="float" office:value="0.211500003933907">
                <text:p>0.211500003933907</text:p>
              </table:table-cell>
              <table:table-cell office:value-type="float" office:value="0.160999998450279">
                <text:p>0.1609999984502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62500011920929">
                <text:p>0.862500011920929</text:p>
              </table:table-cell>
              <table:table-cell office:value-type="float" office:value="0.216999992728233">
                <text:p>0.216999992728233</text:p>
              </table:table-cell>
              <table:table-cell office:value-type="float" office:value="0.164499998092651">
                <text:p>0.1644999980926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71500015258789">
                <text:p>0.871500015258789</text:p>
              </table:table-cell>
              <table:table-cell office:value-type="float" office:value="0.210500001907349">
                <text:p>0.210500001907349</text:p>
              </table:table-cell>
              <table:table-cell office:value-type="float" office:value="0.158999994397163">
                <text:p>0.1589999943971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77499997615814">
                <text:p>0.877499997615814</text:p>
              </table:table-cell>
              <table:table-cell office:value-type="float" office:value="0.207499995827675">
                <text:p>0.207499995827675</text:p>
              </table:table-cell>
              <table:table-cell office:value-type="float" office:value="0.151500001549721">
                <text:p>0.1515000015497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65499973297119">
                <text:p>0.865499973297119</text:p>
              </table:table-cell>
              <table:table-cell office:value-type="float" office:value="0.208000004291534">
                <text:p>0.208000004291534</text:p>
              </table:table-cell>
              <table:table-cell office:value-type="float" office:value="0.165000006556511">
                <text:p>0.1650000065565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88499975204468">
                <text:p>0.888499975204468</text:p>
              </table:table-cell>
              <table:table-cell office:value-type="float" office:value="0.204999998211861">
                <text:p>0.204999998211861</text:p>
              </table:table-cell>
              <table:table-cell office:value-type="float" office:value="0.158999994397163">
                <text:p>0.1589999943971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74499976634979">
                <text:p>0.874499976634979</text:p>
              </table:table-cell>
              <table:table-cell office:value-type="float" office:value="0.208499997854233">
                <text:p>0.208499997854233</text:p>
              </table:table-cell>
              <table:table-cell office:value-type="float" office:value="0.167999997735024">
                <text:p>0.1679999977350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87499988079071">
                <text:p>0.887499988079071</text:p>
              </table:table-cell>
              <table:table-cell office:value-type="float" office:value="0.225999996066093">
                <text:p>0.225999996066093</text:p>
              </table:table-cell>
              <table:table-cell office:value-type="float" office:value="0.156499996781349">
                <text:p>0.1564999967813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82000029087067">
                <text:p>0.882000029087067</text:p>
              </table:table-cell>
              <table:table-cell office:value-type="float" office:value="0.221499994397163">
                <text:p>0.221499994397163</text:p>
              </table:table-cell>
              <table:table-cell office:value-type="float" office:value="0.174999997019768">
                <text:p>0.1749999970197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89999985694885">
                <text:p>0.889999985694885</text:p>
              </table:table-cell>
              <table:table-cell office:value-type="float" office:value="0.195500001311302">
                <text:p>0.195500001311302</text:p>
              </table:table-cell>
              <table:table-cell office:value-type="float" office:value="0.177499994635582">
                <text:p>0.1774999946355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84999990463257">
                <text:p>0.884999990463257</text:p>
              </table:table-cell>
              <table:table-cell office:value-type="float" office:value="0.216499999165535">
                <text:p>0.216499999165535</text:p>
              </table:table-cell>
              <table:table-cell office:value-type="float" office:value="0.173500001430512">
                <text:p>0.1735000014305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79499971866608">
                <text:p>0.879499971866608</text:p>
              </table:table-cell>
              <table:table-cell office:value-type="float" office:value="0.216999992728233">
                <text:p>0.216999992728233</text:p>
              </table:table-cell>
              <table:table-cell office:value-type="float" office:value="0.166500002145767">
                <text:p>0.1665000021457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80999982357025">
                <text:p>0.880999982357025</text:p>
              </table:table-cell>
              <table:table-cell office:value-type="float" office:value="0.209999993443489">
                <text:p>0.209999993443489</text:p>
              </table:table-cell>
              <table:table-cell office:value-type="float" office:value="0.187999993562698">
                <text:p>0.1879999935626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80500018596649">
                <text:p>0.880500018596649</text:p>
              </table:table-cell>
              <table:table-cell office:value-type="float" office:value="0.206499993801117">
                <text:p>0.206499993801117</text:p>
              </table:table-cell>
              <table:table-cell office:value-type="float" office:value="0.171000003814697">
                <text:p>0.171000003814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84500026702881">
                <text:p>0.884500026702881</text:p>
              </table:table-cell>
              <table:table-cell office:value-type="float" office:value="0.20550000667572">
                <text:p>0.20550000667572</text:p>
              </table:table-cell>
              <table:table-cell office:value-type="float" office:value="0.187999993562698">
                <text:p>0.1879999935626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84500026702881">
                <text:p>0.884500026702881</text:p>
              </table:table-cell>
              <table:table-cell office:value-type="float" office:value="0.211500003933907">
                <text:p>0.211500003933907</text:p>
              </table:table-cell>
              <table:table-cell office:value-type="float" office:value="0.178000003099442">
                <text:p>0.1780000030994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79000008106232">
                <text:p>0.879000008106232</text:p>
              </table:table-cell>
              <table:table-cell office:value-type="float" office:value="0.224500000476837">
                <text:p>0.224500000476837</text:p>
              </table:table-cell>
              <table:table-cell office:value-type="float" office:value="0.17849999666214">
                <text:p>0.178499996662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84999990463257">
                <text:p>0.884999990463257</text:p>
              </table:table-cell>
              <table:table-cell office:value-type="float" office:value="0.220500007271767">
                <text:p>0.220500007271767</text:p>
              </table:table-cell>
              <table:table-cell office:value-type="float" office:value="0.187000006437302">
                <text:p>0.1870000064373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0499997138977">
                <text:p>0.90499997138977</text:p>
              </table:table-cell>
              <table:table-cell office:value-type="float" office:value="0.203500002622604">
                <text:p>0.203500002622604</text:p>
              </table:table-cell>
              <table:table-cell office:value-type="float" office:value="0.178000003099442">
                <text:p>0.1780000030994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92499983310699">
                <text:p>0.892499983310699</text:p>
              </table:table-cell>
              <table:table-cell office:value-type="float" office:value="0.206000000238419">
                <text:p>0.206000000238419</text:p>
              </table:table-cell>
              <table:table-cell office:value-type="float" office:value="0.184499993920326">
                <text:p>0.1844999939203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85999977588654">
                <text:p>0.885999977588654</text:p>
              </table:table-cell>
              <table:table-cell office:value-type="float" office:value="0.212999999523163">
                <text:p>0.212999999523163</text:p>
              </table:table-cell>
              <table:table-cell office:value-type="float" office:value="0.170000001788139">
                <text:p>0.1700000017881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79499971866608">
                <text:p>0.879499971866608</text:p>
              </table:table-cell>
              <table:table-cell office:value-type="float" office:value="0.218500003218651">
                <text:p>0.218500003218651</text:p>
              </table:table-cell>
              <table:table-cell office:value-type="float" office:value="0.175999999046326">
                <text:p>0.1759999990463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75500023365021">
                <text:p>0.875500023365021</text:p>
              </table:table-cell>
              <table:table-cell office:value-type="float" office:value="0.228499993681908">
                <text:p>0.228499993681908</text:p>
              </table:table-cell>
              <table:table-cell office:value-type="float" office:value="0.16949999332428">
                <text:p>0.169499993324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75500023365021">
                <text:p>0.875500023365021</text:p>
              </table:table-cell>
              <table:table-cell office:value-type="float" office:value="0.201499998569489">
                <text:p>0.201499998569489</text:p>
              </table:table-cell>
              <table:table-cell office:value-type="float" office:value="0.168999999761581">
                <text:p>0.1689999997615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74000012874603">
                <text:p>0.874000012874603</text:p>
              </table:table-cell>
              <table:table-cell office:value-type="float" office:value="0.219999998807907">
                <text:p>0.219999998807907</text:p>
              </table:table-cell>
              <table:table-cell office:value-type="float" office:value="0.168999999761581">
                <text:p>0.1689999997615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93499970436096">
                <text:p>0.893499970436096</text:p>
              </table:table-cell>
              <table:table-cell office:value-type="float" office:value="0.200499996542931">
                <text:p>0.200499996542931</text:p>
              </table:table-cell>
              <table:table-cell office:value-type="float" office:value="0.180500000715256">
                <text:p>0.1805000007152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83000016212463">
                <text:p>0.883000016212463</text:p>
              </table:table-cell>
              <table:table-cell office:value-type="float" office:value="0.215000003576279">
                <text:p>0.215000003576279</text:p>
              </table:table-cell>
              <table:table-cell office:value-type="float" office:value="0.175500005483627">
                <text:p>0.1755000054836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84999990463257">
                <text:p>0.884999990463257</text:p>
              </table:table-cell>
              <table:table-cell office:value-type="float" office:value="0.217500001192093">
                <text:p>0.217500001192093</text:p>
              </table:table-cell>
              <table:table-cell office:value-type="float" office:value="0.170499995350838">
                <text:p>0.1704999953508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80999982357025">
                <text:p>0.880999982357025</text:p>
              </table:table-cell>
              <table:table-cell office:value-type="float" office:value="0.224500000476837">
                <text:p>0.224500000476837</text:p>
              </table:table-cell>
              <table:table-cell office:value-type="float" office:value="0.168500006198883">
                <text:p>0.1685000061988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79499971866608">
                <text:p>0.879499971866608</text:p>
              </table:table-cell>
              <table:table-cell office:value-type="float" office:value="0.228000000119209">
                <text:p>0.228000000119209</text:p>
              </table:table-cell>
              <table:table-cell office:value-type="float" office:value="0.164000004529953">
                <text:p>0.1640000045299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77499997615814">
                <text:p>0.877499997615814</text:p>
              </table:table-cell>
              <table:table-cell office:value-type="float" office:value="0.229499995708466">
                <text:p>0.229499995708466</text:p>
              </table:table-cell>
              <table:table-cell office:value-type="float" office:value="0.173500001430512">
                <text:p>0.1735000014305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71500015258789">
                <text:p>0.871500015258789</text:p>
              </table:table-cell>
              <table:table-cell office:value-type="float" office:value="0.228499993681908">
                <text:p>0.228499993681908</text:p>
              </table:table-cell>
              <table:table-cell office:value-type="float" office:value="0.200499996542931">
                <text:p>0.2004999965429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76500010490418">
                <text:p>0.876500010490418</text:p>
              </table:table-cell>
              <table:table-cell office:value-type="float" office:value="0.206499993801117">
                <text:p>0.206499993801117</text:p>
              </table:table-cell>
              <table:table-cell office:value-type="float" office:value="0.187000006437302">
                <text:p>0.1870000064373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71500015258789">
                <text:p>0.871500015258789</text:p>
              </table:table-cell>
              <table:table-cell office:value-type="float" office:value="0.212999999523163">
                <text:p>0.212999999523163</text:p>
              </table:table-cell>
              <table:table-cell office:value-type="float" office:value="0.180500000715256">
                <text:p>0.1805000007152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89999985694885">
                <text:p>0.889999985694885</text:p>
              </table:table-cell>
              <table:table-cell office:value-type="float" office:value="0.199000000953674">
                <text:p>0.199000000953674</text:p>
              </table:table-cell>
              <table:table-cell office:value-type="float" office:value="0.160500004887581">
                <text:p>0.1605000048875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97000014781952">
                <text:p>0.897000014781952</text:p>
              </table:table-cell>
              <table:table-cell office:value-type="float" office:value="0.204500004649162">
                <text:p>0.204500004649162</text:p>
              </table:table-cell>
              <table:table-cell office:value-type="float" office:value="0.17849999666214">
                <text:p>0.178499996662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75500023365021">
                <text:p>0.875500023365021</text:p>
              </table:table-cell>
              <table:table-cell office:value-type="float" office:value="0.214499995112419">
                <text:p>0.214499995112419</text:p>
              </table:table-cell>
              <table:table-cell office:value-type="float" office:value="0.166500002145767">
                <text:p>0.1665000021457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95500004291534">
                <text:p>0.895500004291534</text:p>
              </table:table-cell>
              <table:table-cell office:value-type="float" office:value="0.219999998807907">
                <text:p>0.219999998807907</text:p>
              </table:table-cell>
              <table:table-cell office:value-type="float" office:value="0.193000003695488">
                <text:p>0.1930000036954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96499991416931">
                <text:p>0.896499991416931</text:p>
              </table:table-cell>
              <table:table-cell office:value-type="float" office:value="0.214000001549721">
                <text:p>0.214000001549721</text:p>
              </table:table-cell>
              <table:table-cell office:value-type="float" office:value="0.194499999284744">
                <text:p>0.1944999992847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97000014781952">
                <text:p>0.897000014781952</text:p>
              </table:table-cell>
              <table:table-cell office:value-type="float" office:value="0.196999996900559">
                <text:p>0.196999996900559</text:p>
              </table:table-cell>
              <table:table-cell office:value-type="float" office:value="0.173500001430512">
                <text:p>0.1735000014305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78000020980835">
                <text:p>0.878000020980835</text:p>
              </table:table-cell>
              <table:table-cell office:value-type="float" office:value="0.177000001072884">
                <text:p>0.177000001072884</text:p>
              </table:table-cell>
              <table:table-cell office:value-type="float" office:value="0.158000007271767">
                <text:p>0.1580000072717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88499975204468">
                <text:p>0.888499975204468</text:p>
              </table:table-cell>
              <table:table-cell office:value-type="float" office:value="0.213499993085861">
                <text:p>0.213499993085861</text:p>
              </table:table-cell>
              <table:table-cell office:value-type="float" office:value="0.164499998092651">
                <text:p>0.164499998092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78499984741211">
                <text:p>0.878499984741211</text:p>
              </table:table-cell>
              <table:table-cell office:value-type="float" office:value="0.224999994039536">
                <text:p>0.224999994039536</text:p>
              </table:table-cell>
              <table:table-cell office:value-type="float" office:value="0.171499997377396">
                <text:p>0.1714999973773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91499996185303">
                <text:p>0.891499996185303</text:p>
              </table:table-cell>
              <table:table-cell office:value-type="float" office:value="0.20550000667572">
                <text:p>0.20550000667572</text:p>
              </table:table-cell>
              <table:table-cell office:value-type="float" office:value="0.165500000119209">
                <text:p>0.1655000001192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99999976158142">
                <text:p>0.899999976158142</text:p>
              </table:table-cell>
              <table:table-cell office:value-type="float" office:value="0.212999999523163">
                <text:p>0.212999999523163</text:p>
              </table:table-cell>
              <table:table-cell office:value-type="float" office:value="0.178000003099442">
                <text:p>0.1780000030994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82000029087067">
                <text:p>0.882000029087067</text:p>
              </table:table-cell>
              <table:table-cell office:value-type="float" office:value="0.210500001907349">
                <text:p>0.210500001907349</text:p>
              </table:table-cell>
              <table:table-cell office:value-type="float" office:value="0.180999994277954">
                <text:p>0.1809999942779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8400000333786">
                <text:p>0.88400000333786</text:p>
              </table:table-cell>
              <table:table-cell office:value-type="float" office:value="0.203999996185303">
                <text:p>0.203999996185303</text:p>
              </table:table-cell>
              <table:table-cell office:value-type="float" office:value="0.179499998688698">
                <text:p>0.1794999986886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84999990463257">
                <text:p>0.884999990463257</text:p>
              </table:table-cell>
              <table:table-cell office:value-type="float" office:value="0.20100000500679">
                <text:p>0.20100000500679</text:p>
              </table:table-cell>
              <table:table-cell office:value-type="float" office:value="0.158999994397163">
                <text:p>0.1589999943971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9300000667572">
                <text:p>0.89300000667572</text:p>
              </table:table-cell>
              <table:table-cell office:value-type="float" office:value="0.214000001549721">
                <text:p>0.214000001549721</text:p>
              </table:table-cell>
              <table:table-cell office:value-type="float" office:value="0.182500004768372">
                <text:p>0.1825000047683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79999995231628">
                <text:p>0.879999995231628</text:p>
              </table:table-cell>
              <table:table-cell office:value-type="float" office:value="0.203500002622604">
                <text:p>0.203500002622604</text:p>
              </table:table-cell>
              <table:table-cell office:value-type="float" office:value="0.160500004887581">
                <text:p>0.1605000048875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87499988079071">
                <text:p>0.887499988079071</text:p>
              </table:table-cell>
              <table:table-cell office:value-type="float" office:value="0.218500003218651">
                <text:p>0.218500003218651</text:p>
              </table:table-cell>
              <table:table-cell office:value-type="float" office:value="0.171000003814697">
                <text:p>0.1710000038146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65499973297119">
                <text:p>0.865499973297119</text:p>
              </table:table-cell>
              <table:table-cell office:value-type="float" office:value="0.210500001907349">
                <text:p>0.210500001907349</text:p>
              </table:table-cell>
              <table:table-cell office:value-type="float" office:value="0.165999993681908">
                <text:p>0.1659999936819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85999977588654">
                <text:p>0.885999977588654</text:p>
              </table:table-cell>
              <table:table-cell office:value-type="float" office:value="0.223499998450279">
                <text:p>0.223499998450279</text:p>
              </table:table-cell>
              <table:table-cell office:value-type="float" office:value="0.173500001430512">
                <text:p>0.1735000014305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00499999523163">
                <text:p>0.900499999523163</text:p>
              </table:table-cell>
              <table:table-cell office:value-type="float" office:value="0.221000000834465">
                <text:p>0.221000000834465</text:p>
              </table:table-cell>
              <table:table-cell office:value-type="float" office:value="0.179499998688698">
                <text:p>0.1794999986886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82000029087067">
                <text:p>0.882000029087067</text:p>
              </table:table-cell>
              <table:table-cell office:value-type="float" office:value="0.222499996423721">
                <text:p>0.222499996423721</text:p>
              </table:table-cell>
              <table:table-cell office:value-type="float" office:value="0.168999999761581">
                <text:p>0.1689999997615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88499975204468">
                <text:p>0.888499975204468</text:p>
              </table:table-cell>
              <table:table-cell office:value-type="float" office:value="0.216000005602837">
                <text:p>0.216000005602837</text:p>
              </table:table-cell>
              <table:table-cell office:value-type="float" office:value="0.18350000679493">
                <text:p>0.183500006794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08999979496002">
                <text:p>0.908999979496002</text:p>
              </table:table-cell>
              <table:table-cell office:value-type="float" office:value="0.210500001907349">
                <text:p>0.210500001907349</text:p>
              </table:table-cell>
              <table:table-cell office:value-type="float" office:value="0.170000001788139">
                <text:p>0.1700000017881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82000029087067">
                <text:p>0.882000029087067</text:p>
              </table:table-cell>
              <table:table-cell office:value-type="float" office:value="0.223000004887581">
                <text:p>0.223000004887581</text:p>
              </table:table-cell>
              <table:table-cell office:value-type="float" office:value="0.18350000679493">
                <text:p>0.183500006794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82000029087067">
                <text:p>0.882000029087067</text:p>
              </table:table-cell>
              <table:table-cell office:value-type="float" office:value="0.215000003576279">
                <text:p>0.215000003576279</text:p>
              </table:table-cell>
              <table:table-cell office:value-type="float" office:value="0.172999992966652">
                <text:p>0.1729999929666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94999980926514">
                <text:p>0.894999980926514</text:p>
              </table:table-cell>
              <table:table-cell office:value-type="float" office:value="0.20100000500679">
                <text:p>0.20100000500679</text:p>
              </table:table-cell>
              <table:table-cell office:value-type="float" office:value="0.165000006556511">
                <text:p>0.1650000065565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92499983310699">
                <text:p>0.892499983310699</text:p>
              </table:table-cell>
              <table:table-cell office:value-type="float" office:value="0.217999994754791">
                <text:p>0.217999994754791</text:p>
              </table:table-cell>
              <table:table-cell office:value-type="float" office:value="0.174999997019768">
                <text:p>0.1749999970197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81500005722046">
                <text:p>0.881500005722046</text:p>
              </table:table-cell>
              <table:table-cell office:value-type="float" office:value="0.207499995827675">
                <text:p>0.207499995827675</text:p>
              </table:table-cell>
              <table:table-cell office:value-type="float" office:value="0.194000005722046">
                <text:p>0.1940000057220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74499976634979">
                <text:p>0.874499976634979</text:p>
              </table:table-cell>
              <table:table-cell office:value-type="float" office:value="0.197500005364418">
                <text:p>0.197500005364418</text:p>
              </table:table-cell>
              <table:table-cell office:value-type="float" office:value="0.195500001311302">
                <text:p>0.1955000013113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84999990463257">
                <text:p>0.884999990463257</text:p>
              </table:table-cell>
              <table:table-cell office:value-type="float" office:value="0.221000000834465">
                <text:p>0.221000000834465</text:p>
              </table:table-cell>
              <table:table-cell office:value-type="float" office:value="0.198500007390976">
                <text:p>0.1985000073909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98500025272369">
                <text:p>0.898500025272369</text:p>
              </table:table-cell>
              <table:table-cell office:value-type="float" office:value="0.221000000834465">
                <text:p>0.221000000834465</text:p>
              </table:table-cell>
              <table:table-cell office:value-type="float" office:value="0.173500001430512">
                <text:p>0.1735000014305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03500020503998">
                <text:p>0.903500020503998</text:p>
              </table:table-cell>
              <table:table-cell office:value-type="float" office:value="0.210999995470047">
                <text:p>0.210999995470047</text:p>
              </table:table-cell>
              <table:table-cell office:value-type="float" office:value="0.179000005125999">
                <text:p>0.1790000051259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07000005245209">
                <text:p>0.907000005245209</text:p>
              </table:table-cell>
              <table:table-cell office:value-type="float" office:value="0.197500005364418">
                <text:p>0.197500005364418</text:p>
              </table:table-cell>
              <table:table-cell office:value-type="float" office:value="0.177499994635582">
                <text:p>0.1774999946355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95500004291534">
                <text:p>0.895500004291534</text:p>
              </table:table-cell>
              <table:table-cell office:value-type="float" office:value="0.215499997138977">
                <text:p>0.215499997138977</text:p>
              </table:table-cell>
              <table:table-cell office:value-type="float" office:value="0.163000002503395">
                <text:p>0.1630000025033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94500017166138">
                <text:p>0.894500017166138</text:p>
              </table:table-cell>
              <table:table-cell office:value-type="float" office:value="0.211999997496605">
                <text:p>0.211999997496605</text:p>
              </table:table-cell>
              <table:table-cell office:value-type="float" office:value="0.179000005125999">
                <text:p>0.1790000051259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95500004291534">
                <text:p>0.895500004291534</text:p>
              </table:table-cell>
              <table:table-cell office:value-type="float" office:value="0.202000007033348">
                <text:p>0.202000007033348</text:p>
              </table:table-cell>
              <table:table-cell office:value-type="float" office:value="0.164000004529953">
                <text:p>0.1640000045299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87000024318695">
                <text:p>0.887000024318695</text:p>
              </table:table-cell>
              <table:table-cell office:value-type="float" office:value="0.212999999523163">
                <text:p>0.212999999523163</text:p>
              </table:table-cell>
              <table:table-cell office:value-type="float" office:value="0.175500005483627">
                <text:p>0.1755000054836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93999993801117">
                <text:p>0.893999993801117</text:p>
              </table:table-cell>
              <table:table-cell office:value-type="float" office:value="0.197999998927116">
                <text:p>0.197999998927116</text:p>
              </table:table-cell>
              <table:table-cell office:value-type="float" office:value="0.159500002861023">
                <text:p>0.1595000028610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08500015735626">
                <text:p>0.908500015735626</text:p>
              </table:table-cell>
              <table:table-cell office:value-type="float" office:value="0.20550000667572">
                <text:p>0.20550000667572</text:p>
              </table:table-cell>
              <table:table-cell office:value-type="float" office:value="0.156000003218651">
                <text:p>0.1560000032186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88499975204468">
                <text:p>0.888499975204468</text:p>
              </table:table-cell>
              <table:table-cell office:value-type="float" office:value="0.211999997496605">
                <text:p>0.211999997496605</text:p>
              </table:table-cell>
              <table:table-cell office:value-type="float" office:value="0.172499999403954">
                <text:p>0.1724999994039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93999993801117">
                <text:p>0.893999993801117</text:p>
              </table:table-cell>
              <table:table-cell office:value-type="float" office:value="0.211500003933907">
                <text:p>0.211500003933907</text:p>
              </table:table-cell>
              <table:table-cell office:value-type="float" office:value="0.165999993681908">
                <text:p>0.1659999936819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90500009059906">
                <text:p>0.890500009059906</text:p>
              </table:table-cell>
              <table:table-cell office:value-type="float" office:value="0.228000000119209">
                <text:p>0.228000000119209</text:p>
              </table:table-cell>
              <table:table-cell office:value-type="float" office:value="0.168500006198883">
                <text:p>0.1685000061988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98000001907349">
                <text:p>0.898000001907349</text:p>
              </table:table-cell>
              <table:table-cell office:value-type="float" office:value="0.207000002264976">
                <text:p>0.207000002264976</text:p>
              </table:table-cell>
              <table:table-cell office:value-type="float" office:value="0.167999997735024">
                <text:p>0.1679999977350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99500012397766">
                <text:p>0.899500012397766</text:p>
              </table:table-cell>
              <table:table-cell office:value-type="float" office:value="0.213499993085861">
                <text:p>0.213499993085861</text:p>
              </table:table-cell>
              <table:table-cell office:value-type="float" office:value="0.181999996304512">
                <text:p>0.1819999963045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94999980926514">
                <text:p>0.894999980926514</text:p>
              </table:table-cell>
              <table:table-cell office:value-type="float" office:value="0.224999994039536">
                <text:p>0.224999994039536</text:p>
              </table:table-cell>
              <table:table-cell office:value-type="float" office:value="0.159500002861023">
                <text:p>0.1595000028610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0149998664856">
                <text:p>0.90149998664856</text:p>
              </table:table-cell>
              <table:table-cell office:value-type="float" office:value="0.208000004291534">
                <text:p>0.208000004291534</text:p>
              </table:table-cell>
              <table:table-cell office:value-type="float" office:value="0.172499999403954">
                <text:p>0.1724999994039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98000001907349">
                <text:p>0.898000001907349</text:p>
              </table:table-cell>
              <table:table-cell office:value-type="float" office:value="0.204500004649162">
                <text:p>0.204500004649162</text:p>
              </table:table-cell>
              <table:table-cell office:value-type="float" office:value="0.172499999403954">
                <text:p>0.1724999994039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05499994754791">
                <text:p>0.905499994754791</text:p>
              </table:table-cell>
              <table:table-cell office:value-type="float" office:value="0.210999995470047">
                <text:p>0.210999995470047</text:p>
              </table:table-cell>
              <table:table-cell office:value-type="float" office:value="0.162499994039536">
                <text:p>0.1624999940395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96000027656555">
                <text:p>0.896000027656555</text:p>
              </table:table-cell>
              <table:table-cell office:value-type="float" office:value="0.207000002264976">
                <text:p>0.207000002264976</text:p>
              </table:table-cell>
              <table:table-cell office:value-type="float" office:value="0.162499994039536">
                <text:p>0.1624999940395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2499983310699">
                <text:p>0.892499983310699</text:p>
              </table:table-cell>
              <table:table-cell office:value-type="float" office:value="0.202000007033348">
                <text:p>0.202000007033348</text:p>
              </table:table-cell>
              <table:table-cell office:value-type="float" office:value="0.165000006556511">
                <text:p>0.1650000065565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91499996185303">
                <text:p>0.891499996185303</text:p>
              </table:table-cell>
              <table:table-cell office:value-type="float" office:value="0.196999996900559">
                <text:p>0.196999996900559</text:p>
              </table:table-cell>
              <table:table-cell office:value-type="float" office:value="0.177000001072884">
                <text:p>0.1770000010728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94999980926514">
                <text:p>0.894999980926514</text:p>
              </table:table-cell>
              <table:table-cell office:value-type="float" office:value="0.202000007033348">
                <text:p>0.202000007033348</text:p>
              </table:table-cell>
              <table:table-cell office:value-type="float" office:value="0.172999992966652">
                <text:p>0.1729999929666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95500004291534">
                <text:p>0.895500004291534</text:p>
              </table:table-cell>
              <table:table-cell office:value-type="float" office:value="0.217500001192093">
                <text:p>0.217500001192093</text:p>
              </table:table-cell>
              <table:table-cell office:value-type="float" office:value="0.158000007271767">
                <text:p>0.1580000072717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91499996185303">
                <text:p>0.891499996185303</text:p>
              </table:table-cell>
              <table:table-cell office:value-type="float" office:value="0.224500000476837">
                <text:p>0.224500000476837</text:p>
              </table:table-cell>
              <table:table-cell office:value-type="float" office:value="0.172000005841255">
                <text:p>0.1720000058412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0499997138977">
                <text:p>0.90499997138977</text:p>
              </table:table-cell>
              <table:table-cell office:value-type="float" office:value="0.224500000476837">
                <text:p>0.224500000476837</text:p>
              </table:table-cell>
              <table:table-cell office:value-type="float" office:value="0.175500005483627">
                <text:p>0.1755000054836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00499999523163">
                <text:p>0.900499999523163</text:p>
              </table:table-cell>
              <table:table-cell office:value-type="float" office:value="0.225500002503395">
                <text:p>0.225500002503395</text:p>
              </table:table-cell>
              <table:table-cell office:value-type="float" office:value="0.165999993681908">
                <text:p>0.1659999936819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89500021934509">
                <text:p>0.889500021934509</text:p>
              </table:table-cell>
              <table:table-cell office:value-type="float" office:value="0.209000006318092">
                <text:p>0.209000006318092</text:p>
              </table:table-cell>
              <table:table-cell office:value-type="float" office:value="0.165500000119209">
                <text:p>0.1655000001192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96000027656555">
                <text:p>0.896000027656555</text:p>
              </table:table-cell>
              <table:table-cell office:value-type="float" office:value="0.221499994397163">
                <text:p>0.221499994397163</text:p>
              </table:table-cell>
              <table:table-cell office:value-type="float" office:value="0.175999999046326">
                <text:p>0.1759999990463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0200001001358">
                <text:p>0.90200001001358</text:p>
              </table:table-cell>
              <table:table-cell office:value-type="float" office:value="0.208499997854233">
                <text:p>0.208499997854233</text:p>
              </table:table-cell>
              <table:table-cell office:value-type="float" office:value="0.174999997019768">
                <text:p>0.1749999970197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99500012397766">
                <text:p>0.899500012397766</text:p>
              </table:table-cell>
              <table:table-cell office:value-type="float" office:value="0.219999998807907">
                <text:p>0.219999998807907</text:p>
              </table:table-cell>
              <table:table-cell office:value-type="float" office:value="0.179000005125999">
                <text:p>0.179000005125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